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monospace" svg:font-family="monospace"/>
    <style:font-face style:name="monospace1" svg:font-family="monospace, monospace"/>
  </office:font-face-decls>
  <office:automatic-styles>
    <style:style style:name="P1" style:family="paragraph" style:parent-style-name="Standard">
      <style:text-properties officeooo:paragraph-rsid="00059fae"/>
    </style:style>
    <style:style style:name="P2" style:family="paragraph" style:parent-style-name="Standard">
      <style:text-properties officeooo:rsid="001beaef" officeooo:paragraph-rsid="0014eb6f"/>
    </style:style>
    <style:style style:name="P3" style:family="paragraph" style:parent-style-name="Standard">
      <style:text-properties officeooo:paragraph-rsid="004a222f"/>
    </style:style>
    <style:style style:name="P4" style:family="paragraph" style:parent-style-name="Standard">
      <style:text-properties officeooo:paragraph-rsid="00784d4d"/>
    </style:style>
    <style:style style:name="P5" style:family="paragraph" style:parent-style-name="Standard">
      <style:text-properties officeooo:paragraph-rsid="00a7c3f5"/>
    </style:style>
    <style:style style:name="P6" style:family="paragraph" style:parent-style-name="Standard">
      <style:text-properties officeooo:rsid="00be649b" officeooo:paragraph-rsid="00be649b"/>
    </style:style>
    <style:style style:name="P7" style:family="paragraph" style:parent-style-name="Standard">
      <style:text-properties officeooo:rsid="00be649b" officeooo:paragraph-rsid="00becc09"/>
    </style:style>
    <style:style style:name="P8" style:family="paragraph" style:parent-style-name="Standard">
      <style:text-properties officeooo:rsid="00be649b" officeooo:paragraph-rsid="00c3bc97"/>
    </style:style>
    <style:style style:name="P9" style:family="paragraph" style:parent-style-name="Standard">
      <style:text-properties officeooo:rsid="00ce6399" officeooo:paragraph-rsid="00c3bc97"/>
    </style:style>
    <style:style style:name="P10" style:family="paragraph" style:parent-style-name="Standard">
      <style:text-properties officeooo:rsid="00e7de25" officeooo:paragraph-rsid="00e7de25"/>
    </style:style>
    <style:style style:name="P11" style:family="paragraph" style:parent-style-name="Standard">
      <style:text-properties officeooo:rsid="00e7de25" officeooo:paragraph-rsid="012eb579"/>
    </style:style>
    <style:style style:name="P12" style:family="paragraph" style:parent-style-name="Standard">
      <style:text-properties officeooo:rsid="0109396e" officeooo:paragraph-rsid="0109396e"/>
    </style:style>
    <style:style style:name="P13" style:family="paragraph" style:parent-style-name="Standard">
      <style:text-properties officeooo:rsid="0109396e" officeooo:paragraph-rsid="01138519"/>
    </style:style>
    <style:style style:name="P14" style:family="paragraph" style:parent-style-name="Standard">
      <style:text-properties officeooo:rsid="0109396e" officeooo:paragraph-rsid="01345765"/>
    </style:style>
    <style:style style:name="P15" style:family="paragraph" style:parent-style-name="Standard">
      <style:text-properties officeooo:rsid="010b0b04" officeooo:paragraph-rsid="0109396e"/>
    </style:style>
    <style:style style:name="P16" style:family="paragraph" style:parent-style-name="Standard">
      <style:text-properties officeooo:rsid="010b0b04" officeooo:paragraph-rsid="010b0b04"/>
    </style:style>
    <style:style style:name="P17" style:family="paragraph" style:parent-style-name="Standard">
      <style:text-properties officeooo:rsid="010b0b04" officeooo:paragraph-rsid="01872335"/>
    </style:style>
    <style:style style:name="P18" style:family="paragraph" style:parent-style-name="Standard">
      <style:text-properties officeooo:rsid="010b0b04" officeooo:paragraph-rsid="018012f9"/>
    </style:style>
    <style:style style:name="P19" style:family="paragraph" style:parent-style-name="Standard">
      <style:text-properties officeooo:rsid="0115108d" officeooo:paragraph-rsid="0115108d"/>
    </style:style>
    <style:style style:name="P20" style:family="paragraph" style:parent-style-name="Standard">
      <style:text-properties officeooo:rsid="01190314" officeooo:paragraph-rsid="01190314"/>
    </style:style>
    <style:style style:name="P21" style:family="paragraph" style:parent-style-name="Standard">
      <style:text-properties officeooo:rsid="012205f8" officeooo:paragraph-rsid="012205f8"/>
    </style:style>
    <style:style style:name="P22" style:family="paragraph" style:parent-style-name="Standard">
      <style:text-properties officeooo:rsid="012b0d67" officeooo:paragraph-rsid="012b0d67"/>
    </style:style>
    <style:style style:name="P23"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24" style:family="paragraph" style:parent-style-name="Standard">
      <style:text-properties officeooo:rsid="014de422" officeooo:paragraph-rsid="014de422"/>
    </style:style>
    <style:style style:name="P25" style:family="paragraph" style:parent-style-name="Standard">
      <style:text-properties officeooo:rsid="014de422" officeooo:paragraph-rsid="01673630"/>
    </style:style>
    <style:style style:name="P26" style:family="paragraph" style:parent-style-name="Standard">
      <style:text-properties officeooo:rsid="015af96d" officeooo:paragraph-rsid="015af96d"/>
    </style:style>
    <style:style style:name="P27" style:family="paragraph" style:parent-style-name="Standard">
      <style:text-properties fo:font-weight="bold" officeooo:rsid="0179525b" officeooo:paragraph-rsid="0179525b" style:font-weight-asian="bold" style:font-weight-complex="bold"/>
    </style:style>
    <style:style style:name="P28" style:family="paragraph" style:parent-style-name="Standard">
      <style:text-properties fo:font-weight="bold" officeooo:rsid="010b0b04" officeooo:paragraph-rsid="0109396e" style:font-weight-asian="bold" style:font-weight-complex="bold"/>
    </style:style>
    <style:style style:name="P29" style:family="paragraph" style:parent-style-name="Standard">
      <style:text-properties fo:font-weight="bold" officeooo:rsid="010b0b04" officeooo:paragraph-rsid="018198b5" style:font-weight-asian="bold" style:font-weight-complex="bold"/>
    </style:style>
    <style:style style:name="P30" style:family="paragraph" style:parent-style-name="Standard">
      <style:text-properties fo:font-weight="bold" officeooo:rsid="010b0b04" officeooo:paragraph-rsid="018012f9" style:font-weight-asian="bold" style:font-weight-complex="bold"/>
    </style:style>
    <style:style style:name="P31" style:family="paragraph" style:parent-style-name="Standard">
      <style:text-properties fo:font-weight="bold" officeooo:rsid="0181d29f" officeooo:paragraph-rsid="0181d29f" style:font-weight-asian="bold" style:font-weight-complex="bold"/>
    </style:style>
    <style:style style:name="P32" style:family="paragraph" style:parent-style-name="Standard">
      <style:text-properties officeooo:rsid="01794960" officeooo:paragraph-rsid="01794960"/>
    </style:style>
    <style:style style:name="P33" style:family="paragraph" style:parent-style-name="Standard">
      <style:text-properties officeooo:paragraph-rsid="017ab73e"/>
    </style:style>
    <style:style style:name="P34" style:family="paragraph" style:parent-style-name="Standard">
      <style:text-properties officeooo:rsid="018012f9" officeooo:paragraph-rsid="018012f9"/>
    </style:style>
    <style:style style:name="P35" style:family="paragraph" style:parent-style-name="Standard">
      <style:text-properties officeooo:rsid="018198b5" officeooo:paragraph-rsid="018198b5"/>
    </style:style>
    <style:style style:name="P36" style:family="paragraph" style:parent-style-name="Standard">
      <style:text-properties officeooo:rsid="0181d29f" officeooo:paragraph-rsid="0181d29f"/>
    </style:style>
    <style:style style:name="P3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3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3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19f60ed" style:text-blinking="false" fo:background-color="transparent"/>
    </style:style>
    <style:style style:name="P4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1c8f85d" style:text-blinking="false" fo:background-color="transparent"/>
    </style:style>
    <style:style style:name="P4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9f60ed" officeooo:paragraph-rsid="019f60ed" style:text-blinking="false" fo:background-color="transparent"/>
    </style:style>
    <style:style style:name="P4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b633fe" officeooo:paragraph-rsid="01b633fe" style:text-blinking="false" fo:background-color="transparent"/>
    </style:style>
    <style:style style:name="P4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cd6d74" officeooo:paragraph-rsid="01cd6d74" style:text-blinking="false" fo:background-color="transparent"/>
    </style:style>
    <style:style style:name="P4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de59a3" style:text-blinking="false" fo:background-color="transparent"/>
    </style:style>
    <style:style style:name="P4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edf00e" style:text-blinking="false" fo:background-color="transparent"/>
    </style:style>
    <style:style style:name="P4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ee6a03" style:text-blinking="false" fo:background-color="transparent"/>
    </style:style>
    <style:style style:name="P4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702db0" officeooo:paragraph-rsid="01f7abaa" style:text-blinking="false" fo:background-color="transparent"/>
    </style:style>
    <style:style style:name="P4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206ef5" officeooo:paragraph-rsid="01de59a3" style:text-blinking="false" fo:background-color="transparent" style:font-weight-asian="bold" style:font-weight-complex="bold"/>
    </style:style>
    <style:style style:name="P4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1de59a3" style:text-blinking="false" fo:background-color="transparent" style:font-weight-asian="bold" style:font-weight-complex="bold"/>
    </style:style>
    <style:style style:name="P5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1ee6a03" style:text-blinking="false" fo:background-color="transparent" style:font-weight-asian="bold" style:font-weight-complex="bold"/>
    </style:style>
    <style:style style:name="P51" style:family="paragraph" style:parent-style-name="Standard">
      <style:text-properties fo:font-variant="normal" fo:text-transform="none" fo:color="#000000" loext:opacity="100%" style:text-line-through-style="none" style:text-line-through-type="none" style:font-name="Arial" fo:font-size="10.5pt" fo:font-style="normal" style:text-underline-style="none" fo:font-weight="normal" officeooo:rsid="0057270e" officeooo:paragraph-rsid="01de59a3" style:text-blinking="false" fo:background-color="transparent" style:font-size-asian="10.5pt" style:font-size-complex="10.5pt"/>
    </style:style>
    <style:style style:name="P52" style:family="paragraph" style:parent-style-name="Standard">
      <style:text-properties fo:font-variant="normal" fo:text-transform="none" fo:color="#000000" loext:opacity="100%" style:text-line-through-style="none" style:text-line-through-type="none" style:font-name="Arial" fo:font-size="10.5pt" fo:font-style="normal" style:text-underline-style="none" fo:font-weight="normal" officeooo:rsid="019f60ed" officeooo:paragraph-rsid="019f60ed" style:text-blinking="false" fo:background-color="transparent" style:font-size-asian="10.5pt" style:font-size-complex="10.5pt"/>
    </style:style>
    <style:style style:name="P53" style:family="paragraph" style:parent-style-name="Standard">
      <style:text-properties fo:font-size="15pt" fo:font-weight="bold" officeooo:rsid="00a7c3f5" officeooo:paragraph-rsid="00a7c3f5" style:font-size-asian="15pt" style:font-weight-asian="bold" style:font-size-complex="15pt" style:font-weight-complex="bold"/>
    </style:style>
    <style:style style:name="P54" style:family="paragraph" style:parent-style-name="Standard">
      <style:paragraph-properties fo:break-before="page"/>
      <style:text-properties fo:font-size="15pt" fo:font-weight="bold" officeooo:rsid="00a7c3f5" officeooo:paragraph-rsid="00a7c3f5" style:font-size-asian="15pt" style:font-weight-asian="bold" style:font-size-complex="15pt" style:font-weight-complex="bold"/>
    </style:style>
    <style:style style:name="P55" style:family="paragraph" style:parent-style-name="Standard">
      <style:text-properties fo:font-size="15pt" fo:font-weight="bold" officeooo:rsid="00a7c3f5" officeooo:paragraph-rsid="00c3bc97" style:font-size-asian="15pt" style:font-weight-asian="bold" style:font-size-complex="15pt" style:font-weight-complex="bold"/>
    </style:style>
    <style:style style:name="P56" style:family="paragraph" style:parent-style-name="Standard">
      <style:text-properties fo:font-size="15pt" fo:font-weight="bold" officeooo:rsid="00d05d8a" officeooo:paragraph-rsid="00d05d8a" style:font-size-asian="15pt" style:font-weight-asian="bold" style:font-size-complex="15pt" style:font-weight-complex="bold"/>
    </style:style>
    <style:style style:name="P57" style:family="paragraph" style:parent-style-name="Standard">
      <style:text-properties fo:font-size="15pt" fo:font-weight="bold" officeooo:rsid="00d4feb5" officeooo:paragraph-rsid="00d05d8a" style:font-size-asian="15pt" style:font-weight-asian="bold" style:font-size-complex="15pt" style:font-weight-complex="bold"/>
    </style:style>
    <style:style style:name="P58" style:family="paragraph" style:parent-style-name="Standard">
      <style:text-properties fo:font-size="15pt" fo:font-weight="bold" officeooo:rsid="00d4feb5" officeooo:paragraph-rsid="00d4feb5" style:font-size-asian="15pt" style:font-weight-asian="bold" style:font-size-complex="15pt" style:font-weight-complex="bold"/>
    </style:style>
    <style:style style:name="P59" style:family="paragraph" style:parent-style-name="Standard">
      <style:text-properties fo:font-size="15pt" fo:font-weight="bold" officeooo:rsid="00e7de25" officeooo:paragraph-rsid="014a3808" style:font-size-asian="15pt" style:font-weight-asian="bold" style:font-size-complex="15pt" style:font-weight-complex="bold"/>
    </style:style>
    <style:style style:name="P60" style:family="paragraph" style:parent-style-name="Standard">
      <style:text-properties fo:font-size="15pt" fo:font-weight="bold" officeooo:rsid="012205f8" officeooo:paragraph-rsid="012205f8" style:font-size-asian="15pt" style:font-weight-asian="bold" style:font-size-complex="15pt" style:font-weight-complex="bold"/>
    </style:style>
    <style:style style:name="P61" style:family="paragraph" style:parent-style-name="Standard">
      <style:text-properties officeooo:rsid="019c3bde" officeooo:paragraph-rsid="019c3bde"/>
    </style:style>
    <style:style style:name="P62" style:family="paragraph" style:parent-style-name="Standard">
      <style:text-properties officeooo:paragraph-rsid="01de59a3"/>
    </style:style>
    <style:style style:name="P63" style:family="paragraph" style:parent-style-name="Standard">
      <style:text-properties officeooo:rsid="0224af8e" officeooo:paragraph-rsid="0224af8e"/>
    </style:style>
    <style:style style:name="P64" style:family="paragraph" style:parent-style-name="Standard" style:list-style-name="L1">
      <style:text-properties officeooo:rsid="0014eb6f" officeooo:paragraph-rsid="0014eb6f"/>
    </style:style>
    <style:style style:name="P65" style:family="paragraph" style:parent-style-name="Standard" style:list-style-name="L2">
      <style:text-properties officeooo:paragraph-rsid="001db61f"/>
    </style:style>
    <style:style style:name="P66" style:family="paragraph" style:parent-style-name="Standard" style:list-style-name="L2">
      <style:text-properties fo:font-size="15pt" officeooo:rsid="001db61f" officeooo:paragraph-rsid="001db61f" style:font-size-asian="15pt" style:font-size-complex="15pt"/>
    </style:style>
    <style:style style:name="P67" style:family="paragraph" style:parent-style-name="Standard" style:list-style-name="L2">
      <style:text-properties fo:font-weight="bold" officeooo:rsid="001db61f" officeooo:paragraph-rsid="001db61f" style:font-weight-asian="bold" style:font-weight-complex="bold"/>
    </style:style>
    <style:style style:name="P68"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69"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70"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6e1e95" officeooo:paragraph-rsid="006e1e95" style:text-blinking="false" fo:background-color="transparent" style:font-weight-asian="bold" style:font-weight-complex="bold"/>
    </style:style>
    <style:style style:name="P71" style:family="paragraph" style:parent-style-name="Standard">
      <style:text-properties fo:font-variant="normal" fo:text-transform="none" fo:color="#444444" loext:opacity="100%" style:font-name="monospace" fo:font-size="9.75pt" fo:letter-spacing="normal" fo:font-style="normal" fo:font-weight="normal" officeooo:rsid="0224af8e" officeooo:paragraph-rsid="0224af8e"/>
    </style:style>
    <style:style style:name="P72" style:family="paragraph" style:parent-style-name="Standard">
      <style:text-properties fo:font-variant="normal" fo:text-transform="none" fo:color="#444444" loext:opacity="100%" style:font-name="monospace" fo:font-size="9.75pt" fo:letter-spacing="normal" fo:font-style="normal" fo:font-weight="normal" officeooo:rsid="02290a56" officeooo:paragraph-rsid="02290a56"/>
    </style:style>
    <style:style style:name="P73" style:family="paragraph">
      <style:paragraph-properties fo:text-align="center"/>
    </style:style>
    <style:style style:name="P74" style:family="paragraph">
      <style:paragraph-properties style:writing-mode="lr-tb"/>
    </style:style>
    <style:style style:name="P75" style:family="paragraph">
      <style:paragraph-properties style:writing-mode="lr-tb"/>
      <style:text-properties fo:font-size="10.5pt" style:font-size-asian="10.5pt" style:font-size-complex="10.5pt"/>
    </style:style>
    <style:style style:name="P76" style:family="paragraph">
      <style:paragraph-properties fo:text-align="center" style:writing-mode="lr-tb"/>
      <style:text-properties fo:font-size="10.5pt" style:font-size-asian="10.5pt" style:font-size-complex="10.5pt"/>
    </style:style>
    <style:style style:name="P77" style:family="paragraph">
      <style:paragraph-properties style:writing-mode="lr-tb"/>
      <style:text-properties fo:font-size="12pt"/>
    </style:style>
    <style:style style:name="P78" style:family="paragraph">
      <style:paragraph-properties fo:text-align="center" style:writing-mode="lr-tb"/>
    </style:style>
    <style:style style:name="P79" style:family="paragraph">
      <style:paragraph-properties fo:text-align="center"/>
      <style:text-properties fo:font-size="12pt"/>
    </style:style>
    <style:style style:name="P80" style:family="paragraph">
      <style:paragraph-properties style:writing-mode="lr-tb"/>
      <style:text-properties fo:color="#000000" loext:opacity="100%" style:font-name="Arial" fo:font-size="10.5pt" style:font-name-asian="Arial" style:font-name-complex="Arial" style:font-size-complex="10.5pt"/>
    </style:style>
    <style:style style:name="P81" style:family="paragraph">
      <style:paragraph-properties fo:text-align="center" style:writing-mode="lr-tb"/>
      <style:text-properties fo:font-size="12pt"/>
    </style:style>
    <style:style style:name="P82" style:family="paragraph">
      <loext:graphic-properties draw:fill-color="#ffffff"/>
    </style:style>
    <style:style style:name="P83" style:family="paragraph">
      <loext:graphic-properties draw:fill-color="#3465a4"/>
      <style:paragraph-properties style:writing-mode="lr-tb"/>
      <style:text-properties fo:font-size="12pt"/>
    </style:style>
    <style:style style:name="P84" style:family="paragraph">
      <loext:graphic-properties draw:fill-color="#b2b2b2"/>
      <style:paragraph-properties style:writing-mode="lr-tb"/>
    </style:style>
    <style:style style:name="P85" style:family="paragraph">
      <loext:graphic-properties draw:fill-color="#ffffff"/>
      <style:paragraph-properties style:writing-mode="lr-tb"/>
    </style:style>
    <style:style style:name="P86" style:family="paragraph">
      <style:text-properties fo:font-size="12pt"/>
    </style:style>
    <style:style style:name="P87" style:family="paragraph">
      <loext:graphic-properties draw:fill-color="#ffffff"/>
      <style:paragraph-properties fo:text-align="center" style:writing-mode="lr-tb"/>
      <style:text-properties fo:font-size="12pt"/>
    </style:style>
    <style:style style:name="P88" style:family="paragraph">
      <loext:graphic-properties draw:fill-color="#cccccc"/>
      <style:paragraph-properties style:writing-mode="lr-tb"/>
    </style:style>
    <style:style style:name="P89" style:family="paragraph">
      <loext:graphic-properties draw:fill-color="#ffffff"/>
      <style:paragraph-properties fo:text-align="center"/>
    </style:style>
    <style:style style:name="P90" style:family="paragraph">
      <loext:graphic-properties draw:fill-color="#3465a4"/>
      <style:paragraph-properties style:writing-mode="lr-tb"/>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bold" officeooo:rsid="01af31ae"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style:font-name="monospace1" fo:font-size="11.2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font-name="monospace1" fo:font-size="11.25pt" fo:letter-spacing="normal" fo:font-style="normal" fo:font-weight="normal"/>
    </style:style>
    <style:style style:name="T11"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12" style:family="text">
      <style:text-properties fo:font-variant="normal" fo:text-transform="none" fo:color="#666600" loext:opacity="100%" style:font-name="monospace1" fo:font-size="11.25pt" fo:letter-spacing="normal" fo:font-style="normal" fo:font-weight="normal"/>
    </style:style>
    <style:style style:name="T13" style:family="text">
      <style:text-properties fo:font-variant="normal" fo:text-transform="none" fo:color="#444444" loext:opacity="100%" style:font-name="monospace" fo:font-size="9.75pt" fo:letter-spacing="normal" fo:font-style="normal" fo:font-weight="normal"/>
    </style:style>
    <style:style style:name="T14" style:family="text">
      <style:text-properties officeooo:rsid="00059fae"/>
    </style:style>
    <style:style style:name="T15" style:family="text">
      <style:text-properties fo:font-size="12pt" fo:font-weight="normal" officeooo:rsid="012eb579" style:font-size-asian="12pt" style:font-weight-asian="normal" style:font-size-complex="12pt" style:font-weight-complex="normal"/>
    </style:style>
    <style:style style:name="T16" style:family="text">
      <style:text-properties fo:font-size="12pt" fo:font-weight="normal" officeooo:rsid="01368664"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officeooo:rsid="00a7c3f5" style:font-weight-asian="bold" style:font-weight-complex="bold"/>
    </style:style>
    <style:style style:name="T19" style:family="text">
      <style:text-properties fo:font-weight="bold" officeooo:rsid="0179525b" style:font-weight-asian="bold" style:font-weight-complex="bold"/>
    </style:style>
    <style:style style:name="T20" style:family="text">
      <style:text-properties fo:font-weight="bold" officeooo:rsid="017ab73e" style:font-weight-asian="bold" style:font-weight-complex="bold"/>
    </style:style>
    <style:style style:name="T21" style:family="text">
      <style:text-properties fo:font-weight="bold" officeooo:rsid="010b0b04" style:font-weight-asian="bold" style:font-weight-complex="bold"/>
    </style:style>
    <style:style style:name="T22" style:family="text">
      <style:text-properties fo:font-weight="bold" officeooo:rsid="019d0329" style:font-weight-asian="bold" style:font-weight-complex="bold"/>
    </style:style>
    <style:style style:name="T23" style:family="text">
      <style:text-properties fo:font-weight="bold" officeooo:rsid="00206ef5" style:font-weight-asian="bold" style:font-weight-complex="bold"/>
    </style:style>
    <style:style style:name="T24" style:family="text">
      <style:text-properties fo:font-weight="bold" officeooo:rsid="01b8da84" style:font-weight-asian="bold" style:font-weight-complex="bold"/>
    </style:style>
    <style:style style:name="T25" style:family="text">
      <style:text-properties fo:font-weight="bold" officeooo:rsid="00503179" style:font-weight-asian="bold" style:font-weight-complex="bold"/>
    </style:style>
    <style:style style:name="T26" style:family="text">
      <style:text-properties fo:font-weight="bold" officeooo:rsid="005922ce" style:font-weight-asian="bold" style:font-weight-complex="bold"/>
    </style:style>
    <style:style style:name="T27" style:family="text">
      <style:text-properties fo:font-weight="bold" officeooo:rsid="01e1e733" style:font-weight-asian="bold" style:font-weight-complex="bold"/>
    </style:style>
    <style:style style:name="T28" style:family="text">
      <style:text-properties fo:font-weight="bold" officeooo:rsid="01e2d177" style:font-weight-asian="bold" style:font-weight-complex="bold"/>
    </style:style>
    <style:style style:name="T29" style:family="text">
      <style:text-properties fo:font-weight="bold" officeooo:rsid="01e8a085" style:font-weight-asian="bold" style:font-weight-complex="bold"/>
    </style:style>
    <style:style style:name="T30" style:family="text">
      <style:text-properties fo:font-weight="bold" officeooo:rsid="01e8de62" style:font-weight-asian="bold" style:font-weight-complex="bold"/>
    </style:style>
    <style:style style:name="T31" style:family="text">
      <style:text-properties fo:font-weight="bold" officeooo:rsid="01eaad1a" style:font-weight-asian="bold" style:font-weight-complex="bold"/>
    </style:style>
    <style:style style:name="T32" style:family="text">
      <style:text-properties fo:font-weight="bold" officeooo:rsid="01edf00e" style:font-weight-asian="bold" style:font-weight-complex="bold"/>
    </style:style>
    <style:style style:name="T33" style:family="text">
      <style:text-properties fo:font-weight="bold" officeooo:rsid="01ee6a03" style:font-weight-asian="bold" style:font-weight-complex="bold"/>
    </style:style>
    <style:style style:name="T34" style:family="text">
      <style:text-properties fo:font-weight="bold" officeooo:rsid="0137edab" style:font-weight-asian="bold" style:font-weight-complex="bold"/>
    </style:style>
    <style:style style:name="T35" style:family="text">
      <style:text-properties fo:font-weight="bold" officeooo:rsid="020725c2" style:font-weight-asian="bold" style:font-weight-complex="bold"/>
    </style:style>
    <style:style style:name="T36" style:family="text">
      <style:text-properties fo:font-weight="bold" officeooo:rsid="02082d85" style:font-weight-asian="bold" style:font-weight-complex="bold"/>
    </style:style>
    <style:style style:name="T37" style:family="text">
      <style:text-properties fo:font-weight="bold" officeooo:rsid="020a0378" style:font-weight-asian="bold" style:font-weight-complex="bold"/>
    </style:style>
    <style:style style:name="T38" style:family="text">
      <style:text-properties fo:font-weight="bold" officeooo:rsid="020add67" style:font-weight-asian="bold" style:font-weight-complex="bold"/>
    </style:style>
    <style:style style:name="T39" style:family="text">
      <style:text-properties fo:font-weight="bold" officeooo:rsid="020ca66f" style:font-weight-asian="bold" style:font-weight-complex="bold"/>
    </style:style>
    <style:style style:name="T40" style:family="text">
      <style:text-properties fo:font-weight="bold" officeooo:rsid="020ec830" style:font-weight-asian="bold" style:font-weight-complex="bold"/>
    </style:style>
    <style:style style:name="T41" style:family="text">
      <style:text-properties fo:font-weight="bold" officeooo:rsid="0223ac75" style:font-weight-asian="bold" style:font-weight-complex="bold"/>
    </style:style>
    <style:style style:name="T42" style:family="text">
      <style:text-properties officeooo:rsid="00a7c3f5"/>
    </style:style>
    <style:style style:name="T43" style:family="text">
      <style:text-properties fo:font-size="15pt" fo:font-weight="bold" style:font-size-asian="15pt" style:font-weight-asian="bold" style:font-size-complex="15pt" style:font-weight-complex="bold"/>
    </style:style>
    <style:style style:name="T44" style:family="text">
      <style:text-properties fo:font-size="15pt" fo:font-weight="bold" officeooo:rsid="00a7c3f5" style:font-size-asian="15pt" style:font-weight-asian="bold" style:font-size-complex="15pt" style:font-weight-complex="bold"/>
    </style:style>
    <style:style style:name="T45" style:family="text">
      <style:text-properties fo:font-size="15pt" fo:font-weight="bold" officeooo:rsid="00c54092" style:font-size-asian="15pt" style:font-weight-asian="bold" style:font-size-complex="15pt" style:font-weight-complex="bold"/>
    </style:style>
    <style:style style:name="T46" style:family="text">
      <style:text-properties fo:font-size="15pt" fo:font-weight="bold" officeooo:rsid="012c208e" style:font-size-asian="15pt" style:font-weight-asian="bold" style:font-size-complex="15pt" style:font-weight-complex="bold"/>
    </style:style>
    <style:style style:name="T47" style:family="text">
      <style:text-properties fo:font-size="15pt" fo:font-weight="bold" officeooo:rsid="015bf14b" style:font-size-asian="15pt" style:font-weight-asian="bold" style:font-size-complex="15pt" style:font-weight-complex="bold"/>
    </style:style>
    <style:style style:name="T48" style:family="text">
      <style:text-properties officeooo:rsid="012eb579"/>
    </style:style>
    <style:style style:name="T49" style:family="text">
      <style:text-properties officeooo:rsid="01345765"/>
    </style:style>
    <style:style style:name="T50" style:family="text">
      <style:text-properties officeooo:rsid="01348e9a"/>
    </style:style>
    <style:style style:name="T51" style:family="text">
      <style:text-properties officeooo:rsid="0159cb4a"/>
    </style:style>
    <style:style style:name="T52" style:family="text">
      <style:text-properties officeooo:rsid="01688aea"/>
    </style:style>
    <style:style style:name="T53" style:family="text">
      <style:text-properties officeooo:rsid="01779e16"/>
    </style:style>
    <style:style style:name="T54" style:family="text">
      <style:text-properties officeooo:rsid="018005ca"/>
    </style:style>
    <style:style style:name="T55" style:family="text">
      <style:text-properties officeooo:rsid="018012f9"/>
    </style:style>
    <style:style style:name="T56" style:family="text">
      <style:text-properties officeooo:rsid="01872335"/>
    </style:style>
    <style:style style:name="T57" style:family="text">
      <style:text-properties officeooo:rsid="0198df19"/>
    </style:style>
    <style:style style:name="T58" style:family="text">
      <style:text-properties officeooo:rsid="019f60ed"/>
    </style:style>
    <style:style style:name="T59" style:family="text">
      <style:text-properties fo:font-size="10.5pt" style:font-size-asian="10.5pt" style:font-size-complex="10.5pt"/>
    </style:style>
    <style:style style:name="T60" style:family="text">
      <style:text-properties fo:font-size="10.5pt" officeooo:rsid="019f60ed" style:font-size-asian="10.5pt" style:font-size-complex="10.5pt"/>
    </style:style>
    <style:style style:name="T61" style:family="text">
      <style:text-properties fo:font-size="10.5pt" officeooo:rsid="01c2b86e" style:font-size-asian="10.5pt" style:font-size-complex="10.5pt"/>
    </style:style>
    <style:style style:name="T62" style:family="text">
      <style:text-properties fo:font-size="10.5pt" officeooo:rsid="01d538fe" style:font-size-asian="9.14999961853027pt" style:font-size-complex="10.5pt"/>
    </style:style>
    <style:style style:name="T63" style:family="text">
      <style:text-properties fo:font-size="10.5pt" officeooo:rsid="0221213a" style:font-size-asian="9.14999961853027pt" style:font-size-complex="10.5pt"/>
    </style:style>
    <style:style style:name="T64" style:family="text">
      <style:text-properties fo:font-size="10.5pt" fo:font-weight="bold" officeooo:rsid="01ea695f" style:font-size-asian="10.5pt" style:font-weight-asian="bold" style:font-size-complex="10.5pt" style:font-weight-complex="bold"/>
    </style:style>
    <style:style style:name="T65" style:family="text">
      <style:text-properties fo:font-size="10.5pt" fo:font-weight="bold" officeooo:rsid="0205dd20" style:font-size-asian="10.5pt" style:font-weight-asian="bold" style:font-size-complex="10.5pt" style:font-weight-complex="bold"/>
    </style:style>
    <style:style style:name="T66" style:family="text">
      <style:text-properties fo:font-size="10.5pt" fo:font-weight="bold" officeooo:rsid="005922ce" style:font-size-asian="10.5pt" style:font-weight-asian="bold" style:font-size-complex="10.5pt" style:font-weight-complex="bold"/>
    </style:style>
    <style:style style:name="T67" style:family="text">
      <style:text-properties fo:font-size="10.5pt" fo:font-weight="bold" officeooo:rsid="020725c2" style:font-size-asian="10.5pt" style:font-weight-asian="bold" style:font-size-complex="10.5pt" style:font-weight-complex="bold"/>
    </style:style>
    <style:style style:name="T68" style:family="text">
      <style:text-properties officeooo:rsid="01b26c6e"/>
    </style:style>
    <style:style style:name="T69" style:family="text">
      <style:text-properties officeooo:rsid="01b4280f"/>
    </style:style>
    <style:style style:name="T70" style:family="text">
      <style:text-properties officeooo:rsid="00206ef5"/>
    </style:style>
    <style:style style:name="T71" style:family="text">
      <style:text-properties officeooo:rsid="01bd2371"/>
    </style:style>
    <style:style style:name="T72" style:family="text">
      <style:text-properties officeooo:rsid="01c01d0f"/>
    </style:style>
    <style:style style:name="T73" style:family="text">
      <style:text-properties officeooo:rsid="01c2b86e"/>
    </style:style>
    <style:style style:name="T74" style:family="text">
      <style:text-properties officeooo:rsid="00503179"/>
    </style:style>
    <style:style style:name="T75" style:family="text">
      <style:text-properties officeooo:rsid="01c9f7a9"/>
    </style:style>
    <style:style style:name="T76" style:family="text">
      <style:text-properties officeooo:rsid="01d282ec"/>
    </style:style>
    <style:style style:name="T77" style:family="text">
      <style:text-properties officeooo:rsid="01d425b8"/>
    </style:style>
    <style:style style:name="T78" style:family="text">
      <style:text-properties officeooo:rsid="01d64e1c"/>
    </style:style>
    <style:style style:name="T79" style:family="text">
      <style:text-properties officeooo:rsid="01d71cce"/>
    </style:style>
    <style:style style:name="T80" style:family="text">
      <style:text-properties officeooo:rsid="01d807b7"/>
    </style:style>
    <style:style style:name="T81" style:family="text">
      <style:text-properties officeooo:rsid="0221213a"/>
    </style:style>
    <style:style style:name="T82" style:family="text">
      <style:text-properties fo:font-size="12pt"/>
    </style:style>
    <style:style style:name="T83" style:family="text">
      <style:text-properties fo:color="#000000" loext:opacity="100%" style:font-name="Arial" fo:font-size="12pt" style:font-name-asian="Arial" style:font-name-complex="Arial"/>
    </style:style>
    <style:style style:name="T84" style:family="text">
      <style:text-properties fo:color="#000000" loext:opacity="100%" style:font-name="Arial" fo:font-size="10.5pt" style:font-name-asian="Arial" style:font-name-complex="Arial" style:font-size-complex="10.5pt"/>
    </style:style>
    <style:style style:name="T85" style:family="text">
      <style:text-properties fo:font-size="10pt" style:font-size-asian="10pt" style:font-size-complex="10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766cm" fo:min-width="3.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2.282cm" fo:min-width="4.4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1.311cm" fo:min-width="1.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279cm" fo:min-width="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2.517cm" fo:min-width="2.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2.021cm" fo:min-width="2.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61cm" fo:min-width="5.6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445cm" fo:min-width="1.4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332cm" fo:min-width="2.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355cm" fo:min-width="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882cm" fo:min-width="2.7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27cm" fo:min-width="1.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152cm" fo:min-width="2.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1.311cm" fo:min-width="1.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312cm" fo:min-width="1.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1.012cm" fo:min-width="1.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1.529cm" fo:min-width="4.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9cm" fo:min-width="3.7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02cm" fo:min-width="2.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1.286cm" fo:min-width="1.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1.984cm" fo:min-width="4.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1.125cm" fo:min-width="1.1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1.219cm" fo:min-width="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textarea-horizontal-align="justify" draw:textarea-vertical-align="middle" draw:auto-grow-height="false" fo:min-height="1.296cm" fo:min-width="4.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color="#6b5e9b" draw:textarea-horizontal-align="justify" draw:textarea-vertical-align="middle" draw:auto-grow-height="false" fo:min-height="1.376cm" fo:min-width="2.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6b5e9b" draw:textarea-horizontal-align="justify" draw:textarea-vertical-align="middle" draw:auto-grow-height="false" fo:min-height="1.559cm" fo:min-width="1.6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2" draw:style-name="gr59"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4"><text:tab/></text:span><text:span text:style-name="T1">DFD </text:span><text:span text:style-name="T2"><text:s/></text:span><text:span text:style-name="T5"><text:s/></text:span><text:span text:style-name="T6">vca <text:s/></text:span><text:bookmark text:name="docs-internal-guid-f9102272-7fff-f592-12ba-ae4d69da9989"/><text:span text:style-name="T6">demo project</text:span></text:p>
      <text:p text:style-name="P1"><text:span text:style-name="T2"><text:tab/></text:span><text:span text:style-name="T3">URL <text:s/></text:span><text:a xlink:type="simple" xlink:href="https://vca.demoproject.aum/" text:style-name="Internet_20_link" text:visited-style-name="Visited_20_Internet_20_Link"><text:span text:style-name="T11">https://vca.demoproject.aum</text:span></text:a><text:span text:style-name="T3"> </text:span></text:p>
      <text:list xml:id="list1108866474" text:style-name="L1">
        <text:list-header>
          <text:p text:style-name="P64"><text:tab/></text:p>
        </text:list-header>
      </text:list>
      <text:p text:style-name="P2"/>
      <text:list xml:id="list2823550037" text:style-name="L2">
        <text:list-item>
          <text:p text:style-name="P66">Module</text:p>
          <text:list>
            <text:list-header>
              <text:p text:style-name="P65"/>
            </text:list-header>
            <text:list-item>
              <text:p text:style-name="P67">Login</text:p>
            </text:list-item>
            <text:list-item>
              <text:p text:style-name="P68"><text:bookmark text:name="docs-internal-guid-5a315170-7fff-78e7-2df1-185691e467fe"/>Register</text:p>
            </text:list-item>
            <text:list-item>
              <text:p text:style-name="P69">Forget passowrd</text:p>
            </text:list-item>
            <text:list-item>
              <text:p text:style-name="P68"><text:bookmark text:name="docs-internal-guid-501eb6ec-7fff-876e-fde5-f494ff74dc51"/>Product</text:p>
            </text:list-item>
            <text:list-item>
              <text:p text:style-name="P70">SuperAdmin</text:p>
            </text:list-item>
          </text:list>
        </text:list-item>
      </text:list>
      <text:p text:style-name="P37"/>
      <text:p text:style-name="P37"/>
      <text:p text:style-name="P37"/>
      <text:p text:style-name="P37"/>
      <text:p text:style-name="P37"/>
      <text:p text:style-name="P3"><text:span text:style-name="T4">1. </text:span><text:span text:style-name="T7">DFD for <text:s/>User </text:span><text:span text:style-name="T8">Login</text:span><text:span text:style-name="T7"> Flow</text:span></text:p>
      <text:p text:style-name="P38"/>
      <text:p text:style-name="P38"/>
      <text:p text:style-name="P38"><text:tab/></text:p>
      <text:p text:style-name="P38"/>
      <text:p text:style-name="P38"/>
      <text:p text:style-name="P38"/>
      <text:p text:style-name="P41"><text:tab/> <text:s text:c="3"/><text:span text:style-name="T59">Request to login<text:tab/><text:tab/> <text:s text:c="3"/>send Details to sso <text:s text:c="14"/>Query databsee for match records</text:span></text:p>
      <text:p text:style-name="P38"><draw:custom-shape text:anchor-type="paragraph" draw:z-index="151" draw:name="Shape 136" draw:style-name="gr27" draw:text-style-name="P81" svg:width="2.278cm" svg:height="1.377cm" svg:x="-0.564cm" svg:y="0.379cm"><text:p text:style-name="P81"><text:span text:style-name="T82">User</text:span></text:p><draw:enhanced-geometry svg:viewBox="0 0 21600 21600" draw:type="rectangle" draw:enhanced-path="M 0 0 L 21600 0 21600 21600 0 21600 0 0 Z N"/></draw:custom-shape><draw:custom-shape text:anchor-type="paragraph" draw:z-index="152" draw:name="Shape 137" draw:style-name="gr28" draw:text-style-name="P75" svg:width="2.391cm" svg:height="2.206cm" svg:x="4.932cm" svg:y="0.042cm"><text:p text:style-name="P75"><text:span text:style-name="T85">Process Data</text:span></text:p><text:p text:style-name="P75"><text:span text:style-name="T85"><text:s/></text:span><text:span text:style-name="T85">SSO Login</text:span><text:span text:style-name="T59"><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 <text:s/><text:tab/><text:tab/><text:tab/><text:tab/><text:tab/></text:p>
      <text:p text:style-name="P38"><draw:line text:anchor-type="paragraph" draw:z-index="153" draw:name="Line 112" draw:style-name="gr25" draw:text-style-name="P73" svg:x1="1.713cm" svg:y1="0.332cm" svg:x2="4.914cm" svg:y2="0.344cm"><text:p/></draw:line><draw:line text:anchor-type="paragraph" draw:z-index="154" draw:name="Line 113" draw:style-name="gr25" draw:text-style-name="P73" svg:x1="7.19cm" svg:y1="0.254cm" svg:x2="9.36cm" svg:y2="0.254cm"><text:p/></draw:line><draw:custom-shape text:anchor-type="paragraph" draw:z-index="155" draw:name="Shape 138" draw:style-name="gr27" draw:text-style-name="P81" svg:width="2.278cm" svg:height="1.377cm" svg:x="9.357cm" svg:y="0.051cm"><text:p text:style-name="P81"><text:span text:style-name="T82"><text:s text:c="3"/></text:span><text:span text:style-name="T59">SSO END</text:span><text:span text:style-name="T82"><text:tab/></text:span></text:p><draw:enhanced-geometry svg:viewBox="0 0 21600 21600" draw:type="rectangle" draw:enhanced-path="M 0 0 L 21600 0 21600 21600 0 21600 0 0 Z N"/></draw:custom-shape><draw:custom-shape text:anchor-type="paragraph" draw:z-index="156" draw:name="Shape 139" draw:style-name="gr26" draw:text-style-name="P74" svg:width="4.313cm" svg:height="1.297cm" svg:x="14.148cm" svg:y="0.041cm"><text:p text:style-name="P74"><text:s text:c="3"/>SSO DB</text:p><draw:enhanced-geometry svg:viewBox="0 0 21600 21600" draw:type="rectangle" draw:enhanced-path="M 0 0 L 21600 0 21600 21600 0 21600 0 0 Z N"/></draw:custom-shape><draw:line text:anchor-type="paragraph" draw:z-index="157" draw:name="Line 114" draw:style-name="gr25" draw:text-style-name="P73" svg:x1="11.663cm" svg:y1="0.307cm" svg:x2="14.148cm" svg:y2="0.307cm"><text:p/></draw:line></text:p>
      <text:p text:style-name="P38"/>
      <text:p text:style-name="P38"><draw:line text:anchor-type="paragraph" draw:z-index="158" draw:name="Horizontal line 20" draw:style-name="gr1" draw:text-style-name="P73" svg:x1="14.149cm" svg:y1="0.152cm" svg:x2="11.635cm" svg:y2="0.152cm"><text:p/></draw:line><draw:line text:anchor-type="paragraph" draw:z-index="159" draw:name="Horizontal line 22" draw:style-name="gr1" draw:text-style-name="P79" svg:x1="9.36cm" svg:y1="0.072cm" svg:x2="7.214cm" svg:y2="0.072cm"><text:p/></draw:line><draw:line text:anchor-type="paragraph" draw:z-index="160" draw:name="Horizontal line 23" draw:style-name="gr1" draw:text-style-name="P73" svg:x1="5.047cm" svg:y1="0.099cm" svg:x2="1.713cm" svg:y2="0.099cm"><text:p/></draw:line></text:p>
      <text:p text:style-name="P39"><text:span text:style-name="T60"><text:s text:c="11"/>Return login result to user</text:span><text:span text:style-name="T59"><text:tab/> <text:s text:c="7"/></text:span><text:span text:style-name="T60">Send Login Result</text:span><text:span text:style-name="T58"> <text:s text:c="13"/></text:span><text:span text:style-name="T59"><text:s/></text:span><text:span text:style-name="T60">Fetch result form DB</text:span></text:p>
      <text:p text:style-name="P52"><text:tab/><text:tab/><text:tab/><text:tab/><text:tab/><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custom-shape text:anchor-type="paragraph" draw:z-index="161" draw:name="Shape 140" draw:style-name="gr2" draw:text-style-name="P74" svg:width="3.652cm" svg:height="0.847cm" svg:x="6.555cm" svg:y="0.185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38"/>
      <text:p text:style-name="P38"><draw:line text:anchor-type="paragraph" draw:z-index="164" draw:name="Line 116" draw:style-name="gr1" draw:text-style-name="P79" svg:x1="8.237cm" svg:y1="0.057cm" svg:x2="8.237cm" svg:y2="1.33cm"><text:p/></draw:line></text:p>
      <text:p text:style-name="P38"/>
      <text:p text:style-name="P38"><draw:custom-shape text:anchor-type="paragraph" draw:z-index="162" draw:name="Shape 141" draw:style-name="gr24" draw:text-style-name="P80" svg:width="4.525cm" svg:height="1.932cm" svg:x="6.105cm" svg:y="0.355cm"><text:p text:style-name="P80"><text:span text:style-name="T84"><text:s/></text:span><text:span text:style-name="T84">username </text:span></text:p><text:p text:style-name="P80"><text:span text:style-name="T84">Password</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8"><draw:line text:anchor-type="paragraph" draw:z-index="202" draw:name="Line 131" draw:style-name="gr1" draw:text-style-name="P73" svg:x1="3.618cm" svg:y1="3.863cm" svg:x2="3.618cm" svg:y2="0.318cm"><text:p/></draw:line><draw:line text:anchor-type="paragraph" draw:z-index="203" draw:name="Line 132" draw:style-name="gr1" draw:text-style-name="P73" svg:x1="3.618cm" svg:y1="0.318cm" svg:x2="6.714cm" svg:y2="0.397cm"><text:p/></draw:line><text:tab/><text:tab/><text:tab/><text:tab/><text:tab/><text:tab/><text:tab/><text:tab/></text:p>
      <text:p text:style-name="P38"/>
      <text:p text:style-name="P38"><draw:line text:anchor-type="paragraph" draw:z-index="165" draw:name="Line 115" draw:style-name="gr1" draw:text-style-name="P79" svg:x1="7.56cm" svg:y1="0.482cm" svg:x2="7.602cm" svg:y2="1.964cm"><text:p/></draw:line></text:p>
      <text:p text:style-name="P38"/>
      <text:p text:style-name="P38"><text:tab/><text:tab/><text:tab/><text:span text:style-name="T71">No</text:span></text:p>
      <text:p text:style-name="P38"/>
      <text:p text:style-name="P38"><draw:custom-shape text:anchor-type="paragraph" draw:z-index="163" draw:name="Shape 142" draw:style-name="gr23" draw:text-style-name="P74" svg:width="2.25cm" svg:height="2.25cm" svg:x="6.74cm" svg:y="0.016cm"><text:p text:style-name="P74"><text:span text:style-name="T83">Not blank</text:span></text:p><draw:enhanced-geometry svg:viewBox="0 0 21600 21600" draw:glue-points="10800 0 0 10800 10800 21600 21600 10800" draw:text-areas="5400 5400 16200 16200" draw:type="diamond" draw:enhanced-path="M 10800 0 L 21600 10800 10800 21600 0 10800 10800 0 Z N"/></draw:custom-shape></text:p>
      <text:p text:style-name="P38"/>
      <text:p text:style-name="P38"><draw:line text:anchor-type="paragraph" draw:z-index="201" draw:name="Line 130" draw:style-name="gr1" draw:text-style-name="P73" svg:x1="6.74cm" svg:y1="0.101cm" svg:x2="3.512cm" svg:y2="0.101cm"><text:p/></draw:line><text:tab/><text:tab/><text:tab/><text:tab/><text:tab/><text:tab/><text:tab/></text:p>
      <text:p text:style-name="P38"/>
      <text:p text:style-name="P38"><draw:line text:anchor-type="paragraph" draw:z-index="167" draw:name="Line 117" draw:style-name="gr1" draw:text-style-name="P73" svg:x1="7.612cm" svg:y1="0.318cm" svg:x2="7.586cm" svg:y2="1.218cm"><text:p/></draw:line></text:p>
      <text:p text:style-name="P38"/>
      <text:p text:style-name="P38"><draw:custom-shape text:anchor-type="paragraph" draw:z-index="166" draw:name="Shape 143" draw:style-name="gr22" draw:text-style-name="P74" svg:width="4.181cm" svg:height="1.985cm" svg:x="5.629cm" svg:y="0.243cm"><text:p text:style-name="P74"><text:s/><text:span text:style-name="T59">SET username -password</text:span></text:p><text:p text:style-name="P74"><text:span text:style-name="T59"><text:s/></text:span><text:span text:style-name="T59">Cookies</text:span> </text:p><draw:enhanced-geometry svg:viewBox="0 0 21600 21600" draw:type="rectangle" draw:enhanced-path="M 0 0 L 21600 0 21600 21600 0 21600 0 0 Z N"/></draw:custom-shape></text:p>
      <text:p text:style-name="P38"/>
      <text:p text:style-name="P38"/>
      <text:p text:style-name="P38"/>
      <text:p text:style-name="P38"><draw:line text:anchor-type="paragraph" draw:z-index="169" draw:name="Vertical line 10" draw:style-name="gr1" draw:text-style-name="P73" svg:x1="7.613cm" svg:y1="0.28cm" svg:x2="7.613cm" svg:y2="1.217cm"><text:p/></draw:line></text:p>
      <text:p text:style-name="P38"/>
      <text:p text:style-name="P38"><draw:custom-shape text:anchor-type="paragraph" draw:z-index="168" draw:name="Shape 144" draw:style-name="gr22" draw:text-style-name="P74" svg:width="4.181cm" svg:height="1.985cm" svg:x="5.629cm" svg:y="0.243cm"><text:p text:style-name="P74"><text:s/>Redirect and vailidate </text:p><text:p text:style-name="P74"><text:span text:style-name="T59"><text:s text:c="2"/></text:span><text:span text:style-name="T59">With SSO</text:span> </text:p><draw:enhanced-geometry svg:viewBox="0 0 21600 21600" draw:type="rectangle" draw:enhanced-path="M 0 0 L 21600 0 21600 21600 0 21600 0 0 Z N"/></draw:custom-shape></text:p>
      <text:p text:style-name="P38"/>
      <text:p text:style-name="P38"/>
      <text:p text:style-name="P38"/>
      <text:p text:style-name="P38"><draw:line text:anchor-type="paragraph" draw:z-index="171" draw:name="Line 118" draw:style-name="gr1" draw:text-style-name="P73" svg:x1="7.745cm" svg:y1="0.28cm" svg:x2="7.745cm" svg:y2="1.301cm"><text:p/></draw:line></text:p>
      <text:p text:style-name="P38"/>
      <text:p text:style-name="P38"><draw:custom-shape text:anchor-type="paragraph" draw:z-index="170" draw:name="Shape 145" draw:style-name="gr21" draw:text-style-name="P74" svg:width="2.805cm" svg:height="2.567cm" svg:x="6.396cm" svg:y="0.328cm"><text:p text:style-name="P74"><text:span text:style-name="T59">Check if</text:span></text:p><text:p text:style-name="P74"><text:span text:style-name="T59"><text:s text:c="2"/></text:span><text:span text:style-name="T59">token- </text:span></text:p><text:p text:style-name="P74"><text:span text:style-name="T59"><text:s/></text:span><text:span text:style-name="T59">cookies </text:span></text:p><text:p text:style-name="P74"><text:span text:style-name="T59"><text:s text:c="2"/></text:span><text:span text:style-name="T59">set</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2" draw:name="Shape 146" draw:style-name="gr21" draw:text-style-name="P74" svg:width="2.805cm" svg:height="2.567cm" svg:x="1.951cm" svg:y="0.46cm"><text:p text:style-name="P74"><text:span text:style-name="T59">User is</text:span></text:p><text:p text:style-name="P74"><text:span text:style-name="T59"><text:s/></text:span><text:span text:style-name="T59">login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3" draw:name="Shape 147" draw:style-name="gr21" draw:text-style-name="P74" svg:width="2.805cm" svg:height="2.567cm" svg:x="10.523cm" svg:y="0.328cm"><text:p text:style-name="P74"><text:span text:style-name="T59">User is </text:span></text:p><text:p text:style-name="P74"><text:span text:style-name="T59">login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86" draw:name="Shape 151" draw:style-name="gr21" draw:text-style-name="P74" svg:width="2.805cm" svg:height="2.567cm" svg:x="14.466cm" svg:y="0.344cm"><text:p text:style-name="P74"><text:span text:style-name="T59">User is</text:span></text:p><text:p text:style-name="P74"><text:span text:style-name="T59"><text:s/></text:span><text:span text:style-name="T59">exits</text:span></text:p><draw:enhanced-geometry svg:viewBox="0 0 21600 21600" draw:glue-points="10800 0 0 10800 10800 21600 21600 10800" draw:text-areas="5400 5400 16200 16200" draw:type="diamond" draw:enhanced-path="M 10800 0 L 21600 10800 10800 21600 0 10800 10800 0 Z N"/></draw:custom-shape></text:p>
      <text:p text:style-name="P38"><draw:custom-shape text:anchor-type="paragraph" draw:z-index="182" draw:name="Shape 150" draw:style-name="gr21" draw:text-style-name="P74" svg:width="2.805cm" svg:height="2.567cm" svg:x="-1.753cm" svg:y="0.005cm"><text:p text:style-name="P74"><text:span text:style-name="T59">User is</text:span></text:p><text:p text:style-name="P74"><text:span text:style-name="T59"><text:s/></text:span><text:span text:style-name="T59">exits</text:span></text:p><draw:enhanced-geometry svg:viewBox="0 0 21600 21600" draw:glue-points="10800 0 0 10800 10800 21600 21600 10800" draw:text-areas="5400 5400 16200 16200" draw:type="diamond" draw:enhanced-path="M 10800 0 L 21600 10800 10800 21600 0 10800 10800 0 Z N"/></draw:custom-shape></text:p>
      <text:p text:style-name="P38"><text:s text:c="6"/><text:span text:style-name="T81">N</text:span><text:span text:style-name="T63">o</text:span><text:tab/><text:tab/><text:tab/><text:tab/><text:span text:style-name="T68">yes</text:span><text:tab/><text:tab/> <text:s text:c="14"/><text:span text:style-name="T68">No<text:tab/><text:tab/><text:tab/> <text:s text:c="5"/></text:span><text:span text:style-name="T69">No</text:span><text:span text:style-name="T68"><text:tab/><text:tab/><text:tab/></text:span></text:p>
      <text:p text:style-name="P38"><draw:line text:anchor-type="paragraph" draw:z-index="174" draw:name="Line 119" draw:style-name="gr1" draw:text-style-name="P73" svg:x1="9.2cm" svg:y1="0.111cm" svg:x2="10.523cm" svg:y2="0.111cm"><text:p/></draw:line><draw:line text:anchor-type="paragraph" draw:z-index="175" draw:name="Horizontal line 24" draw:style-name="gr1" draw:text-style-name="P73" svg:x1="6.395cm" svg:y1="0.111cm" svg:x2="4.755cm" svg:y2="0.111cm"><text:p/></draw:line><draw:line text:anchor-type="paragraph" draw:z-index="181" draw:name="Line 122" draw:style-name="gr1" draw:text-style-name="P73" svg:x1="1.951cm" svg:y1="0.296cm" svg:x2="0.919cm" svg:y2="0.322cm"><text:p/></draw:line><draw:line text:anchor-type="paragraph" draw:z-index="187" draw:name="Line 125" draw:style-name="gr1" draw:text-style-name="P73" svg:x1="15.286cm" svg:y1="0.243cm" svg:x2="15.418cm" svg:y2="0.005cm"><text:p/></draw:line><draw:line text:anchor-type="paragraph" draw:z-index="188" draw:name="Line 124" draw:style-name="gr1" draw:text-style-name="P73" svg:x1="13.328cm" svg:y1="0.138cm" svg:x2="14.598cm" svg:y2="0.164cm"><text:p/></draw:line></text:p>
      <text:p text:style-name="P38"><draw:line text:anchor-type="paragraph" draw:z-index="189" draw:name="Line 126" draw:style-name="gr1" draw:text-style-name="P73" svg:x1="14.889cm" svg:y1="0.048cm" svg:x2="12.825cm" svg:y2="3.223cm"><text:p/></draw:line></text:p>
      <text:p text:style-name="P38"><draw:line text:anchor-type="paragraph" draw:z-index="193" draw:name="Line 127" draw:style-name="gr1" draw:text-style-name="P73" svg:x1="15.894cm" svg:y1="0.476cm" svg:x2="15.92cm" svg:y2="2.471cm"><text:p/></draw:line></text:p>
      <text:p text:style-name="P38"><draw:line text:anchor-type="paragraph" draw:z-index="179" draw:name="Line 120" draw:style-name="gr1" draw:text-style-name="P73" svg:x1="3.3cm" svg:y1="0.106cm" svg:x2="6.475cm" svg:y2="2.911cm"><text:p/></draw:line><draw:line text:anchor-type="paragraph" draw:z-index="184" draw:name="Vertical line 13" draw:style-name="gr1" draw:text-style-name="P73" svg:x1="-0.325cm" svg:y1="0.138cm" svg:x2="-0.325cm" svg:y2="2.937cm"><text:p/></draw:line></text:p>
      <text:p text:style-name="P38"><text:tab/><text:tab/><text:tab/><text:tab/><text:tab/><text:tab/><text:tab/><text:tab/><text:tab/><text:tab/><text:span text:style-name="T69">No</text:span></text:p>
      <text:p text:style-name="P38"/>
      <text:p text:style-name="P38"/>
      <text:p text:style-name="P38"><draw:line text:anchor-type="paragraph" draw:z-index="183" draw:name="Vertical line 12" draw:style-name="gr1" draw:text-style-name="P73" svg:x1="-0.536cm" svg:y1="0.222cm" svg:x2="-0.536cm" svg:y2="0.143cm"><text:p/></draw:line><draw:custom-shape text:anchor-type="paragraph" draw:z-index="190" draw:name="Shape 152" draw:style-name="gr20" draw:text-style-name="P75" svg:width="3.493cm" svg:height="1.588cm" svg:x="10.444cm" svg:y="0.302cm"><text:p text:style-name="P75"><text:span text:style-name="T59">Disply error</text:span></text:p><text:p text:style-name="P75"><text:span text:style-name="T59">messa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94" draw:name="Shape 154" draw:style-name="gr19" draw:text-style-name="P74" svg:width="3.731cm" svg:height="0.9cm" svg:x="14.466cm" svg:y="0.079cm"><text:p text:style-name="P74">Make user login</text:p><draw:enhanced-geometry svg:viewBox="0 0 21600 21600" draw:type="rectangle" draw:enhanced-path="M 0 0 L 21600 0 21600 21600 0 21600 0 0 Z N"/></draw:custom-shape></text:p>
      <text:p text:style-name="P38"><draw:custom-shape text:anchor-type="paragraph" draw:z-index="176" draw:name="Shape 148" draw:style-name="gr19" draw:text-style-name="P74" svg:width="3.731cm" svg:height="0.9cm" svg:x="1.633cm" svg:y="0.026cm"><text:p text:style-name="P74">Make user login</text:p><draw:enhanced-geometry svg:viewBox="0 0 21600 21600" draw:type="rectangle" draw:enhanced-path="M 0 0 L 21600 0 21600 21600 0 21600 0 0 Z N"/></draw:custom-shape></text:p>
      <text:p text:style-name="P38"><draw:line text:anchor-type="paragraph" draw:z-index="178" draw:name="Vertical line 11" draw:style-name="gr1" draw:text-style-name="P73" svg:x1="3.433cm" svg:y1="0.439cm" svg:x2="3.433cm" svg:y2="2.238cm"><text:p/></draw:line><draw:line text:anchor-type="paragraph" draw:z-index="185" draw:name="Line 123" draw:style-name="gr1" draw:text-style-name="P73" svg:x1="-0.325cm" svg:y1="0.016cm" svg:x2="1.633cm" svg:y2="0.069cm"><text:p/></draw:line><draw:line text:anchor-type="paragraph" draw:z-index="197" draw:name="Vertical line 15" draw:style-name="gr1" draw:text-style-name="P73" svg:x1="16.159cm" svg:y1="0.005cm" svg:x2="16.159cm" svg:y2="0.571cm"><text:p/></draw:line><text:tab/><text:tab/><text:tab/><text:tab/><text:tab/><text:span text:style-name="T68">yes</text:span><text:tab/></text:p>
      <text:p text:style-name="P38"><draw:line text:anchor-type="paragraph" draw:z-index="180" draw:name="Line 121" draw:style-name="gr1" draw:text-style-name="P73" svg:x1="6.343cm" svg:y1="0.111cm" svg:x2="4.2cm" svg:y2="2.254cm"><text:p/></draw:line><draw:custom-shape text:anchor-type="paragraph" draw:z-index="195" draw:name="Shape 155" draw:style-name="gr18" draw:text-style-name="P74" svg:width="4.181cm" svg:height="1.53cm" svg:x="14.122cm" svg:y="0.196cm"><text:p text:style-name="P74"><text:s/><text:span text:style-name="T59">Redirect to Prfile page</text:span></text:p><draw:enhanced-geometry svg:viewBox="0 0 21600 21600" draw:type="rectangle" draw:enhanced-path="M 0 0 L 21600 0 21600 21600 0 21600 0 0 Z N"/></draw:custom-shape></text:p>
      <text:p text:style-name="P38"><draw:line text:anchor-type="paragraph" draw:z-index="192" draw:name="Vertical line 14" draw:style-name="gr1" draw:text-style-name="P73" svg:x1="11.846cm" svg:y1="0.101cm" svg:x2="11.846cm" svg:y2="2.022cm"><text:p/></draw:line></text:p>
      <text:p text:style-name="P38"/>
      <text:p text:style-name="P38"><draw:custom-shape text:anchor-type="paragraph" draw:z-index="177" draw:name="Shape 149" draw:style-name="gr17" draw:text-style-name="P78" svg:width="1.43cm" svg:height="1.43cm" svg:x="2.771cm" svg:y="0.291cm"><text:p text:style-name="P78">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8" draw:name="Line 128" draw:style-name="gr1" draw:text-style-name="P73" svg:x1="16.08cm" svg:y1="0.974cm" svg:x2="16.106cm" svg:y2="0.265cm"><text:p/></draw:line><draw:line text:anchor-type="paragraph" draw:z-index="199" draw:name="Line 129" draw:style-name="gr1" draw:text-style-name="P73" svg:x1="14.122cm" svg:y1="0.265cm" svg:x2="13.037cm" svg:y2="1.048cm"><text:p/></draw:line></text:p>
      <text:p text:style-name="P38"/>
      <text:p text:style-name="P38"><draw:custom-shape text:anchor-type="paragraph" draw:z-index="191" draw:name="Shape 153" draw:style-name="gr2" draw:text-style-name="P74" svg:width="3.652cm" svg:height="0.847cm" svg:x="10.126cm" svg:y="0.074cm"><text:p text:style-name="P74"><text:s text:c="7"/>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6" draw:name="Shape 156" draw:style-name="gr17" draw:text-style-name="P78" svg:width="1.43cm" svg:height="1.43cm" svg:x="15.392cm" svg:y="0cm"><text:p text:style-name="P78">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38"/>
      <text:p text:style-name="P38"/>
      <text:p text:style-name="P38"/>
      <text:p text:style-name="P42"><text:soft-page-break/>2) <text:span text:style-name="T70">. </text:span><text:span text:style-name="T23">DFD for <text:s/></text:span><text:span text:style-name="T24">Register</text:span><text:span text:style-name="T23"> <text:s/>Flow</text:span></text:p>
      <text:p text:style-name="P38"/>
      <text:p text:style-name="P38"><text:tab/><text:tab/><text:tab/></text:p>
      <text:p text:style-name="P38"><draw:custom-shape text:anchor-type="paragraph" draw:z-index="200" draw:name="Shape 158" draw:style-name="gr2" draw:text-style-name="P74" svg:width="3.652cm" svg:height="0.847cm" svg:x="6.555cm" svg:y="0.185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draw:line text:anchor-type="paragraph" draw:z-index="205" draw:name="Line 133" draw:style-name="gr1" draw:text-style-name="P73" svg:x1="8.009cm" svg:y1="0.058cm" svg:x2="7.983cm" svg:y2="1.476cm"><text:p/></draw:line></text:p>
      <text:p text:style-name="P38"/>
      <text:p text:style-name="P38"/>
      <text:p text:style-name="P38"><draw:custom-shape text:anchor-type="paragraph" draw:z-index="204" draw:name="Shape 157" draw:style-name="gr5" draw:text-style-name="P75" svg:width="4.605cm" svg:height="2.031cm" svg:x="5.681cm" svg:y="0.016cm"><text:p text:style-name="P75"><text:span text:style-name="T59">Get Register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8"/>
      <text:p text:style-name="P38"><draw:line text:anchor-type="paragraph" draw:z-index="208" draw:name="Line 134" draw:style-name="gr1" draw:text-style-name="P73" svg:x1="3.141cm" svg:y1="4.247cm" svg:x2="3.141cm" svg:y2="0.014cm"><text:p/></draw:line><draw:line text:anchor-type="paragraph" draw:z-index="209" draw:name="Horizontal line 26" draw:style-name="gr1" draw:text-style-name="P73" svg:x1="3.141cm" svg:y1="0.014cm" svg:x2="6.263cm" svg:y2="0.014cm"><text:p/></draw:line></text:p>
      <text:p text:style-name="P38"/>
      <text:p text:style-name="P38"><draw:line text:anchor-type="paragraph" draw:z-index="210" draw:name="Line 135" draw:style-name="gr1" draw:text-style-name="P73" svg:x1="7.534cm" svg:y1="0.099cm" svg:x2="7.534cm" svg:y2="1.978cm"><text:p/></draw:line></text:p>
      <text:p text:style-name="P38"><text:tab/><text:tab/><text:span text:style-name="T72">No</text:span></text:p>
      <text:p text:style-name="P38"/>
      <text:p text:style-name="P38"/>
      <text:p text:style-name="P38"><draw:custom-shape text:anchor-type="paragraph" draw:z-index="206" draw:name="Shape 159" draw:style-name="gr15" draw:text-style-name="P74" svg:width="2.752cm" svg:height="2.62cm" svg:x="6.184cm" svg:y="0.03cm"><text:p text:style-name="P74">Not Blank</text:p><draw:enhanced-geometry svg:viewBox="0 0 21600 21600" draw:glue-points="10800 0 0 10800 10800 21600 21600 10800" draw:text-areas="5400 5400 16200 16200" draw:type="diamond" draw:enhanced-path="M 10800 0 L 21600 10800 10800 21600 0 10800 10800 0 Z N"/></draw:custom-shape></text:p>
      <text:p text:style-name="P38"/>
      <text:p text:style-name="P38"><draw:line text:anchor-type="paragraph" draw:z-index="207" draw:name="Horizontal line 25" draw:style-name="gr1" draw:text-style-name="P73" svg:x1="6.184cm" svg:y1="0.353cm" svg:x2="3.141cm" svg:y2="0.379cm"><text:p/></draw:line></text:p>
      <text:p text:style-name="P38"/>
      <text:p text:style-name="P38"/>
      <text:p text:style-name="P38"><draw:line text:anchor-type="paragraph" draw:z-index="212" draw:name="Line 136" draw:style-name="gr1" draw:text-style-name="P73" svg:x1="7.56cm" svg:y1="0.215cm" svg:x2="7.639cm" svg:y2="1.961cm"><text:p/></draw:line></text:p>
      <text:p text:style-name="P38"/>
      <text:p text:style-name="P38"/>
      <text:p text:style-name="P38"/>
      <text:p text:style-name="P38"><draw:custom-shape text:anchor-type="paragraph" draw:z-index="211" draw:name="Shape 160" draw:style-name="gr8" draw:text-style-name="P75" svg:width="5.663cm" svg:height="1.562cm" svg:x="4.941cm" svg:y="0.014cm"><text:p text:style-name="P75"><text:span text:style-name="T59"><text:s/></text:span><text:span text:style-name="T59">Check Data type and Validation</text:span></text:p><text:p text:style-name="P75"><text:span text:style-name="T59"><text:s text:c="2"/></text:span><text:span text:style-name="T59">For request data</text:span></text:p><draw:enhanced-geometry svg:viewBox="0 0 21600 21600" draw:type="rectangle" draw:enhanced-path="M 0 0 L 21600 0 21600 21600 0 21600 0 0 Z N"/></draw:custom-shape></text:p>
      <text:p text:style-name="P38"/>
      <text:p text:style-name="P38"/>
      <text:p text:style-name="P38"><draw:line text:anchor-type="paragraph" draw:z-index="214" draw:name="Line 137" draw:style-name="gr1" draw:text-style-name="P73" svg:x1="7.772cm" svg:y1="0.115cm" svg:x2="7.798cm" svg:y2="1.507cm"><text:p/></draw:line></text:p>
      <text:p text:style-name="P38"/>
      <text:p text:style-name="P38"/>
      <text:p text:style-name="P38"><draw:custom-shape text:anchor-type="paragraph" draw:z-index="213" draw:name="Shape 161" draw:style-name="gr4" draw:text-style-name="P75" svg:width="3.335cm" svg:height="2.62cm" svg:x="6.184cm" svg:y="0.046cm"><text:p text:style-name="P75"><text:span text:style-name="T59"><text:s text:c="4"/></text:span><text:span text:style-name="T59">Check</text:span></text:p><text:p text:style-name="P75"><text:span text:style-name="T59">Request <text:s/>data </text:span></text:p><text:p text:style-name="P75"><text:span text:style-name="T59"><text:s text:c="4"/></text:span><text:span text:style-name="T59">is valid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215" draw:name="Shape 162" draw:style-name="gr7" draw:text-style-name="P76" svg:width="2.858cm" svg:height="2.858cm" svg:x="12.666cm" svg:y="0.268cm"><text:p text:style-name="P76"><text:span text:style-name="T59">Process the </text:span></text:p><text:p text:style-name="P76"><text:span text:style-name="T5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 164" draw:style-name="gr16" draw:text-style-name="P75" svg:width="3.338cm" svg:height="2.622cm" svg:x="-0.007cm" svg:y="0.099cm"><text:p text:style-name="P75"><text:span text:style-name="T59"><text:s/></text:span><text:span text:style-name="T59">Check Error</text:span></text:p><text:p text:style-name="P75"><text:span text:style-name="T59"><text:s text:c="2"/></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38"><text:tab/><text:tab/><text:tab/><text:tab/><text:span text:style-name="T73">No</text:span><text:tab/><text:tab/><text:tab/><text:tab/><text:span text:style-name="T73">Yes</text:span><text:tab/><text:tab/></text:p>
      <text:p text:style-name="P38"><draw:line text:anchor-type="paragraph" draw:z-index="216" draw:name="Horizontal line 27" draw:style-name="gr1" draw:text-style-name="P73" svg:x1="9.518cm" svg:y1="0.379cm" svg:x2="12.667cm" svg:y2="0.379cm"><text:p/></draw:line><draw:line text:anchor-type="paragraph" draw:z-index="220" draw:name="Line 139" draw:style-name="gr1" draw:text-style-name="P73" svg:x1="6.185cm" svg:y1="0.326cm" svg:x2="3.38cm" svg:y2="0.379cm"><text:p/></draw:line></text:p>
      <text:p text:style-name="P38"/>
      <text:p text:style-name="P38"/>
      <text:p text:style-name="P38"><draw:line text:anchor-type="paragraph" draw:z-index="222" draw:name="Line 140" draw:style-name="gr1" draw:text-style-name="P73" svg:x1="1.66cm" svg:y1="0.286cm" svg:x2="1.554cm" svg:y2="2.636cm"><text:p/></draw:line></text:p>
      <text:p text:style-name="P38"><draw:line text:anchor-type="paragraph" draw:z-index="218" draw:name="Line 138" draw:style-name="gr1" draw:text-style-name="P73" svg:x1="14.333cm" svg:y1="0.205cm" svg:x2="14.412cm" svg:y2="2.877cm"><text:p/></draw:line><text:s text:c="123"/></text:p>
      <text:p text:style-name="P38"><text:s text:c="17"/></text:p>
      <text:p text:style-name="P38"><text:s text:c="107"/><text:span text:style-name="T61">Database <text:s text:c="2"/>Query <text:s text:c="2"/></text:span></text:p>
      <text:p text:style-name="P38"><text:s/></text:p>
      <text:p text:style-name="P38"><draw:custom-shape text:anchor-type="paragraph" draw:z-index="221" draw:name="Shape 165" draw:style-name="gr5" draw:text-style-name="P75" svg:width="4.605cm" svg:height="2.031cm" svg:x="-0.827cm" svg:y="0.201cm"><text:p text:style-name="P75"><text:span text:style-name="T59"><text:s text:c="2"/></text:span><text:span text:style-name="T59">Display Error</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tab/><text:tab/><text:tab/><text:tab/><text:tab/></text:p>
      <text:p text:style-name="P38"><draw:custom-shape text:anchor-type="paragraph" draw:z-index="217" draw:name="Shape 163" draw:style-name="gr6" draw:text-style-name="P74" svg:width="2.7cm" svg:height="2.779cm" svg:x="13.116cm" svg:y="0.443cm"><text:p text:style-name="P74">Store in</text:p><text:p text:style-name="P74"><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5" draw:name="Shape 167" draw:style-name="gr5" draw:text-style-name="P75" svg:width="4.605cm" svg:height="2.031cm" svg:x="7.401cm" svg:y="0.196cm"><text:p text:style-name="P75"><text:span text:style-name="T59"><text:s text:c="2"/></text:span><text:span text:style-name="T59">Display success</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tab/><text:tab/><text:tab/><text:tab/><text:tab/><text:tab/><text:tab/><text:tab/><text:tab/></text:p>
      <text:p text:style-name="P38"/>
      <text:p text:style-name="P38"><draw:line text:anchor-type="paragraph" draw:z-index="226" draw:name="Line 142" draw:style-name="gr1" draw:text-style-name="P73" svg:x1="13.116cm" svg:y1="0.289cm" svg:x2="11.476cm" svg:y2="0.263cm"><text:p/></draw:line></text:p>
      <text:p text:style-name="P38"><draw:line text:anchor-type="paragraph" draw:z-index="224" draw:name="Line 141" draw:style-name="gr1" draw:text-style-name="P73" svg:x1="1.104cm" svg:y1="0.284cm" svg:x2="1.078cm" svg:y2="2cm"><text:p/></draw:line></text:p>
      <text:p text:style-name="P38"><draw:line text:anchor-type="paragraph" draw:z-index="228" draw:name="Vertical line 16" draw:style-name="gr1" draw:text-style-name="P73" svg:x1="9.015cm" svg:y1="0.279cm" svg:x2="9.015cm" svg:y2="1.641cm"><text:p/></draw:line></text:p>
      <text:p text:style-name="P38"/>
      <text:p text:style-name="P38"/>
      <text:p text:style-name="P38"><draw:custom-shape text:anchor-type="paragraph" draw:z-index="223" draw:name="Shape 166" draw:style-name="gr2" draw:text-style-name="P74" svg:width="3.652cm" svg:height="0.847cm" svg:x="-0.457cm" svg:y="0.053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7" draw:name="Shape 168" draw:style-name="gr2" draw:text-style-name="P74" svg:width="3.652cm" svg:height="0.847cm" svg:x="7.401cm" svg:y="0.18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9" draw:name="Vertical line 17" draw:style-name="gr1" draw:text-style-name="P73" svg:x1="8.063cm" svg:y1="0.18cm" svg:x2="8.063cm" svg:y2="0.051cm"><text:p/></draw:line></text:p>
      <text:p text:style-name="P38"/>
      <text:p text:style-name="P38"/>
      <text:p text:style-name="P38"><text:soft-page-break/></text:p>
      <text:p text:style-name="P38"/>
      <text:p text:style-name="P40"><text:span text:style-name="T75">3</text:span><text:span text:style-name="T74">. </text:span><text:span text:style-name="T25">DFD </text:span><text:bookmark text:name="docs-internal-guid-e7458d33-7fff-e7ba-1deb-87f1e5659e021"/><text:span text:style-name="T25"><text:s/>for </text:span><text:span text:style-name="T17">Forgot Password</text:span></text:p>
      <text:p text:style-name="P38"><draw:custom-shape text:anchor-type="paragraph" draw:z-index="230" draw:name="Shape 169" draw:style-name="gr2" draw:text-style-name="P74" svg:width="3.652cm" svg:height="0.847cm" svg:x="6.221cm" svg:y="0.185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draw:line text:anchor-type="paragraph" draw:z-index="232" draw:name="Line 143" draw:style-name="gr1" draw:text-style-name="P73" svg:x1="7.491cm" svg:y1="0.058cm" svg:x2="7.465cm" svg:y2="2.497cm"><text:p/></draw:line></text:p>
      <text:p text:style-name="P38"/>
      <text:p text:style-name="P38"/>
      <text:p text:style-name="P38"/>
      <text:p text:style-name="P38"/>
      <text:p text:style-name="P38"><draw:custom-shape text:anchor-type="paragraph" draw:z-index="231" draw:name="Shape 170" draw:style-name="gr5" draw:text-style-name="P75" svg:width="4.605cm" svg:height="2.031cm" svg:x="5.311cm" svg:y="0.064cm"><text:p text:style-name="P75"><text:span text:style-name="T59">Get Email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8"/>
      <text:p text:style-name="P38"><draw:line text:anchor-type="paragraph" draw:z-index="236" draw:name="Line 146" draw:style-name="gr1" draw:text-style-name="P73" svg:x1="2.004cm" svg:y1="4.352cm" svg:x2="2.03cm" svg:y2="0.092cm"><text:p/></draw:line><draw:line text:anchor-type="paragraph" draw:z-index="237" draw:name="Horizontal line 28" draw:style-name="gr1" draw:text-style-name="P73" svg:x1="1.845cm" svg:y1="0.065cm" svg:x2="5.92cm" svg:y2="0.065cm"><text:p/></draw:line></text:p>
      <text:p text:style-name="P38"/>
      <text:p text:style-name="P38"><draw:line text:anchor-type="paragraph" draw:z-index="234" draw:name="Line 144" draw:style-name="gr1" draw:text-style-name="P73" svg:x1="7.295cm" svg:y1="0.146cm" svg:x2="7.321cm" svg:y2="2.213cm"><text:p/></draw:line></text:p>
      <text:p text:style-name="P38"/>
      <text:p text:style-name="P43"><text:s text:c="7"/>NO</text:p>
      <text:p text:style-name="P38"/>
      <text:p text:style-name="P38"><draw:custom-shape text:anchor-type="paragraph" draw:z-index="233" draw:name="Shape 171" draw:style-name="gr15" draw:text-style-name="P74" svg:width="2.752cm" svg:height="2.62cm" svg:x="5.946cm" svg:y="0.12cm"><text:p text:style-name="P74">Not Blank</text:p><draw:enhanced-geometry svg:viewBox="0 0 21600 21600" draw:glue-points="10800 0 0 10800 10800 21600 21600 10800" draw:text-areas="5400 5400 16200 16200" draw:type="diamond" draw:enhanced-path="M 10800 0 L 21600 10800 10800 21600 0 10800 10800 0 Z N"/></draw:custom-shape></text:p>
      <text:p text:style-name="P38"/>
      <text:p text:style-name="P38"><draw:line text:anchor-type="paragraph" draw:z-index="235" draw:name="Line 145" draw:style-name="gr1" draw:text-style-name="P73" svg:x1="5.946cm" svg:y1="0.456cm" svg:x2="1.871cm" svg:y2="0.43cm"><text:p/></draw:line></text:p>
      <text:p text:style-name="P38"/>
      <text:p text:style-name="P38"/>
      <text:p text:style-name="P38"><draw:line text:anchor-type="paragraph" draw:z-index="239" draw:name="Vertical line 18" draw:style-name="gr1" draw:text-style-name="P73" svg:x1="7.322cm" svg:y1="0.305cm" svg:x2="7.322cm" svg:y2="1.474cm"><text:p/></draw:line></text:p>
      <text:p text:style-name="P38"/>
      <text:p text:style-name="P38"/>
      <text:p text:style-name="P38"><draw:custom-shape text:anchor-type="paragraph" draw:z-index="238" draw:name="Shape 172" draw:style-name="gr8" draw:text-style-name="P75" svg:width="5.663cm" svg:height="1.562cm" svg:x="4.941cm" svg:y="0.014cm"><text:p text:style-name="P75"><text:span text:style-name="T59"><text:s text:c="7"/></text:span><text:span text:style-name="T59">Check Email <text:s/>Validation</text:span></text:p><text:p text:style-name="P75"><text:span text:style-name="T59"><text:s text:c="7"/></text:span><text:span text:style-name="T59">For request data</text:span></text:p><draw:enhanced-geometry svg:viewBox="0 0 21600 21600" draw:type="rectangle" draw:enhanced-path="M 0 0 L 21600 0 21600 21600 0 21600 0 0 Z N"/></draw:custom-shape></text:p>
      <text:p text:style-name="P38"/>
      <text:p text:style-name="P38"/>
      <text:p text:style-name="P38"><draw:line text:anchor-type="paragraph" draw:z-index="241" draw:name="Vertical line 19" draw:style-name="gr1" draw:text-style-name="P73" svg:x1="7.375cm" svg:y1="0.115cm" svg:x2="7.375cm" svg:y2="1.507cm"><text:p/></draw:line></text:p>
      <text:p text:style-name="P38"/>
      <text:p text:style-name="P38"><draw:custom-shape text:anchor-type="paragraph" draw:z-index="243" draw:name="Shape 174" draw:style-name="gr4" draw:text-style-name="P75" svg:width="3.335cm" svg:height="2.62cm" svg:x="-0.986cm" svg:y="0.48cm"><text:p text:style-name="P75"><text:span text:style-name="T59"><text:s text:c="4"/></text:span><text:span text:style-name="T59">Check</text:span></text:p><text:p text:style-name="P75"><text:span text:style-name="T59"><text:s text:c="4"/></text:span><text:span text:style-name="T59">Error</text:span></text:p><text:p text:style-name="P75"><text:span text:style-name="T59"/></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38"><draw:custom-shape text:anchor-type="paragraph" draw:z-index="240" draw:name="Shape 173" draw:style-name="gr4" draw:text-style-name="P75" svg:width="3.335cm" svg:height="2.62cm" svg:x="5.708cm" svg:y="0.046cm"><text:p text:style-name="P75"><text:span text:style-name="T59"><text:s text:c="4"/></text:span><text:span text:style-name="T59">Check</text:span></text:p><text:p text:style-name="P75"><text:span text:style-name="T59"><text:s text:c="4"/></text:span><text:span text:style-name="T59">Email <text:s text:c="2"/></text:span></text:p><text:p text:style-name="P75"><text:span text:style-name="T59"><text:s text:c="4"/></text:span><text:span text:style-name="T59">is valid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249" draw:name="Shape 177" draw:style-name="gr4" draw:text-style-name="P75" svg:width="3.335cm" svg:height="2.62cm" svg:x="12.402cm" svg:y="0.051cm"><text:p text:style-name="P75"><text:span text:style-name="T59"><text:s text:c="4"/></text:span><text:span text:style-name="T59">Check</text:span></text:p><text:p text:style-name="P75"><text:span text:style-name="T59"><text:s text:c="4"/></text:span><text:span text:style-name="T59">Email is </text:span></text:p><text:p text:style-name="P75"><text:span text:style-name="T59">Exits in DB</text:span></text:p><text:p text:style-name="P75"><text:span text:style-name="T59"/></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38"><text:s text:c="21"/><text:span text:style-name="T76">No <text:s text:c="51"/></text:span><text:span text:style-name="T77">Yes</text:span></text:p>
      <text:p text:style-name="P38"><draw:line text:anchor-type="paragraph" draw:z-index="242" draw:name="Line 147" draw:style-name="gr1" draw:text-style-name="P73" svg:x1="5.708cm" svg:y1="0.335cm" svg:x2="2.348cm" svg:y2="0.388cm"><text:p/></draw:line><draw:line text:anchor-type="paragraph" draw:z-index="250" draw:name="Line 150" draw:style-name="gr1" draw:text-style-name="P73" svg:x1="9.042cm" svg:y1="0.362cm" svg:x2="12.402cm" svg:y2="0.388cm"><text:p/></draw:line></text:p>
      <text:p text:style-name="P38"/>
      <text:p text:style-name="P38"/>
      <text:p text:style-name="P38"><draw:line text:anchor-type="paragraph" draw:z-index="247" draw:name="Line 149" draw:style-name="gr1" draw:text-style-name="P73" svg:x1="0.654cm" svg:y1="0.178cm" svg:x2="0.628cm" svg:y2="1.492cm"><text:p/></draw:line><draw:line text:anchor-type="paragraph" draw:z-index="251" draw:name="Line 151" draw:style-name="gr1" draw:text-style-name="P73" svg:x1="14.069cm" svg:y1="0.118cm" svg:x2="14.148cm" svg:y2="1.282cm"><text:p/></draw:line></text:p>
      <text:p text:style-name="P38"><draw:custom-shape text:anchor-type="paragraph" draw:z-index="256" draw:name="Shape 178" draw:style-name="gr13" draw:text-style-name="P74" svg:width="2.594cm" svg:height="2.541cm" svg:x="7.851cm" svg:y="0.425cm"><text:p text:style-name="P74">Email is ?</text:p><draw:enhanced-geometry svg:viewBox="0 0 21600 21600" draw:glue-points="10800 0 0 10800 10800 21600 21600 10800" draw:text-areas="5400 5400 16200 16200" draw:type="diamond" draw:enhanced-path="M 10800 0 L 21600 10800 10800 21600 0 10800 10800 0 Z N"/></draw:custom-shape></text:p>
      <text:p text:style-name="P38"><draw:line text:anchor-type="paragraph" draw:z-index="246" draw:name="Line 148" draw:style-name="gr1" draw:text-style-name="P73" svg:x1="0.628cm" svg:y1="0.309cm" svg:x2="0.628cm" svg:y2="0.757cm"><text:p/></draw:line><draw:custom-shape text:anchor-type="paragraph" draw:z-index="253" draw:name="Shape 180" draw:style-name="gr14" draw:text-style-name="P76" svg:width="2.858cm" svg:height="1.629cm" svg:x="12.666cm" svg:y="0.268cm"><text:p text:style-name="P76"><text:span text:style-name="T59">Processtcheck</text:span></text:p><text:p text:style-name="P76"><text:span text:style-name="T59"><text:s/></text:span><text:span text:style-name="T59">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draw:custom-shape text:anchor-type="paragraph" draw:z-index="244" draw:name="Shape 175" draw:style-name="gr5" draw:text-style-name="P75" svg:width="4.605cm" svg:height="2.031cm" svg:x="-1.251cm" svg:y="0.032cm"><text:p text:style-name="P75"><text:span text:style-name="T59"><text:s text:c="2"/></text:span><text:span text:style-name="T59">Display Error</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57" draw:name="Line 154" draw:style-name="gr1" draw:text-style-name="P73" svg:x1="12.667cm" svg:y1="0.695cm" svg:x2="10.444cm" svg:y2="0.721cm"><text:p/></draw:line><draw:line text:anchor-type="paragraph" draw:z-index="259" draw:name="Line 156" draw:style-name="gr1" draw:text-style-name="P73" svg:x1="7.851cm" svg:y1="0.695cm" svg:x2="2.983cm" svg:y2="0.748cm"><text:p/></draw:line><text:s text:c="44"/><text:span text:style-name="T79">No</text:span> <text:s text:c="51"/><text:span text:style-name="T78">Yes</text:span> <text:s text:c="38"/><text:span text:style-name="T62">query <text:s text:c="27"/></text:span></text:p>
      <text:p text:style-name="P38"><draw:line text:anchor-type="paragraph" draw:z-index="254" draw:name="Line 152" draw:style-name="gr1" draw:text-style-name="P73" svg:x1="15.312cm" svg:y1="0.125cm" svg:x2="16.476cm" svg:y2="0.723cm"><text:p/></draw:line><text:s text:c="12"/></text:p>
      <text:p text:style-name="P38"><draw:custom-shape text:anchor-type="paragraph" draw:z-index="252" draw:name="Shape 179" draw:style-name="gr6" draw:text-style-name="P74" svg:width="2.7cm" svg:height="2.779cm" svg:x="15.743cm" svg:y="0.236cm"><text:p text:style-name="P74"><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5" draw:name="Line 153" draw:style-name="gr1" draw:text-style-name="P73" svg:x1="15.743cm" svg:y1="1.388cm" svg:x2="14.413cm" svg:y2="0.009cm"><text:p/></draw:line><draw:line text:anchor-type="paragraph" draw:z-index="260" draw:name="Line 155" draw:style-name="gr1" draw:text-style-name="P73" svg:x1="9.121cm" svg:y1="0.591cm" svg:x2="10.074cm" svg:y2="2.004cm"><text:p/></draw:line><draw:line text:anchor-type="paragraph" draw:z-index="248" draw:name="Vertical line 20" draw:style-name="gr1" draw:text-style-name="P73" svg:x1="0.469cm" svg:y1="0.797cm" svg:x2="0.495cm" svg:y2="3.141cm"><text:p/></draw:line><text:tab/><text:tab/><text:tab/><text:tab/><text:tab/><text:tab/><text:tab/><text:tab/><text:tab/><text:tab/><text:tab/><text:tab/><text:tab/><text:tab/><text:tab/><text:tab/><text:tab/><text:tab/><text:tab/></text:p>
      <text:p text:style-name="P38"><text:tab/><text:tab/><text:tab/><text:tab/><text:tab/><text:tab/><text:tab/><text:tab/><text:span text:style-name="T80">yes</text:span><text:tab/><text:tab/><text:tab/><text:tab/><text:tab/><text:tab/></text:p>
      <text:p text:style-name="P38"><text:tab/><text:tab/><text:tab/><text:tab/><text:tab/><text:tab/><text:tab/><text:tab/><text:tab/><text:tab/></text:p>
      <text:p text:style-name="P38"><draw:custom-shape text:anchor-type="paragraph" draw:z-index="258" draw:name="Shape 181" draw:style-name="gr12" draw:text-style-name="P78" svg:width="2.991cm" svg:height="0.953cm" svg:x="9.703cm" svg:y="0.056cm"><text:p text:style-name="P78">Mail send</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8"/>
      <text:p text:style-name="P38"><draw:custom-shape text:anchor-type="paragraph" draw:z-index="245" draw:name="Shape 176" draw:style-name="gr2" draw:text-style-name="P74" svg:width="3.652cm" svg:height="0.847cm" svg:x="-0.774cm" svg:y="0.312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48"><draw:line text:anchor-type="paragraph" draw:z-index="330" draw:name="Line 163" draw:style-name="gr1" draw:text-style-name="P73" svg:x1="10.206cm" svg:y1="0.035cm" svg:x2="2.877cm" svg:y2="0.035cm"><text:p/></draw:line></text:p>
      <text:p text:style-name="P48"><text:soft-page-break/></text:p>
      <text:p text:style-name="P48"/>
      <text:p text:style-name="P44"><text:span text:style-name="T23">4.</text:span><text:span text:style-name="T26">DFD for Product Ad</text:span><text:span text:style-name="T27">d</text:span></text:p>
      <text:p text:style-name="P49"><draw:custom-shape text:anchor-type="paragraph" draw:z-index="261" draw:name="Shape 182" draw:style-name="gr2" draw:text-style-name="P74" svg:width="3.652cm" svg:height="0.847cm" svg:x="5.771cm" svg:y="0.032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9"><draw:line text:anchor-type="paragraph" draw:z-index="263" draw:name="Vertical line 21" draw:style-name="gr1" draw:text-style-name="P73" svg:x1="7.481cm" svg:y1="0.392cm" svg:x2="7.481cm" svg:y2="2.461cm"><text:p/></draw:line></text:p>
      <text:p text:style-name="P49"/>
      <text:p text:style-name="P49"/>
      <text:p text:style-name="P49"/>
      <text:p text:style-name="P49"/>
      <text:p text:style-name="P49"><draw:custom-shape text:anchor-type="paragraph" draw:z-index="262" draw:name="Shape 183" draw:style-name="gr9" draw:text-style-name="P77" svg:width="2.966cm" svg:height="2.888cm" svg:x="5.999cm" svg:y="0.026cm"><text:p text:style-name="P77"><text:span text:style-name="T82">Is login ?</text:span></text:p><draw:enhanced-geometry svg:viewBox="0 0 21600 21600" draw:glue-points="10800 0 0 10800 10800 21600 21600 10800" draw:text-areas="5400 5400 16200 16200" draw:type="diamond" draw:enhanced-path="M 10800 0 L 21600 10800 10800 21600 0 10800 10800 0 Z N"/></draw:custom-shape></text:p>
      <text:p text:style-name="P49"><draw:custom-shape text:anchor-type="paragraph" draw:z-index="264" draw:name="Shape 184" draw:style-name="gr5" draw:text-style-name="P75" svg:width="4.605cm" svg:height="2.031cm" svg:x="-1.251cm" svg:y="0.042cm"><text:p text:style-name="P75"><text:span text:style-name="T59"><text:s text:c="2"/></text:span><text:span text:style-name="T59">Display Error</text:span></text:p><text:p text:style-name="P75"><text:span text:style-name="T59"><text:s/></text:span><text:span text:style-name="T59">Messge must be</text:span></text:p><text:p text:style-name="P75"><text:span text:style-name="T5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4"><draw:line text:anchor-type="paragraph" draw:z-index="265" draw:name="Line 158" draw:style-name="gr1" draw:text-style-name="P73" svg:x1="5.999cm" svg:y1="0.402cm" svg:x2="2.824cm" svg:y2="0.428cm"><text:p/></draw:line><text:span text:style-name="T26"><text:s text:c="31"/></text:span><text:span text:style-name="T28">No</text:span></text:p>
      <text:p text:style-name="P49"/>
      <text:p text:style-name="P49"/>
      <text:p text:style-name="P49"><draw:line text:anchor-type="paragraph" draw:z-index="267" draw:name="Vertical line 22" draw:style-name="gr1" draw:text-style-name="P73" svg:x1="7.507cm" svg:y1="0.48cm" svg:x2="7.507cm" svg:y2="2.36cm"><text:p/></draw:line></text:p>
      <text:p text:style-name="P49"/>
      <text:p text:style-name="P44"><text:span text:style-name="T26"><text:s text:c="56"/></text:span><text:span text:style-name="T41">Yes</text:span></text:p>
      <text:p text:style-name="P49"/>
      <text:p text:style-name="P49"><draw:custom-shape text:anchor-type="paragraph" draw:z-index="266" draw:name="Shape 185" draw:style-name="gr11" draw:text-style-name="P75" svg:width="5.081cm" svg:height="2.149cm" svg:x="5.126cm" svg:y="0.413cm"><text:p text:style-name="P75"><text:span text:style-name="T59"><text:s text:c="2"/></text:span><text:span text:style-name="T59">Get Prodcuts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9"/>
      <text:p text:style-name="P49"/>
      <text:p text:style-name="P49"><draw:line text:anchor-type="paragraph" draw:z-index="271" draw:name="Line 161" draw:style-name="gr1" draw:text-style-name="P73" svg:x1="2.639cm" svg:y1="3.921cm" svg:x2="2.692cm" svg:y2="0.27cm"><text:p/></draw:line><draw:line text:anchor-type="paragraph" draw:z-index="272" draw:name="Line 162" draw:style-name="gr1" draw:text-style-name="P73" svg:x1="2.692cm" svg:y1="0.27cm" svg:x2="5.523cm" svg:y2="0.296cm"><text:p/></draw:line></text:p>
      <text:p text:style-name="P49"/>
      <text:p text:style-name="P49"><draw:line text:anchor-type="paragraph" draw:z-index="268" draw:name="Line 159" draw:style-name="gr1" draw:text-style-name="P73" svg:x1="7.322cm" svg:y1="0.009cm" svg:x2="7.348cm" svg:y2="1.44cm"><text:p/></draw:line></text:p>
      <text:p text:style-name="P49"/>
      <text:p text:style-name="P44"><text:span text:style-name="T26"><text:s text:c="15"/></text:span><text:span text:style-name="T29">No</text:span></text:p>
      <text:p text:style-name="P49"><draw:custom-shape text:anchor-type="paragraph" draw:z-index="269" draw:name="Shape 186" draw:style-name="gr9" draw:text-style-name="P77" svg:width="2.966cm" svg:height="2.888cm" svg:x="5.84cm" svg:y="0.053cm"><text:p text:style-name="P77"><text:span text:style-name="T82">Not blank</text:span></text:p><draw:enhanced-geometry svg:viewBox="0 0 21600 21600" draw:glue-points="10800 0 0 10800 10800 21600 21600 10800" draw:text-areas="5400 5400 16200 16200" draw:type="diamond" draw:enhanced-path="M 10800 0 L 21600 10800 10800 21600 0 10800 10800 0 Z N"/></draw:custom-shape></text:p>
      <text:p text:style-name="P49"/>
      <text:p text:style-name="P49"/>
      <text:p text:style-name="P49"><draw:line text:anchor-type="paragraph" draw:z-index="270" draw:name="Line 160" draw:style-name="gr1" draw:text-style-name="P73" svg:x1="5.84cm" svg:y1="0.052cm" svg:x2="2.639cm" svg:y2="0.026cm"><text:p/></draw:line></text:p>
      <text:p text:style-name="P49"/>
      <text:p text:style-name="P49"/>
      <text:p text:style-name="P49"><draw:line text:anchor-type="paragraph" draw:z-index="274" draw:name="Vertical line 23" draw:style-name="gr1" draw:text-style-name="P73" svg:x1="7.348cm" svg:y1="0.019cm" svg:x2="7.348cm" svg:y2="1.067cm"><text:p/></draw:line></text:p>
      <text:p text:style-name="P49"/>
      <text:p text:style-name="P49"><draw:custom-shape text:anchor-type="paragraph" draw:z-index="273" draw:name="Shape 187" draw:style-name="gr8" draw:text-style-name="P75" svg:width="5.663cm" svg:height="1.562cm" svg:x="4.808cm" svg:y="0.093cm"><text:p text:style-name="P75"><text:span text:style-name="T59"><text:s/></text:span><text:span text:style-name="T59">Check Data type and Validation</text:span></text:p><text:p text:style-name="P75"><text:span text:style-name="T59"><text:s text:c="2"/></text:span><text:span text:style-name="T59">For request data</text:span></text:p><draw:enhanced-geometry svg:viewBox="0 0 21600 21600" draw:type="rectangle" draw:enhanced-path="M 0 0 L 21600 0 21600 21600 0 21600 0 0 Z N"/></draw:custom-shape></text:p>
      <text:p text:style-name="P49"/>
      <text:p text:style-name="P49"/>
      <text:p text:style-name="P49"><draw:line text:anchor-type="paragraph" draw:z-index="276" draw:name="Vertical line 24" draw:style-name="gr1" draw:text-style-name="P73" svg:x1="7.481cm" svg:y1="0.194cm" svg:x2="7.481cm" svg:y2="0.898cm"><text:p/></draw:line></text:p>
      <text:p text:style-name="P49"><draw:custom-shape text:anchor-type="paragraph" draw:z-index="275" draw:name="Shape 188" draw:style-name="gr4" draw:text-style-name="P75" svg:width="3.335cm" svg:height="2.62cm" svg:x="5.84cm" svg:y="0.411cm"><text:p text:style-name="P75"><text:span text:style-name="T59"><text:s text:c="4"/></text:span><text:span text:style-name="T59">Check</text:span></text:p><text:p text:style-name="P75"><text:span text:style-name="T59">Request <text:s/>data </text:span></text:p><text:p text:style-name="P75"><text:span text:style-name="T59"><text:s text:c="4"/></text:span><text:span text:style-name="T59">is valid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277" draw:name="Shape 190" draw:style-name="gr4" draw:text-style-name="P75" svg:width="3.335cm" svg:height="2.62cm" svg:x="-0.139cm" svg:y="0.48cm"><text:p text:style-name="P75"><text:span text:style-name="T59"><text:s text:c="4"/></text:span><text:span text:style-name="T59">Check</text:span></text:p><text:p text:style-name="P75"><text:span text:style-name="T59"><text:s text:c="4"/></text:span><text:span text:style-name="T59">Error</text:span></text:p><text:p text:style-name="P75"><text:span text:style-name="T59"/></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 text:c="38"/></text:p>
      <text:p text:style-name="P49"><draw:custom-shape text:anchor-type="paragraph" draw:z-index="283" draw:name="Shape 192" draw:style-name="gr7" draw:text-style-name="P76" svg:width="2.858cm" svg:height="2.858cm" svg:x="12.111cm" svg:y="0.019cm"><text:p text:style-name="P76"><text:span text:style-name="T59">Process the </text:span></text:p><text:p text:style-name="P76"><text:span text:style-name="T5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text:span text:style-name="T26"><text:s text:c="29"/></text:span><text:span text:style-name="T30">No <text:s text:c="49"/>Yes</text:span></text:p>
      <text:p text:style-name="P49"><draw:line text:anchor-type="paragraph" draw:z-index="278" draw:name="Line 164" draw:style-name="gr1" draw:text-style-name="P73" svg:x1="5.841cm" svg:y1="0.243cm" svg:x2="2.983cm" svg:y2="0.269cm"><text:p/></draw:line><draw:line text:anchor-type="paragraph" draw:z-index="284" draw:name="Line 168" draw:style-name="gr1" draw:text-style-name="P73" svg:x1="9.174cm" svg:y1="0.27cm" svg:x2="12.111cm" svg:y2="0.323cm"><text:p/></draw:line><text:s text:c="10"/></text:p>
      <text:p text:style-name="P49"><text:s/></text:p>
      <text:p text:style-name="P49"><draw:line text:anchor-type="paragraph" draw:z-index="286" draw:name="Line 169" draw:style-name="gr1" draw:text-style-name="P73" svg:x1="14.757cm" svg:y1="0.09cm" svg:x2="15.736cm" svg:y2="1.231cm"><text:p/></draw:line></text:p>
      <text:p text:style-name="P44"><draw:line text:anchor-type="paragraph" draw:z-index="281" draw:name="Line 165" draw:style-name="gr1" draw:text-style-name="P73" svg:x1="1.474cm" svg:y1="0.178cm" svg:x2="1.448cm" svg:y2="0.767cm"><text:p/></draw:line><draw:line text:anchor-type="paragraph" draw:z-index="287" draw:name="Line 170" draw:style-name="gr1" draw:text-style-name="P73" svg:x1="14.81cm" svg:y1="1.032cm" svg:x2="14.175cm" svg:y2="0.291cm"><text:p/></draw:line><draw:custom-shape text:anchor-type="paragraph" draw:z-index="288" draw:name="Shape 194" draw:style-name="gr4" draw:text-style-name="P75" svg:width="3.335cm" svg:height="2.62cm" svg:x="8.777cm" svg:y="0.109cm"><text:p text:style-name="P75"><text:span text:style-name="T59">If Save Suces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text:anchor-type="paragraph" draw:z-index="329" draw:name="Line 190" draw:style-name="gr1" draw:text-style-name="P73" svg:x1="13.592cm" svg:y1="0.443cm" svg:x2="13.566cm" svg:y2="1.44cm"><text:p/></draw:line><text:span text:style-name="T26"><text:s text:c="132"/></text:span><text:span text:style-name="T64">query</text:span></text:p>
      <text:p text:style-name="P49"><draw:custom-shape text:anchor-type="paragraph" draw:z-index="279" draw:name="Shape 189" draw:style-name="gr5" draw:text-style-name="P75" svg:width="4.605cm" svg:height="2.031cm" svg:x="-0.377cm" svg:y="0.28cm"><text:p text:style-name="P75"><text:span text:style-name="T59"><text:s text:c="2"/></text:span><text:span text:style-name="T59">Display Error</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285" draw:name="Shape 193" draw:style-name="gr6" draw:text-style-name="P74" svg:width="2.7cm" svg:height="2.779cm" svg:x="14.684cm" svg:y="0.258cm"><text:p text:style-name="P74"><text:s text:c="2"/>Store</text:p><text:p text:style-name="P74"><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draw:line text:anchor-type="paragraph" draw:z-index="292" draw:name="Line 172" draw:style-name="gr1" draw:text-style-name="P73" svg:x1="8.777cm" svg:y1="0.428cm" svg:x2="3.962cm" svg:y2="0.402cm"><text:p/></draw:line><draw:line text:anchor-type="paragraph" draw:z-index="289" draw:name="Line 167" draw:style-name="gr1" draw:text-style-name="P73" svg:x1="13.699cm" svg:y1="0.466cm" svg:x2="12.111cm" svg:y2="0.466cm"><text:p/></draw:line><text:span text:style-name="T26"><text:tab/><text:tab/><text:tab/><text:tab/></text:span><text:span text:style-name="T31">No</text:span></text:p>
      <text:p text:style-name="P49"/>
      <text:p text:style-name="P49"><draw:custom-shape text:anchor-type="paragraph" draw:z-index="290" draw:name="Shape 195" draw:style-name="gr5" draw:text-style-name="P75" svg:width="4.605cm" svg:height="2.031cm" svg:x="4.544cm" svg:y="0.053cm"><text:p text:style-name="P75"><text:span text:style-name="T59"><text:s text:c="2"/></text:span><text:span text:style-name="T59">Display success</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91" draw:name="Line 171" draw:style-name="gr1" draw:text-style-name="P73" svg:x1="9.809cm" svg:y1="0.328cm" svg:x2="8.777cm" svg:y2="0.646cm"><text:p/></draw:line></text:p>
      <text:p text:style-name="P49"><draw:line text:anchor-type="paragraph" draw:z-index="282" draw:name="Line 166" draw:style-name="gr1" draw:text-style-name="P73" svg:x1="1.527cm" svg:y1="0.363cm" svg:x2="1.501cm" svg:y2="0.957cm"><text:p/></draw:line></text:p>
      <text:p text:style-name="P44"><draw:custom-shape text:anchor-type="paragraph" draw:z-index="280" draw:name="Shape 191" draw:style-name="gr2" draw:text-style-name="P74" svg:width="3.652cm" svg:height="0.847cm" svg:x="-0.034cm" svg:y="0.471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6"><text:s text:c="75"/></text:span><text:span text:style-name="T31">yes</text:span></text:p>
      <text:p text:style-name="P49"><draw:line text:anchor-type="paragraph" draw:z-index="293" draw:name="Line 173" draw:style-name="gr1" draw:text-style-name="P73" svg:x1="4.544cm" svg:y1="0.623cm" svg:x2="3.618cm" svg:y2="0.641cm"><text:p/></draw:line></text:p>
      <text:p text:style-name="P49"><text:soft-page-break/></text:p>
      <text:p text:style-name="P49"/>
      <text:p text:style-name="P45"><text:span text:style-name="T33">5</text:span><text:span text:style-name="T23">.</text:span><text:span text:style-name="T26">DFD for </text:span><text:span text:style-name="T32">Category</text:span><text:span text:style-name="T26"> Ad</text:span><text:span text:style-name="T27">d</text:span></text:p>
      <text:p text:style-name="P50"><draw:custom-shape text:anchor-type="paragraph" draw:z-index="294" draw:name="Shape 196" draw:style-name="gr2" draw:text-style-name="P74" svg:width="3.652cm" svg:height="0.847cm" svg:x="5.771cm" svg:y="0.032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0"><draw:line text:anchor-type="paragraph" draw:z-index="296" draw:name="Vertical line 25" draw:style-name="gr1" draw:text-style-name="P73" svg:x1="7.481cm" svg:y1="0.392cm" svg:x2="7.481cm" svg:y2="2.117cm"><text:p/></draw:line></text:p>
      <text:p text:style-name="P50"/>
      <text:p text:style-name="P50"/>
      <text:p text:style-name="P50"/>
      <text:p text:style-name="P50"><draw:custom-shape text:anchor-type="paragraph" draw:z-index="295" draw:name="Shape 197" draw:style-name="gr9" draw:text-style-name="P77" svg:width="2.966cm" svg:height="2.888cm" svg:x="5.999cm" svg:y="0.026cm"><text:p text:style-name="P77"><text:span text:style-name="T82">Is login ?</text:span></text:p><draw:enhanced-geometry svg:viewBox="0 0 21600 21600" draw:glue-points="10800 0 0 10800 10800 21600 21600 10800" draw:text-areas="5400 5400 16200 16200" draw:type="diamond" draw:enhanced-path="M 10800 0 L 21600 10800 10800 21600 0 10800 10800 0 Z N"/></draw:custom-shape></text:p>
      <text:p text:style-name="P50"><draw:custom-shape text:anchor-type="paragraph" draw:z-index="297" draw:name="Shape 198" draw:style-name="gr5" draw:text-style-name="P75" svg:width="4.605cm" svg:height="2.031cm" svg:x="-1.251cm" svg:y="0.042cm"><text:p text:style-name="P75"><text:span text:style-name="T59"><text:s text:c="2"/></text:span><text:span text:style-name="T59">Display Error</text:span></text:p><text:p text:style-name="P75"><text:span text:style-name="T59"><text:s/></text:span><text:span text:style-name="T59">Messge must be</text:span></text:p><text:p text:style-name="P75"><text:span text:style-name="T5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6"><draw:line text:anchor-type="paragraph" draw:z-index="298" draw:name="Line 174" draw:style-name="gr1" draw:text-style-name="P73" svg:x1="5.999cm" svg:y1="0.402cm" svg:x2="2.824cm" svg:y2="0.428cm"><text:p/></draw:line><text:span text:style-name="T26"><text:s text:c="31"/></text:span><text:span text:style-name="T28">No</text:span></text:p>
      <text:p text:style-name="P50"/>
      <text:p text:style-name="P50"/>
      <text:p text:style-name="P50"><draw:line text:anchor-type="paragraph" draw:z-index="300" draw:name="Vertical line 26" draw:style-name="gr1" draw:text-style-name="P73" svg:x1="7.507cm" svg:y1="0.48cm" svg:x2="7.507cm" svg:y2="2.36cm"><text:p/></draw:line></text:p>
      <text:p text:style-name="P50"/>
      <text:p text:style-name="P50"/>
      <text:p text:style-name="P50"/>
      <text:p text:style-name="P50"><draw:custom-shape text:anchor-type="paragraph" draw:z-index="299" draw:name="Shape 199" draw:style-name="gr10" draw:text-style-name="P75" svg:width="4.763cm" svg:height="2.112cm" svg:x="5.126cm" svg:y="0.413cm"><text:p text:style-name="P75"><text:span text:style-name="T59"><text:s text:c="2"/></text:span><text:span text:style-name="T59">Get Category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0"/>
      <text:p text:style-name="P50"/>
      <text:p text:style-name="P50"><draw:line text:anchor-type="paragraph" draw:z-index="304" draw:name="Line 177" draw:style-name="gr1" draw:text-style-name="P73" svg:x1="2.639cm" svg:y1="3.921cm" svg:x2="2.692cm" svg:y2="0.27cm"><text:p/></draw:line><draw:line text:anchor-type="paragraph" draw:z-index="305" draw:name="Line 178" draw:style-name="gr1" draw:text-style-name="P73" svg:x1="2.692cm" svg:y1="0.27cm" svg:x2="5.523cm" svg:y2="0.296cm"><text:p/></draw:line></text:p>
      <text:p text:style-name="P50"/>
      <text:p text:style-name="P50"><draw:line text:anchor-type="paragraph" draw:z-index="301" draw:name="Line 175" draw:style-name="gr1" draw:text-style-name="P73" svg:x1="7.322cm" svg:y1="0.009cm" svg:x2="7.348cm" svg:y2="1.44cm"><text:p/></draw:line></text:p>
      <text:p text:style-name="P50"/>
      <text:p text:style-name="P46"><text:span text:style-name="T26"><text:s text:c="15"/></text:span><text:span text:style-name="T29">No</text:span></text:p>
      <text:p text:style-name="P50"><draw:custom-shape text:anchor-type="paragraph" draw:z-index="302" draw:name="Shape 200" draw:style-name="gr9" draw:text-style-name="P77" svg:width="2.966cm" svg:height="2.888cm" svg:x="5.84cm" svg:y="0.053cm"><text:p text:style-name="P77"><text:span text:style-name="T82">Not blank</text:span></text:p><draw:enhanced-geometry svg:viewBox="0 0 21600 21600" draw:glue-points="10800 0 0 10800 10800 21600 21600 10800" draw:text-areas="5400 5400 16200 16200" draw:type="diamond" draw:enhanced-path="M 10800 0 L 21600 10800 10800 21600 0 10800 10800 0 Z N"/></draw:custom-shape></text:p>
      <text:p text:style-name="P50"/>
      <text:p text:style-name="P50"/>
      <text:p text:style-name="P50"><draw:line text:anchor-type="paragraph" draw:z-index="303" draw:name="Line 176" draw:style-name="gr1" draw:text-style-name="P73" svg:x1="5.84cm" svg:y1="0.052cm" svg:x2="2.639cm" svg:y2="0.026cm"><text:p/></draw:line></text:p>
      <text:p text:style-name="P50"/>
      <text:p text:style-name="P50"/>
      <text:p text:style-name="P50"><draw:line text:anchor-type="paragraph" draw:z-index="307" draw:name="Vertical line 27" draw:style-name="gr1" draw:text-style-name="P73" svg:x1="7.348cm" svg:y1="0.019cm" svg:x2="7.348cm" svg:y2="1.067cm"><text:p/></draw:line></text:p>
      <text:p text:style-name="P50"/>
      <text:p text:style-name="P50"><draw:custom-shape text:anchor-type="paragraph" draw:z-index="306" draw:name="Shape 201" draw:style-name="gr8" draw:text-style-name="P75" svg:width="5.663cm" svg:height="1.562cm" svg:x="4.808cm" svg:y="0.093cm"><text:p text:style-name="P75"><text:span text:style-name="T59"><text:s/></text:span><text:span text:style-name="T59">Check Data type and Validation</text:span></text:p><text:p text:style-name="P75"><text:span text:style-name="T59"><text:s text:c="2"/></text:span><text:span text:style-name="T59">For request data</text:span></text:p><draw:enhanced-geometry svg:viewBox="0 0 21600 21600" draw:type="rectangle" draw:enhanced-path="M 0 0 L 21600 0 21600 21600 0 21600 0 0 Z N"/></draw:custom-shape></text:p>
      <text:p text:style-name="P50"/>
      <text:p text:style-name="P50"/>
      <text:p text:style-name="P50"><draw:line text:anchor-type="paragraph" draw:z-index="309" draw:name="Vertical line 28" draw:style-name="gr1" draw:text-style-name="P73" svg:x1="7.481cm" svg:y1="0.194cm" svg:x2="7.481cm" svg:y2="0.898cm"><text:p/></draw:line></text:p>
      <text:p text:style-name="P50"><draw:custom-shape text:anchor-type="paragraph" draw:z-index="308" draw:name="Shape 202" draw:style-name="gr4" draw:text-style-name="P75" svg:width="3.335cm" svg:height="2.62cm" svg:x="5.84cm" svg:y="0.411cm"><text:p text:style-name="P75"><text:span text:style-name="T59"><text:s text:c="4"/></text:span><text:span text:style-name="T59">Check</text:span></text:p><text:p text:style-name="P75"><text:span text:style-name="T59">Request <text:s/>data </text:span></text:p><text:p text:style-name="P75"><text:span text:style-name="T59"><text:s text:c="4"/></text:span><text:span text:style-name="T59">is valid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310" draw:name="Shape 203" draw:style-name="gr4" draw:text-style-name="P75" svg:width="3.335cm" svg:height="2.62cm" svg:x="-0.139cm" svg:y="0.48cm"><text:p text:style-name="P75"><text:span text:style-name="T59"><text:s text:c="4"/></text:span><text:span text:style-name="T59">Check</text:span></text:p><text:p text:style-name="P75"><text:span text:style-name="T59"><text:s text:c="4"/></text:span><text:span text:style-name="T59">Error</text:span></text:p><text:p text:style-name="P75"><text:span text:style-name="T59"/></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s text:c="38"/></text:p>
      <text:p text:style-name="P50"><draw:custom-shape text:anchor-type="paragraph" draw:z-index="316" draw:name="Shape 206" draw:style-name="gr7" draw:text-style-name="P76" svg:width="2.858cm" svg:height="2.858cm" svg:x="12.111cm" svg:y="0.019cm"><text:p text:style-name="P76"><text:span text:style-name="T59">Process the </text:span></text:p><text:p text:style-name="P76"><text:span text:style-name="T5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6"><text:span text:style-name="T26"><text:s text:c="29"/></text:span><text:span text:style-name="T30">No <text:s text:c="49"/>Yes</text:span></text:p>
      <text:p text:style-name="P50"><draw:line text:anchor-type="paragraph" draw:z-index="311" draw:name="Line 180" draw:style-name="gr1" draw:text-style-name="P73" svg:x1="5.841cm" svg:y1="0.243cm" svg:x2="2.983cm" svg:y2="0.269cm"><text:p/></draw:line><draw:line text:anchor-type="paragraph" draw:z-index="317" draw:name="Line 183" draw:style-name="gr1" draw:text-style-name="P73" svg:x1="9.174cm" svg:y1="0.27cm" svg:x2="12.111cm" svg:y2="0.323cm"><text:p/></draw:line><text:s text:c="10"/></text:p>
      <text:p text:style-name="P50"><text:s/></text:p>
      <text:p text:style-name="P50"><draw:line text:anchor-type="paragraph" draw:z-index="319" draw:name="Line 184" draw:style-name="gr1" draw:text-style-name="P73" svg:x1="14.757cm" svg:y1="0.09cm" svg:x2="15.736cm" svg:y2="1.231cm"><text:p/></draw:line></text:p>
      <text:p text:style-name="P46"><draw:line text:anchor-type="paragraph" draw:z-index="314" draw:name="Line 181" draw:style-name="gr1" draw:text-style-name="P73" svg:x1="1.474cm" svg:y1="0.178cm" svg:x2="1.448cm" svg:y2="0.767cm"><text:p/></draw:line><draw:line text:anchor-type="paragraph" draw:z-index="320" draw:name="Line 185" draw:style-name="gr1" draw:text-style-name="P73" svg:x1="14.81cm" svg:y1="1.032cm" svg:x2="14.175cm" svg:y2="0.291cm"><text:p/></draw:line><draw:custom-shape text:anchor-type="paragraph" draw:z-index="321" draw:name="Shape 208" draw:style-name="gr4" draw:text-style-name="P75" svg:width="3.335cm" svg:height="2.62cm" svg:x="8.777cm" svg:y="0.109cm"><text:p text:style-name="P75"><text:span text:style-name="T59">If Save Suces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text:anchor-type="paragraph" draw:z-index="328" draw:name="Vertical line 29" draw:style-name="gr1" draw:text-style-name="P73" svg:x1="13.566cm" svg:y1="0.443cm" svg:x2="13.566cm" svg:y2="1.411cm"><text:p/></draw:line><text:span text:style-name="T26"><text:s text:c="132"/></text:span><text:span text:style-name="T64">query</text:span></text:p>
      <text:p text:style-name="P50"><draw:custom-shape text:anchor-type="paragraph" draw:z-index="312" draw:name="Shape 204" draw:style-name="gr5" draw:text-style-name="P75" svg:width="4.605cm" svg:height="2.031cm" svg:x="-0.377cm" svg:y="0.28cm"><text:p text:style-name="P75"><text:span text:style-name="T59"><text:s text:c="2"/></text:span><text:span text:style-name="T59">Display Error</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318" draw:name="Shape 207" draw:style-name="gr6" draw:text-style-name="P74" svg:width="2.7cm" svg:height="2.779cm" svg:x="14.684cm" svg:y="0.258cm"><text:p text:style-name="P74"><text:s text:c="2"/>Store</text:p><text:p text:style-name="P74"><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draw:line text:anchor-type="paragraph" draw:z-index="325" draw:name="Line 188" draw:style-name="gr1" draw:text-style-name="P73" svg:x1="8.777cm" svg:y1="0.428cm" svg:x2="3.962cm" svg:y2="0.402cm"><text:p/></draw:line><draw:line text:anchor-type="paragraph" draw:z-index="322" draw:name="Line 186" draw:style-name="gr1" draw:text-style-name="P73" svg:x1="13.725cm" svg:y1="0.437cm" svg:x2="12.111cm" svg:y2="0.437cm"><text:p/></draw:line><text:span text:style-name="T26"><text:tab/><text:tab/><text:tab/><text:tab/></text:span><text:span text:style-name="T31">No</text:span></text:p>
      <text:p text:style-name="P50"/>
      <text:p text:style-name="P50"><draw:line text:anchor-type="paragraph" draw:z-index="324" draw:name="Line 187" draw:style-name="gr1" draw:text-style-name="P73" svg:x1="9.809cm" svg:y1="0.328cm" svg:x2="8.777cm" svg:y2="0.646cm"><text:p/></draw:line><draw:custom-shape text:anchor-type="paragraph" draw:z-index="323" draw:name="Shape 209" draw:style-name="gr5" draw:text-style-name="P75" svg:width="4.605cm" svg:height="2.031cm" svg:x="4.544cm" svg:y="0.053cm"><text:p text:style-name="P75"><text:span text:style-name="T59"><text:s text:c="2"/></text:span><text:span text:style-name="T59">Display success</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0"><draw:line text:anchor-type="paragraph" draw:z-index="315" draw:name="Line 182" draw:style-name="gr1" draw:text-style-name="P73" svg:x1="1.527cm" svg:y1="0.363cm" svg:x2="1.501cm" svg:y2="0.957cm"><text:p/></draw:line></text:p>
      <text:p text:style-name="P46"><draw:custom-shape text:anchor-type="paragraph" draw:z-index="313" draw:name="Shape 205" draw:style-name="gr2" draw:text-style-name="P74" svg:width="3.652cm" svg:height="0.847cm" svg:x="-0.034cm" svg:y="0.471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6"><text:s text:c="75"/></text:span><text:span text:style-name="T31">yes</text:span></text:p>
      <text:p text:style-name="P50"><draw:line text:anchor-type="paragraph" draw:z-index="326" draw:name="Line 189" draw:style-name="gr1" draw:text-style-name="P73" svg:x1="4.544cm" svg:y1="0.623cm" svg:x2="3.618cm" svg:y2="0.641cm"><text:p/></draw:line></text:p>
      <text:p text:style-name="P50"/>
      <text:p text:style-name="P49"><text:soft-page-break/></text:p>
      <text:p text:style-name="P49"/>
      <text:p text:style-name="P47"><text:span text:style-name="T34">6</text:span><text:span text:style-name="T26">. DFD FOR Super Admin</text:span></text:p>
      <text:p text:style-name="P49"><draw:custom-shape text:anchor-type="paragraph" draw:z-index="327" draw:name="Shape 210" draw:style-name="gr2" draw:text-style-name="P74" svg:width="3.652cm" svg:height="0.847cm" svg:x="5.771cm" svg:y="0.032cm"><text:p text:style-name="P74"><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9"><draw:line text:anchor-type="paragraph" draw:z-index="332" draw:name="Vertical line 30" draw:style-name="gr1" draw:text-style-name="P73" svg:x1="7.481cm" svg:y1="0.392cm" svg:x2="7.481cm" svg:y2="1.487cm"><text:p/></draw:line></text:p>
      <text:p text:style-name="P49"/>
      <text:p text:style-name="P49"/>
      <text:p text:style-name="P49"><draw:custom-shape text:anchor-type="paragraph" draw:z-index="331" draw:name="Shape 211" draw:style-name="gr9" draw:text-style-name="P77" svg:width="2.966cm" svg:height="2.888cm" svg:x="5.999cm" svg:y="0.026cm"><text:p text:style-name="P77"><text:span text:style-name="T82">Is login ?</text:span></text:p><draw:enhanced-geometry svg:viewBox="0 0 21600 21600" draw:glue-points="10800 0 0 10800 10800 21600 21600 10800" draw:text-areas="5400 5400 16200 16200" draw:type="diamond" draw:enhanced-path="M 10800 0 L 21600 10800 10800 21600 0 10800 10800 0 Z N"/></draw:custom-shape><text:s text:c="38"/></text:p>
      <text:p text:style-name="P44"><draw:custom-shape text:anchor-type="paragraph" draw:z-index="333" draw:name="Shape 212" draw:style-name="gr5" draw:text-style-name="P75" svg:width="4.605cm" svg:height="2.031cm" svg:x="-1.039cm" svg:y="0.011cm"><text:p text:style-name="P75"><text:span text:style-name="T59"><text:s text:c="2"/></text:span><text:span text:style-name="T59">Display Error</text:span></text:p><text:p text:style-name="P75"><text:span text:style-name="T59"><text:s/></text:span><text:span text:style-name="T59">Messge must be</text:span></text:p><text:p text:style-name="P75"><text:span text:style-name="T5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26"><text:s text:c="37"/></text:span><text:span text:style-name="T40">No <text:s text:c="52"/>Yes</text:span></text:p>
      <text:p text:style-name="P49"><draw:line text:anchor-type="paragraph" draw:z-index="366" draw:name="Line 203" draw:style-name="gr1" draw:text-style-name="P73" svg:x1="8.964cm" svg:y1="0.452cm" svg:x2="15.947cm" svg:y2="0.478cm"><text:p/></draw:line><draw:line text:anchor-type="paragraph" draw:z-index="367" draw:name="Line 204" draw:style-name="gr1" draw:text-style-name="P73" svg:x1="15.762cm" svg:y1="0.452cm" svg:x2="15.709cm" svg:y2="6.617cm"><text:p/></draw:line></text:p>
      <text:p text:style-name="P49"><draw:line text:anchor-type="paragraph" draw:z-index="334" draw:name="Line 157" draw:style-name="gr1" draw:text-style-name="P73" svg:x1="5.999cm" svg:y1="0.037cm" svg:x2="3.089cm" svg:y2="0.063cm"><text:p/></draw:line></text:p>
      <text:p text:style-name="P49"/>
      <text:p text:style-name="P49"><draw:line text:anchor-type="paragraph" draw:z-index="336" draw:name="Vertical line 31" draw:style-name="gr1" draw:text-style-name="P73" svg:x1="7.481cm" svg:y1="0.48cm" svg:x2="7.481cm" svg:y2="1.805cm"><text:p/></draw:line></text:p>
      <text:p text:style-name="P49"/>
      <text:p text:style-name="P49"/>
      <text:p text:style-name="P44"><draw:custom-shape text:anchor-type="paragraph" draw:z-index="335" draw:name="Shape 213" draw:style-name="gr10" draw:text-style-name="P75" svg:width="4.763cm" svg:height="2.112cm" svg:x="5.126cm" svg:y="0.344cm"><text:p text:style-name="P75"><text:span text:style-name="T59"><text:s text:c="2"/></text:span><text:span text:style-name="T59">Get <text:s/>Details</text:span></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26"><text:s text:c="87"/>-</text:span><text:span text:style-name="T65">Add Role</text:span></text:p>
      <text:p text:style-name="P44"><text:span text:style-name="T26"><text:s text:c="86"/>-</text:span><text:span text:style-name="T67">Add <text:s/>category</text:span></text:p>
      <text:p text:style-name="P51"><text:span text:style-name="T26"><text:tab/><text:tab/><text:tab/><text:tab/><text:tab/><text:tab/><text:tab/><text:tab/>-</text:span><text:span text:style-name="T35">Add Product</text:span></text:p>
      <text:p text:style-name="P44"><draw:line text:anchor-type="paragraph" draw:z-index="340" draw:name="Line 191" draw:style-name="gr1" draw:text-style-name="P73" svg:x1="2.903cm" svg:y1="3.777cm" svg:x2="3.009cm" svg:y2="0.443cm"><text:p/></draw:line><draw:line text:anchor-type="paragraph" draw:z-index="341" draw:name="Line 192" draw:style-name="gr1" draw:text-style-name="P73" svg:x1="3.009cm" svg:y1="0.443cm" svg:x2="5.443cm" svg:y2="0.443cm"><text:p/></draw:line><text:span text:style-name="T66"><text:tab/><text:tab/><text:tab/><text:tab/><text:tab/><text:tab/><text:tab/><text:tab/>-</text:span><text:span text:style-name="T67">Update user and Add Usyer</text:span><text:span text:style-name="T66"><text:tab/></text:span><text:span text:style-name="T26"><text:tab/><text:tab/><text:tab/></text:span></text:p>
      <text:p text:style-name="P49"><draw:line text:anchor-type="paragraph" draw:z-index="338" draw:name="Vertical line 32" draw:style-name="gr1" draw:text-style-name="P73" svg:x1="7.427cm" svg:y1="0.081cm" svg:x2="7.401cm" svg:y2="1.556cm"><text:p/></draw:line></text:p>
      <text:p text:style-name="P49"/>
      <text:p text:style-name="P44"><draw:custom-shape text:anchor-type="paragraph" draw:z-index="365" draw:name="Shape 224" draw:style-name="gr3" draw:text-style-name="P75" svg:width="7.014cm" svg:height="3.624cm" svg:x="11.688cm" svg:y="0.455cm"><text:p text:style-name="P75"><text:span text:style-name="T59"><text:s text:c="3"/></text:span><text:span text:style-name="T59">SuperAdmin Access</text:span></text:p><text:p text:style-name="P75"><text:span text:style-name="T59"><text:s text:c="3"/></text:span><text:span text:style-name="T59">Lisr user</text:span></text:p><text:p text:style-name="P75"><text:span text:style-name="T59"><text:s text:c="2"/></text:span><text:span text:style-name="T59">List category </text:span></text:p><text:p text:style-name="P75"><text:span text:style-name="T59"><text:s text:c="2"/></text:span><text:span text:style-name="T59">List product</text:span></text:p><text:p text:style-name="P75"><text:span text:style-name="T59"><text:s text:c="2"/></text:span><text:span text:style-name="T59">List Rol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26"><text:s text:c="16"/></text:span><text:span text:style-name="T36">No</text:span></text:p>
      <text:p text:style-name="P49"><draw:custom-shape text:anchor-type="paragraph" draw:z-index="337" draw:name="Shape 214" draw:style-name="gr9" draw:text-style-name="P77" svg:width="2.966cm" svg:height="2.888cm" svg:x="5.973cm" svg:y="0.095cm"><text:p text:style-name="P77"><text:span text:style-name="T82">Not blank</text:span></text:p><draw:enhanced-geometry svg:viewBox="0 0 21600 21600" draw:glue-points="10800 0 0 10800 10800 21600 21600 10800" draw:text-areas="5400 5400 16200 16200" draw:type="diamond" draw:enhanced-path="M 10800 0 L 21600 10800 10800 21600 0 10800 10800 0 Z N"/></draw:custom-shape></text:p>
      <text:p text:style-name="P49"/>
      <text:p text:style-name="P49"/>
      <text:p text:style-name="P49"><draw:line text:anchor-type="paragraph" draw:z-index="339" draw:name="Line 179" draw:style-name="gr1" draw:text-style-name="P73" svg:x1="5.972cm" svg:y1="0.079cm" svg:x2="2.771cm" svg:y2="0.053cm"><text:p/></draw:line></text:p>
      <text:p text:style-name="P49"/>
      <text:p text:style-name="P49"/>
      <text:p text:style-name="P49"><draw:line text:anchor-type="paragraph" draw:z-index="343" draw:name="Vertical line 33" draw:style-name="gr1" draw:text-style-name="P73" svg:x1="7.481cm" svg:y1="0.062cm" svg:x2="7.481cm" svg:y2="0.909cm"><text:p/></draw:line></text:p>
      <text:p text:style-name="P49"><draw:custom-shape text:anchor-type="paragraph" draw:z-index="342" draw:name="Shape 215" draw:style-name="gr8" draw:text-style-name="P75" svg:width="5.663cm" svg:height="1.562cm" svg:x="4.888cm" svg:y="0.422cm"><text:p text:style-name="P75"><text:span text:style-name="T59"><text:s/></text:span><text:span text:style-name="T59">Check Data type and Validation</text:span></text:p><text:p text:style-name="P75"><text:span text:style-name="T59"><text:s text:c="2"/></text:span><text:span text:style-name="T59">For request data</text:span></text:p><draw:enhanced-geometry svg:viewBox="0 0 21600 21600" draw:type="rectangle" draw:enhanced-path="M 0 0 L 21600 0 21600 21600 0 21600 0 0 Z N"/></draw:custom-shape><draw:line text:anchor-type="paragraph" draw:z-index="369" draw:name="Line 1" draw:style-name="gr1" draw:text-style-name="P73" svg:x1="16.053cm" svg:y1="0.183cm" svg:x2="16cm" svg:y2="1.174cm"><text:p/></draw:line></text:p>
      <text:p text:style-name="P49"/>
      <text:p text:style-name="P49"><draw:custom-shape text:anchor-type="paragraph" draw:z-index="368" draw:name="Shape 1" draw:style-name="gr2" draw:text-style-name="P74" svg:width="3.652cm" svg:height="0.847cm" svg:x="13.884cm" svg:y="0.201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9"/>
      <text:p text:style-name="P49"><draw:line text:anchor-type="paragraph" draw:z-index="345" draw:name="Vertical line 34" draw:style-name="gr1" draw:text-style-name="P73" svg:x1="7.481cm" svg:y1="0.062cm" svg:x2="7.481cm" svg:y2="1.104cm"><text:p/></draw:line></text:p>
      <text:p text:style-name="P49"/>
      <text:p text:style-name="P49"><draw:custom-shape text:anchor-type="paragraph" draw:z-index="344" draw:name="Shape 216" draw:style-name="gr4" draw:text-style-name="P75" svg:width="3.335cm" svg:height="2.62cm" svg:x="5.84cm" svg:y="0.131cm"><text:p text:style-name="P75"><text:span text:style-name="T59"><text:s text:c="4"/></text:span><text:span text:style-name="T59">Check</text:span></text:p><text:p text:style-name="P75"><text:span text:style-name="T59">Request <text:s/>data </text:span></text:p><text:p text:style-name="P75"><text:span text:style-name="T59"><text:s text:c="4"/></text:span><text:span text:style-name="T59">is valid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346" draw:name="Shape 217" draw:style-name="gr4" draw:text-style-name="P75" svg:width="3.335cm" svg:height="2.62cm" svg:x="0.125cm" svg:y="0.22cm"><text:p text:style-name="P75"><text:span text:style-name="T59"><text:s text:c="4"/></text:span><text:span text:style-name="T59">Check</text:span></text:p><text:p text:style-name="P75"><text:span text:style-name="T59"><text:s text:c="4"/></text:span><text:span text:style-name="T59">Error</text:span></text:p><text:p text:style-name="P75"><text:span text:style-name="T59"/></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347" draw:name="Shape 218" draw:style-name="gr7" draw:text-style-name="P76" svg:width="2.858cm" svg:height="2.858cm" svg:x="12.111cm" svg:y="0.014cm"><text:p text:style-name="P76"><text:span text:style-name="T59">Process the </text:span></text:p><text:p text:style-name="P76"><text:span text:style-name="T5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text:span text:style-name="T26"><text:s text:c="29"/></text:span><text:span text:style-name="T37">No <text:s text:c="52"/>Yes</text:span></text:p>
      <text:p text:style-name="P49"><draw:line text:anchor-type="paragraph" draw:z-index="349" draw:name="Line 194" draw:style-name="gr1" draw:text-style-name="P73" svg:x1="9.174cm" svg:y1="0.46cm" svg:x2="12.111cm" svg:y2="0.513cm"><text:p/></draw:line><text:s text:c="10"/></text:p>
      <text:p text:style-name="P49"><draw:line text:anchor-type="paragraph" draw:z-index="348" draw:name="Line 193" draw:style-name="gr1" draw:text-style-name="P73" svg:x1="6.025cm" svg:y1="0.042cm" svg:x2="3.459cm" svg:y2="0.042cm"><text:p/></draw:line></text:p>
      <text:p text:style-name="P49"><draw:line text:anchor-type="paragraph" draw:z-index="351" draw:name="Line 195" draw:style-name="gr1" draw:text-style-name="P73" svg:x1="14.783cm" svg:y1="0.104cm" svg:x2="16cm" svg:y2="1.813cm"><text:p/></draw:line><draw:custom-shape text:anchor-type="paragraph" draw:z-index="356" draw:name="Shape 223" draw:style-name="gr4" draw:text-style-name="P75" svg:width="3.335cm" svg:height="2.62cm" svg:x="9.333cm" svg:y="0.485cm"><text:p text:style-name="P75"><text:span text:style-name="T59">If Save Suces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49"><draw:line text:anchor-type="paragraph" draw:z-index="352" draw:name="Line 196" draw:style-name="gr1" draw:text-style-name="P73" svg:x1="14.87cm" svg:y1="1.681cm" svg:x2="13.884cm" svg:y2="0.437cm"><text:p/></draw:line><draw:line text:anchor-type="paragraph" draw:z-index="358" draw:name="Vertical line 35" draw:style-name="gr1" draw:text-style-name="P73" svg:x1="13.434cm" svg:y1="0.437cm" svg:x2="13.434cm" svg:y2="1.405cm"><text:p/></draw:line><draw:line text:anchor-type="paragraph" draw:z-index="360" draw:name="Vertical line 36" draw:style-name="gr1" draw:text-style-name="P73" svg:x1="1.713cm" svg:y1="0.406cm" svg:x2="1.713cm" svg:y2="1.207cm"><text:p/></draw:line></text:p>
      <text:p text:style-name="P49"/>
      <text:p text:style-name="P44"><draw:custom-shape text:anchor-type="paragraph" draw:z-index="350" draw:name="Shape 219" draw:style-name="gr6" draw:text-style-name="P74" svg:width="2.7cm" svg:height="2.779cm" svg:x="14.87cm" svg:y="0.353cm"><text:p text:style-name="P74"><text:s text:c="2"/>Store</text:p><text:p text:style-name="P74"><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3" draw:name="Shape 220" draw:style-name="gr5" draw:text-style-name="P75" svg:width="4.605cm" svg:height="2.031cm" svg:x="-0.377cm" svg:y="0.233cm"><text:p text:style-name="P75"><text:span text:style-name="T59"><text:s text:c="2"/></text:span><text:span text:style-name="T59">Display Error</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357" draw:name="Line 197" draw:style-name="gr1" draw:text-style-name="P73" svg:x1="9.333cm" svg:y1="0.416cm" svg:x2="4.068cm" svg:y2="0.455cm"><text:p/></draw:line><draw:line text:anchor-type="paragraph" draw:z-index="359" draw:name="Line 198" draw:style-name="gr1" draw:text-style-name="P73" svg:x1="13.433cm" svg:y1="0.432cm" svg:x2="12.666cm" svg:y2="0.39cm"><text:p/></draw:line><text:span text:style-name="T26"><text:s text:c="39"/></text:span><text:span text:style-name="T38">No</text:span></text:p>
      <text:p text:style-name="P49"/>
      <text:p text:style-name="P49"><draw:custom-shape text:anchor-type="paragraph" draw:z-index="355" draw:name="Shape 222" draw:style-name="gr5" draw:text-style-name="P75" svg:width="4.605cm" svg:height="2.031cm" svg:x="4.544cm" svg:y="0.074cm"><text:p text:style-name="P75"><text:span text:style-name="T59"><text:s text:c="2"/></text:span><text:span text:style-name="T59">Display success</text:span></text:p><text:p text:style-name="P75"><text:span text:style-name="T59"><text:s/></text:span><text:span text:style-name="T5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9"><draw:line text:anchor-type="paragraph" draw:z-index="363" draw:name="Line 201" draw:style-name="gr1" draw:text-style-name="P73" svg:x1="11cm" svg:y1="0.183cm" svg:x2="11.053cm" svg:y2="1.231cm"><text:p/></draw:line></text:p>
      <text:p text:style-name="P49"><draw:line text:anchor-type="paragraph" draw:z-index="361" draw:name="Line 199" draw:style-name="gr1" draw:text-style-name="P73" svg:x1="1.395cm" svg:y1="0.427cm" svg:x2="1.369cm" svg:y2="1.704cm"><text:p/></draw:line></text:p>
      <text:p text:style-name="P49"><draw:line text:anchor-type="paragraph" draw:z-index="364" draw:name="Line 202" draw:style-name="gr1" draw:text-style-name="P73" svg:x1="11.053cm" svg:y1="0.072cm" svg:x2="8.301cm" svg:y2="0.178cm"><text:p/></draw:line><text:s text:c="76"/></text:p>
      <text:p text:style-name="P44"><draw:line text:anchor-type="paragraph" draw:z-index="362" draw:name="Line 200" draw:style-name="gr1" draw:text-style-name="P73" svg:x1="4.781cm" svg:y1="0.157cm" svg:x2="3.776cm" svg:y2="0.935cm"><text:p/></draw:line><text:span text:style-name="T26"><text:s text:c="78"/></text:span><text:span text:style-name="T39">Yes</text:span></text:p>
      <text:p text:style-name="P49"><draw:custom-shape text:anchor-type="paragraph" draw:z-index="354" draw:name="Shape 221" draw:style-name="gr2" draw:text-style-name="P74" svg:width="3.652cm" svg:height="0.847cm" svg:x="0.125cm" svg:y="0.243cm"><text:p text:style-name="P74"><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9"/>
      <text:p text:style-name="P49"><text:soft-page-break/></text:p>
      <text:p text:style-name="P62"/>
      <text:p text:style-name="P4"/>
      <text:p text:style-name="P5"><draw:custom-shape text:anchor-type="paragraph" draw:z-index="2" draw:name="Shape 30" draw:style-name="gr52" draw:text-style-name="P90" svg:width="2.943cm" svg:height="0.803cm" svg:x="9.779cm" svg:y="1.201cm"><text:p text:style-name="P74"><text:s text:c="6"/>Register<text:tab/></text:p><draw:enhanced-geometry svg:viewBox="0 0 21600 21600" draw:type="rectangle" draw:enhanced-path="M 0 0 L 21600 0 21600 21600 0 21600 0 0 Z N"/></draw:custom-shape><draw:custom-shape text:anchor-type="paragraph" draw:z-index="3" draw:name="Shape 31" draw:style-name="gr52" draw:text-style-name="P90" svg:width="2.943cm" svg:height="0.803cm" svg:x="5.974cm" svg:y="1.201cm"><text:p text:style-name="P74"><text:s text:c="8"/>Login<text:tab/></text:p><draw:enhanced-geometry svg:viewBox="0 0 21600 21600" draw:type="rectangle" draw:enhanced-path="M 0 0 L 21600 0 21600 21600 0 21600 0 0 Z N"/></draw:custom-shape><draw:custom-shape text:anchor-type="paragraph" draw:z-index="4" draw:name="Shape 32" draw:style-name="gr52" draw:text-style-name="P90" svg:width="2.943cm" svg:height="0.803cm" svg:x="13.316cm" svg:y="1.229cm"><text:p text:style-name="P74"><text:s text:c="4"/>Product<text:tab/></text:p><draw:enhanced-geometry svg:viewBox="0 0 21600 21600" draw:type="rectangle" draw:enhanced-path="M 0 0 L 21600 0 21600 21600 0 21600 0 0 Z N"/></draw:custom-shape><draw:custom-shape text:anchor-type="paragraph" draw:z-index="5" draw:name="Shape 33" draw:style-name="gr46" draw:text-style-name="P84" svg:width="4.786cm" svg:height="1.16cm" svg:x="5.142cm" svg:y="13.54cm"><text:p text:style-name="P74"><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Line 64" draw:style-name="gr29" draw:text-style-name="P73" svg:x1="-1.102cm" svg:y1="2.517cm" svg:x2="18.311cm" svg:y2="2.517cm"><text:p/></draw:line><draw:custom-shape text:anchor-type="paragraph" draw:z-index="7" draw:name="Shape 35" draw:style-name="gr58" draw:text-style-name="P73"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Shape 36" draw:style-name="gr57"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9" draw:name="Shape 34" draw:style-name="gr56" draw:text-style-name="P82" svg:width="7.492cm" svg:height="1.011cm" svg:x="6.509cm" svg:y="7.059cm"><text:p/><draw:enhanced-geometry svg:viewBox="0 0 21600 21600" draw:type="rectangle" draw:enhanced-path="M 0 0 L 21600 0 21600 21600 0 21600 0 0 Z N"/></draw:custom-shape><draw:custom-shape text:anchor-type="paragraph" draw:z-index="10" draw:name="Shape 37" draw:style-name="gr39" draw:text-style-name="P82" svg:width="7.492cm" svg:height="1.011cm" svg:x="6.567cm" svg:y="4.68cm"><text:p/><draw:enhanced-geometry svg:viewBox="0 0 21600 21600" draw:type="rectangle" draw:enhanced-path="M 0 0 L 21600 0 21600 21600 0 21600 0 0 Z N"/></draw:custom-shape><draw:custom-shape text:anchor-type="paragraph" draw:z-index="11" draw:name="Shape 38" draw:style-name="gr56" draw:text-style-name="P82" svg:width="7.492cm" svg:height="1.011cm" svg:x="6.539cm" svg:y="9.319cm"><text:p/><draw:enhanced-geometry svg:viewBox="0 0 21600 21600" draw:type="rectangle" draw:enhanced-path="M 0 0 L 21600 0 21600 21600 0 21600 0 0 Z N"/></draw:custom-shape><draw:custom-shape text:anchor-type="paragraph" draw:z-index="12" draw:name="Shape 39" draw:style-name="gr37" draw:text-style-name="P74" svg:width="4.786cm" svg:height="1.16cm" svg:x="0.891cm" svg:y="4.651cm"><text:p text:style-name="P74"><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 40" draw:style-name="gr37" draw:text-style-name="P74" svg:width="4.786cm" svg:height="1.16cm" svg:x="0.863cm" svg:y="7.029cm"><text:p text:style-name="P74"><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 41" draw:style-name="gr37" draw:text-style-name="P74" svg:width="4.786cm" svg:height="1.16cm" svg:x="0.773cm" svg:y="9.407cm"><text:p text:style-name="P74"><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2">1.</text:span><text:span text:style-name="T18"> </text:span><text:span text:style-name="T44">Basic desinge Flow for Register User <text:s text:c="2"/></text:span><text:span text:style-name="T46">(Register with details)</text:span></text:p>
      <text:p text:style-name="P53"><draw:custom-shape text:anchor-type="paragraph" draw:z-index="1" draw:name="Shape 29" draw:style-name="gr55" draw:text-style-name="P78" svg:width="19.414cm" svg:height="15.311cm" svg:x="-1.102cm" svg:y="0.06cm"><text:p/><draw:enhanced-geometry svg:viewBox="0 0 21600 21600" draw:type="rectangle" draw:enhanced-path="M 0 0 L 21600 0 21600 21600 0 21600 0 0 Z N"/></draw:custom-shape></text:p>
      <text:p text:style-name="P53"/>
      <text:p text:style-name="P53"/>
      <text:p text:style-name="P53"/>
      <text:p text:style-name="P53"/>
      <text:p text:style-name="P53"/>
      <text:p text:style-name="P53"/>
      <text:p text:style-name="P53"/>
      <text:p text:style-name="P53"/>
      <text:p text:style-name="P53"/>
      <text:p text:style-name="P54"/>
      <text:p text:style-name="P6"/>
      <text:p text:style-name="P6"/>
      <text:p text:style-name="P6"/>
      <text:p text:style-name="P7">2.<text:span text:style-name="T44">Basic desinge Flow for Login User</text:span></text:p>
      <text:p text:style-name="P6"><text:tab/></text:p>
      <text:p text:style-name="P6"/>
      <text:p text:style-name="P22">-&gt;User login with email and password if user is auh valid then an then it able to login otherwise redirect to login page again</text:p>
      <text:p text:style-name="P6"/>
      <text:p text:style-name="P6"><draw:custom-shape text:anchor-type="paragraph" draw:z-index="15" draw:name="Shape 42" draw:style-name="gr55" draw:text-style-name="P78" svg:width="19.414cm" svg:height="15.311cm" svg:x="-1.099cm" svg:y="0.397cm"><text:p/><draw:enhanced-geometry svg:viewBox="0 0 21600 21600" draw:type="rectangle" draw:enhanced-path="M 0 0 L 21600 0 21600 21600 0 21600 0 0 Z N"/></draw:custom-shape><draw:custom-shape text:anchor-type="paragraph" draw:z-index="21" draw:name="Shape 46" draw:style-name="gr37" draw:text-style-name="P74" svg:width="4.786cm" svg:height="1.16cm" svg:x="0.891cm" svg:y="4.651cm"><text:p text:style-name="P74"><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 47" draw:style-name="gr39" draw:text-style-name="P82" svg:width="7.492cm" svg:height="1.011cm" svg:x="6.567cm" svg:y="4.68cm"><text:p/><draw:enhanced-geometry svg:viewBox="0 0 21600 21600" draw:type="rectangle" draw:enhanced-path="M 0 0 L 21600 0 21600 21600 0 21600 0 0 Z N"/></draw:custom-shape></text:p>
      <text:p text:style-name="P6"><draw:custom-shape text:anchor-type="paragraph" draw:z-index="20" draw:name="Shape 48" draw:style-name="gr46" draw:text-style-name="P84" svg:width="4.786cm" svg:height="1.16cm" svg:x="5.142cm" svg:y="13.54cm"><text:p text:style-name="P74"><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16" draw:name="Shape 43" draw:style-name="gr52" draw:text-style-name="P90" svg:width="2.943cm" svg:height="0.803cm" svg:x="6.895cm" svg:y="0.178cm"><text:p text:style-name="P74"><text:s text:c="8"/>Login<text:tab/></text:p><draw:enhanced-geometry svg:viewBox="0 0 21600 21600" draw:type="rectangle" draw:enhanced-path="M 0 0 L 21600 0 21600 21600 0 21600 0 0 Z N"/></draw:custom-shape><draw:custom-shape text:anchor-type="paragraph" draw:z-index="17" draw:name="Shape 44" draw:style-name="gr52" draw:text-style-name="P90" svg:width="2.943cm" svg:height="0.803cm" svg:x="10.582cm" svg:y="0.15cm"><text:p text:style-name="P74"><text:s text:c="6"/>Register<text:tab/></text:p><draw:enhanced-geometry svg:viewBox="0 0 21600 21600" draw:type="rectangle" draw:enhanced-path="M 0 0 L 21600 0 21600 21600 0 21600 0 0 Z N"/></draw:custom-shape><draw:custom-shape text:anchor-type="paragraph" draw:z-index="18" draw:name="Shape 45" draw:style-name="gr52" draw:text-style-name="P90" svg:width="2.943cm" svg:height="0.803cm" svg:x="13.97cm" svg:y="0.148cm"><text:p text:style-name="P74"><text:s text:c="4"/>Product<text:tab/></text:p><draw:enhanced-geometry svg:viewBox="0 0 21600 21600" draw:type="rectangle" draw:enhanced-path="M 0 0 L 21600 0 21600 21600 0 21600 0 0 Z N"/></draw:custom-shape></text:p>
      <text:p text:style-name="P6"/>
      <text:p text:style-name="P6"/>
      <text:p text:style-name="P6"><draw:line text:anchor-type="paragraph" draw:z-index="19" draw:name="Line 66" draw:style-name="gr25" draw:text-style-name="P73" svg:x1="-1.099cm" svg:y1="0.471cm" svg:x2="18.314cm" svg:y2="0.441cm"><text:p/></draw:line></text:p>
      <text:p text:style-name="P6"/>
      <text:p text:style-name="P6"/>
      <text:p text:style-name="P6"/>
      <text:p text:style-name="P6"/>
      <text:p text:style-name="P6"/>
      <text:p text:style-name="P6"/>
      <text:p text:style-name="P6"/>
      <text:p text:style-name="P6"><draw:custom-shape text:anchor-type="paragraph" draw:z-index="23" draw:name="Shape 49" draw:style-name="gr39" draw:text-style-name="P82" svg:width="7.492cm" svg:height="1.011cm" svg:x="6.685cm" svg:y="0.254cm"><text:p/><draw:enhanced-geometry svg:viewBox="0 0 21600 21600" draw:type="rectangle" draw:enhanced-path="M 0 0 L 21600 0 21600 21600 0 21600 0 0 Z N"/></draw:custom-shape><draw:custom-shape text:anchor-type="paragraph" draw:z-index="24" draw:name="Shape 50" draw:style-name="gr54" draw:text-style-name="P77" svg:width="4.79cm" svg:height="1.165cm" svg:x="0.803cm" svg:y="0.226cm"><text:p text:style-name="P77"><text:span text:style-name="T82"><text:s text:c="13"/></text:span><text:span text:style-name="T82">Password</text:span><text:span text:style-name="T82"><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8">3.<text:span text:style-name="T44">Basic PFlow for </text:span><text:span text:style-name="T45">Product page</text:span></text:p>
      <text:p text:style-name="P55"/>
      <text:p text:style-name="P9"><text:span text:style-name="T44">-&gt; </text:span><text:span text:style-name="T15">show the product in front page any one can show the product this product is added by admin <text:s text:c="2"/>with proper details </text:span></text:p>
      <text:p text:style-name="P23"/>
      <text:p text:style-name="P56"><draw:custom-shape text:anchor-type="paragraph" draw:z-index="26" draw:name="Shape 52" draw:style-name="gr52" draw:text-style-name="P90" svg:width="2.943cm" svg:height="0.803cm" svg:x="7.161cm" svg:y="1.219cm"><text:p text:style-name="P74"><text:s text:c="8"/>Login<text:tab/></text:p><draw:enhanced-geometry svg:viewBox="0 0 21600 21600" draw:type="rectangle" draw:enhanced-path="M 0 0 L 21600 0 21600 21600 0 21600 0 0 Z N"/></draw:custom-shape><draw:custom-shape text:anchor-type="paragraph" draw:z-index="25" draw:name="Shape 51" draw:style-name="gr53" draw:text-style-name="P78" svg:width="19.414cm" svg:height="16.274cm" svg:x="-1.099cm" svg:y="0.397cm"><text:p/><draw:enhanced-geometry svg:viewBox="0 0 21600 21600" draw:type="rectangle" draw:enhanced-path="M 0 0 L 21600 0 21600 21600 0 21600 0 0 Z N"/></draw:custom-shape></text:p>
      <text:p text:style-name="P56"/>
      <text:p text:style-name="P56"><draw:custom-shape text:anchor-type="paragraph" draw:z-index="27" draw:name="Shape 54" draw:style-name="gr45" draw:text-style-name="P83" svg:width="2.952cm" svg:height="0.812cm" svg:x="14.268cm" svg:y="0.041cm"><text:p text:style-name="P77"><text:span text:style-name="T82"><text:s text:c="4"/></text:span><text:span text:style-name="T82">Product</text:span><text:span text:style-name="T82"><text:tab/></text:span></text:p><draw:enhanced-geometry svg:viewBox="0 0 21600 21600" draw:type="rectangle" draw:enhanced-path="M 0 0 L 21600 0 21600 21600 0 21600 0 0 Z N"/></draw:custom-shape><draw:custom-shape text:anchor-type="paragraph" draw:z-index="29" draw:name="Shape 55" draw:style-name="gr52" draw:text-style-name="P90" svg:width="2.943cm" svg:height="0.803cm" svg:x="10.866cm" svg:y="0.018cm"><text:p text:style-name="P74"><text:s text:c="6"/>Register<text:tab/></text:p><draw:enhanced-geometry svg:viewBox="0 0 21600 21600" draw:type="rectangle" draw:enhanced-path="M 0 0 L 21600 0 21600 21600 0 21600 0 0 Z N"/></draw:custom-shape></text:p>
      <text:p text:style-name="P56"/>
      <text:p text:style-name="P56"><draw:line text:anchor-type="paragraph" draw:z-index="28" draw:name="Line 67" draw:style-name="gr29" draw:text-style-name="P73" svg:x1="-1.099cm" svg:y1="0.413cm" svg:x2="18.314cm" svg:y2="0.254cm"><text:p/></draw:line></text:p>
      <text:p text:style-name="P56"/>
      <text:p text:style-name="P56"/>
      <text:p text:style-name="P56"><draw:custom-shape text:anchor-type="paragraph" draw:z-index="30" draw:name="Shape 53" draw:style-name="gr51"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draw:custom-shape text:anchor-type="paragraph" draw:z-index="31" draw:name="Shape 56" draw:style-name="gr50"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56"><draw:custom-shape text:anchor-type="paragraph" draw:z-index="32" draw:name="Shape 57" draw:style-name="gr50"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56"><draw:custom-shape text:anchor-type="paragraph" draw:z-index="33" draw:name="Shape 58" draw:style-name="gr50"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56"/>
      <text:p text:style-name="P56"/>
      <text:p text:style-name="P56"/>
      <text:p text:style-name="P56"/>
      <text:p text:style-name="P57"/>
      <text:p text:style-name="P58"/>
      <text:p text:style-name="P58"/>
      <text:p text:style-name="P58"/>
      <text:p text:style-name="P58"><text:soft-page-break/></text:p>
      <text:p text:style-name="P58"/>
      <text:p text:style-name="P58"/>
      <text:p text:style-name="P58"/>
      <text:p text:style-name="P56"/>
      <text:p text:style-name="P56"/>
      <text:p text:style-name="P55"/>
      <text:p text:style-name="P10">4 <text:span text:style-name="T43">Desinge for Add product By Admin</text:span></text:p>
      <text:p text:style-name="P11"><text:tab/></text:p>
      <text:p text:style-name="P11">-&gt;add product is <text:span text:style-name="T48">only user is auth valid then an then is access so must be register first and login.</text:span> </text:p>
      <text:p text:style-name="P10"/>
      <text:p text:style-name="P10"/>
      <text:p text:style-name="P10"><draw:custom-shape text:anchor-type="paragraph" draw:z-index="39" draw:name="Shape 63" draw:style-name="gr37" draw:text-style-name="P74" svg:width="4.786cm" svg:height="1.16cm" svg:x="0.891cm" svg:y="4.651cm"><text:p text:style-name="P74"><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 64" draw:style-name="gr39" draw:text-style-name="P82" svg:width="7.492cm" svg:height="1.011cm" svg:x="6.567cm" svg:y="4.68cm"><text:p/><draw:enhanced-geometry svg:viewBox="0 0 21600 21600" draw:type="rectangle" draw:enhanced-path="M 0 0 L 21600 0 21600 21600 0 21600 0 0 Z N"/></draw:custom-shape><draw:custom-shape text:anchor-type="paragraph" draw:z-index="35" draw:name="Shape 60" draw:style-name="gr45" draw:text-style-name="P83" svg:width="2.952cm" svg:height="0.812cm" svg:x="6.978cm" svg:y="0.279cm"><text:p text:style-name="P77"><text:span text:style-name="T82"><text:s text:c="4"/></text:span><text:span text:style-name="T82">Profile</text:span></text:p><draw:enhanced-geometry svg:viewBox="0 0 21600 21600" draw:type="rectangle" draw:enhanced-path="M 0 0 L 21600 0 21600 21600 0 21600 0 0 Z N"/></draw:custom-shape><draw:custom-shape text:anchor-type="paragraph" draw:z-index="36" draw:name="Shape 62" draw:style-name="gr45" draw:text-style-name="P83" svg:width="2.952cm" svg:height="0.812cm" svg:x="10.643cm" svg:y="0.258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draw:custom-shape text:anchor-type="paragraph" draw:z-index="37" draw:name="Shape 61" draw:style-name="gr45" draw:text-style-name="P83" svg:width="2.952cm" svg:height="0.812cm" svg:x="14.506cm" svg:y="0.342cm"><text:p text:style-name="P77"><text:span text:style-name="T82"><text:s text:c="3"/></text:span><text:span text:style-name="T82">Logout</text:span></text:p><draw:enhanced-geometry svg:viewBox="0 0 21600 21600" draw:type="rectangle" draw:enhanced-path="M 0 0 L 21600 0 21600 21600 0 21600 0 0 Z N"/></draw:custom-shape><draw:custom-shape text:anchor-type="paragraph" draw:z-index="34" draw:name="Shape 59" draw:style-name="gr49" draw:text-style-name="P78" svg:width="19.414cm" svg:height="21.718cm" svg:x="-0.781cm" svg:y="0.397cm"><text:p/><draw:enhanced-geometry svg:viewBox="0 0 21600 21600" draw:type="rectangle" draw:enhanced-path="M 0 0 L 21600 0 21600 21600 0 21600 0 0 Z N"/></draw:custom-shape></text:p>
      <text:p text:style-name="P10"/>
      <text:p text:style-name="P10"/>
      <text:p text:style-name="P10"/>
      <text:p text:style-name="P10"><draw:line text:anchor-type="paragraph" draw:z-index="38" draw:name="Line 65" draw:style-name="gr29" draw:text-style-name="P73" svg:x1="-0.596cm" svg:y1="0.243cm" svg:x2="18.817cm" svg:y2="0.243cm"><text:p/></draw:line></text:p>
      <text:p text:style-name="P10"/>
      <text:p text:style-name="P10"/>
      <text:p text:style-name="P10"/>
      <text:p text:style-name="P10"/>
      <text:p text:style-name="P10"/>
      <text:p text:style-name="P10"/>
      <text:p text:style-name="P10"/>
      <text:p text:style-name="P10"/>
      <text:p text:style-name="P10"><draw:custom-shape text:anchor-type="paragraph" draw:z-index="41" draw:name="Shape 65" draw:style-name="gr37" draw:text-style-name="P74" svg:width="4.786cm" svg:height="1.16cm" svg:x="0.891cm" svg:y="0.095cm"><text:p text:style-name="P74"><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Shape 66" draw:style-name="gr48" draw:text-style-name="P89" svg:width="7.409cm" svg:height="2.832cm" svg:x="6.648cm" svg:y="0.333cm"><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0"><draw:custom-shape text:anchor-type="paragraph" draw:z-index="44" draw:name="Shape 68" draw:style-name="gr39" draw:text-style-name="P82" svg:width="7.492cm" svg:height="1.011cm" svg:x="6.62cm" svg:y="0.42cm"><text:p/><draw:enhanced-geometry svg:viewBox="0 0 21600 21600" draw:type="rectangle" draw:enhanced-path="M 0 0 L 21600 0 21600 21600 0 21600 0 0 Z N"/></draw:custom-shape></text:p>
      <text:p text:style-name="P10"><draw:custom-shape text:anchor-type="paragraph" draw:z-index="43" draw:name="Shape 67" draw:style-name="gr37" draw:text-style-name="P74" svg:width="4.786cm" svg:height="1.16cm" svg:x="0.758cm" svg:y="0.111cm"><text:p text:style-name="P74"><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draw:custom-shape text:anchor-type="paragraph" draw:z-index="46" draw:name="Shape 72" draw:style-name="gr39" draw:text-style-name="P82" svg:width="7.492cm" svg:height="1.011cm" svg:x="6.567cm" svg:y="0.367cm"><text:p/><draw:enhanced-geometry svg:viewBox="0 0 21600 21600" draw:type="rectangle" draw:enhanced-path="M 0 0 L 21600 0 21600 21600 0 21600 0 0 Z N"/></draw:custom-shape><draw:custom-shape text:anchor-type="paragraph" draw:z-index="45" draw:name="Shape 71" draw:style-name="gr37" draw:text-style-name="P74" svg:width="4.786cm" svg:height="1.16cm" svg:x="0.758cm" svg:y="0.254cm"><text:p text:style-name="P74"><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 82" draw:style-name="gr38" draw:text-style-name="P8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0"/>
      <text:p text:style-name="P10"/>
      <text:p text:style-name="P10"/>
      <text:p text:style-name="P10"><draw:custom-shape text:anchor-type="paragraph" draw:z-index="47" draw:name="Shape 74" draw:style-name="gr37" draw:text-style-name="P74" svg:width="4.786cm" svg:height="1.16cm" svg:x="0.758cm" svg:y="0.413cm"><text:p text:style-name="P74"><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Shape 73" draw:style-name="gr39" draw:text-style-name="P82" svg:width="7.492cm" svg:height="1.011cm" svg:x="6.541cm" svg:y="0.351cm"><text:p/><draw:enhanced-geometry svg:viewBox="0 0 21600 21600" draw:type="rectangle" draw:enhanced-path="M 0 0 L 21600 0 21600 21600 0 21600 0 0 Z N"/></draw:custom-shape><draw:custom-shape text:anchor-type="paragraph" draw:z-index="52" draw:name="Shape 76" draw:style-name="gr37" draw:text-style-name="P74" svg:width="4.786cm" svg:height="1.16cm" svg:x="0.758cm" svg:y="0.413cm"><text:p text:style-name="P74"><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Shape 83" draw:style-name="gr38" draw:text-style-name="P8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0"/>
      <text:p text:style-name="P10"/>
      <text:p text:style-name="P10"/>
      <text:p text:style-name="P10"/>
      <text:p text:style-name="P10"><draw:custom-shape text:anchor-type="paragraph" draw:z-index="53" draw:name="Shape 77" draw:style-name="gr37" draw:text-style-name="P74" svg:width="4.786cm" svg:height="1.16cm" svg:x="0.52cm" svg:y="0.076cm"><text:p text:style-name="P74"><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Shape 78" draw:style-name="gr39" draw:text-style-name="P82" svg:width="7.492cm" svg:height="1.011cm" svg:x="6.514cm" svg:y="0.219cm"><text:p/><draw:enhanced-geometry svg:viewBox="0 0 21600 21600" draw:type="rectangle" draw:enhanced-path="M 0 0 L 21600 0 21600 21600 0 21600 0 0 Z N"/></draw:custom-shape><draw:custom-shape text:anchor-type="paragraph" draw:z-index="57" draw:name="Shape 81" draw:style-name="gr38" draw:text-style-name="P8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0"/>
      <text:p text:style-name="P10"/>
      <text:p text:style-name="P10"/>
      <text:p text:style-name="P10"><text:soft-page-break/></text:p>
      <text:p text:style-name="P10"/>
      <text:p text:style-name="P10"/>
      <text:p text:style-name="P10"/>
      <text:p text:style-name="P10"/>
      <text:p text:style-name="P10"/>
      <text:p text:style-name="P10"><draw:custom-shape text:anchor-type="paragraph" draw:z-index="49" draw:name="Shape 70" draw:style-name="gr47" draw:text-style-name="P78" svg:width="19.414cm" svg:height="14.264cm" svg:x="-1.099cm" svg:y="0.392cm"><text:p/><draw:enhanced-geometry svg:viewBox="0 0 21600 21600" draw:type="rectangle" draw:enhanced-path="M 0 0 L 21600 0 21600 21600 0 21600 0 0 Z N"/></draw:custom-shape></text:p>
      <text:p text:style-name="P10"/>
      <text:p text:style-name="P10"/>
      <text:p text:style-name="P10"><draw:custom-shape text:anchor-type="paragraph" draw:z-index="50" draw:name="Shape 69" draw:style-name="gr37" draw:text-style-name="P74" svg:width="4.786cm" svg:height="1.16cm" svg:x="0.018cm" svg:y="0.445cm"><text:p text:style-name="P74"><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Shape 75" draw:style-name="gr40" draw:text-style-name="P87" svg:width="7.414cm" svg:height="2.837cm" svg:x="6.648cm" svg:y="0.476cm"><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0"/>
      <text:p text:style-name="P10"/>
      <text:p text:style-name="P10"/>
      <text:p text:style-name="P10"/>
      <text:p text:style-name="P10"><draw:custom-shape text:anchor-type="paragraph" draw:z-index="55" draw:name="Shape 79" draw:style-name="gr37" draw:text-style-name="P74" svg:width="4.786cm" svg:height="1.16cm" svg:x="0.018cm" svg:y="0.27cm"><text:p text:style-name="P74"><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Shape 80" draw:style-name="gr39" draw:text-style-name="P82" svg:width="7.492cm" svg:height="1.011cm" svg:x="6.752cm" svg:y="0.018cm"><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0"/>
      <text:p text:style-name="P10"/>
      <text:p text:style-name="P10"><draw:custom-shape text:anchor-type="paragraph" draw:z-index="60" draw:name="Shape 84" draw:style-name="gr46" draw:text-style-name="P84" svg:width="4.786cm" svg:height="1.16cm" svg:x="4.983cm" svg:y="0.173cm"><text:p text:style-name="P74"><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59"/>
      <text:p text:style-name="P10"/>
      <text:p text:style-name="P10"/>
      <text:p text:style-name="P12">5 <text:span text:style-name="T43">List All Product</text:span></text:p>
      <text:p text:style-name="P12"><draw:line text:anchor-type="paragraph" draw:z-index="75" draw:name="Vertical line 7" draw:style-name="gr29" draw:text-style-name="P73" svg:x1="2.97cm" svg:y1="0.312cm" svg:x2="2.97cm" svg:y2="0.815cm"><text:p/></draw:line></text:p>
      <text:p text:style-name="P12"><text:tab/>-&gt; <text:span text:style-name="T49">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12"/>
      <text:p text:style-name="P12"><draw:custom-shape text:anchor-type="paragraph" draw:z-index="61" draw:name="Shape 85" draw:style-name="gr33" draw:text-style-name="P81" svg:width="19.419cm" svg:height="16.685cm" svg:x="-0.781cm" svg:y="0.37cm"><text:p/><draw:enhanced-geometry svg:viewBox="0 0 21600 21600" draw:type="rectangle" draw:enhanced-path="M 0 0 L 21600 0 21600 21600 0 21600 0 0 Z N"/></draw:custom-shape></text:p>
      <text:p text:style-name="P13"/>
      <text:p text:style-name="P12"><draw:custom-shape text:anchor-type="paragraph" draw:z-index="62" draw:name="Shape 87" draw:style-name="gr32" draw:text-style-name="P83" svg:width="2.959cm" svg:height="0.819cm" svg:x="11.755cm" svg:y="0.127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draw:custom-shape text:anchor-type="paragraph" draw:z-index="63" draw:name="Shape 88" draw:style-name="gr45" draw:text-style-name="P83" svg:width="2.952cm" svg:height="0.812cm" svg:x="15.02cm" svg:y="0.168cm"><text:p text:style-name="P77"><text:span text:style-name="T82"><text:s text:c="3"/></text:span><text:span text:style-name="T82">Logout</text:span></text:p><draw:enhanced-geometry svg:viewBox="0 0 21600 21600" draw:type="rectangle" draw:enhanced-path="M 0 0 L 21600 0 21600 21600 0 21600 0 0 Z N"/></draw:custom-shape><draw:custom-shape text:anchor-type="paragraph" draw:z-index="64" draw:name="Shape 86" draw:style-name="gr32" draw:text-style-name="P83" svg:width="2.959cm" svg:height="0.819cm" svg:x="11.755cm" svg:y="0.127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draw:custom-shape text:anchor-type="paragraph" draw:z-index="66" draw:name="Shape 89" draw:style-name="gr31" draw:text-style-name="P83" svg:width="2.961cm" svg:height="0.821cm" svg:x="7.997cm" svg:y="0.132cm"><text:p text:style-name="P77"><text:span text:style-name="T82"><text:s text:c="3"/></text:span><text:span text:style-name="T82">Profile</text:span></text:p><draw:enhanced-geometry svg:viewBox="0 0 21600 21600" draw:type="rectangle" draw:enhanced-path="M 0 0 L 21600 0 21600 21600 0 21600 0 0 Z N"/></draw:custom-shape></text:p>
      <text:p text:style-name="P12"/>
      <text:p text:style-name="P12"/>
      <text:p text:style-name="P12"><draw:line text:anchor-type="paragraph" draw:z-index="65" draw:name="Line 68" draw:style-name="gr29" draw:text-style-name="P73" svg:x1="-0.781cm" svg:y1="0.465cm" svg:x2="18.632cm" svg:y2="0.439cm"><text:p/></draw:line></text:p>
      <text:p text:style-name="P12"/>
      <text:p text:style-name="P12"/>
      <text:p text:style-name="P12"/>
      <text:p text:style-name="P12"/>
      <text:p text:style-name="P12"><draw:custom-shape text:anchor-type="paragraph" draw:z-index="67" draw:name="Shape 91" draw:style-name="gr44" draw:text-style-name="P82" svg:width="17.569cm" svg:height="8.97cm" svg:x="0.404cm" svg:y="0.333cm"><text:p/><draw:enhanced-geometry svg:viewBox="0 0 21600 21600" draw:type="rectangle" draw:enhanced-path="M 0 0 L 21600 0 21600 21600 0 21600 0 0 Z N"/></draw:custom-shape><draw:line text:anchor-type="paragraph" draw:z-index="71" draw:name="Horizontal line 9" draw:style-name="gr29" draw:text-style-name="P73" svg:x1="0.404cm" svg:y1="5.249cm" svg:x2="17.972cm" svg:y2="5.249cm"><text:p/></draw:line><draw:line text:anchor-type="paragraph" draw:z-index="72" draw:name="Horizontal line 10" draw:style-name="gr29" draw:text-style-name="P73" svg:x1="0.404cm" svg:y1="6.583cm" svg:x2="17.972cm" svg:y2="6.583cm"><text:p/></draw:line><draw:line text:anchor-type="paragraph" draw:z-index="74" draw:name="Horizontal line 12" draw:style-name="gr29" draw:text-style-name="P73" svg:x1="0.404cm" svg:y1="8.583cm" svg:x2="17.972cm" svg:y2="8.583cm"><text:p/></draw:line><draw:line text:anchor-type="paragraph" draw:z-index="76" draw:name="Line 70" draw:style-name="gr29" draw:text-style-name="P73" svg:x1="2.282cm" svg:y1="0.333cm" svg:x2="2.388cm" svg:y2="9.302cm"><text:p/></draw:line><draw:line text:anchor-type="paragraph" draw:z-index="77" draw:name="Line 71" draw:style-name="gr29" draw:text-style-name="P73" svg:x1="6.616cm" svg:y1="0.333cm" svg:x2="6.722cm" svg:y2="9.302cm"><text:p/></draw:line><draw:line text:anchor-type="paragraph" draw:z-index="78" draw:name="Line 72" draw:style-name="gr29" draw:text-style-name="P73" svg:x1="10.617cm" svg:y1="0.333cm" svg:x2="10.723cm" svg:y2="9.302cm"><text:p/></draw:line><draw:line text:anchor-type="paragraph" draw:z-index="79" draw:name="Line 73" draw:style-name="gr29" draw:text-style-name="P73" svg:x1="13.617cm" svg:y1="0.333cm" svg:x2="13.723cm" svg:y2="9.302cm"><text:p/></draw:line><draw:line text:anchor-type="paragraph" draw:z-index="80" draw:name="Line 74" draw:style-name="gr29" draw:text-style-name="P73" svg:x1="15.951cm" svg:y1="0.333cm" svg:x2="16.057cm" svg:y2="9.302cm"><text:p/></draw:line></text:p>
      <text:p text:style-name="P12"/>
      <text:p text:style-name="P12"/>
      <text:p text:style-name="P12"><draw:line text:anchor-type="paragraph" draw:z-index="68" draw:name="Horizontal line 6" draw:style-name="gr29" draw:text-style-name="P73" svg:x1="0.404cm" svg:y1="0.249cm" svg:x2="17.972cm" svg:y2="0.249cm"><text:p/></draw:line><draw:line text:anchor-type="paragraph" draw:z-index="69" draw:name="Horizontal line 7" draw:style-name="gr29" draw:text-style-name="P73" svg:x1="0.404cm" svg:y1="1.582cm" svg:x2="17.972cm" svg:y2="1.582cm"><text:p/></draw:line></text:p>
      <text:p text:style-name="P12"/>
      <text:p text:style-name="P12"/>
      <text:p text:style-name="P12"><draw:line text:anchor-type="paragraph" draw:z-index="70" draw:name="Horizontal line 8" draw:style-name="gr29" draw:text-style-name="P73" svg:x1="0.404cm" svg:y1="1.249cm" svg:x2="17.972cm" svg:y2="1.249cm"><text:p/></draw:line></text:p>
      <text:p text:style-name="P12"/>
      <text:p text:style-name="P12"/>
      <text:p text:style-name="P12"/>
      <text:p text:style-name="P12"/>
      <text:p text:style-name="P12"/>
      <text:p text:style-name="P12"/>
      <text:p text:style-name="P12"><draw:line text:anchor-type="paragraph" draw:z-index="73" draw:name="Horizontal line 11" draw:style-name="gr29" draw:text-style-name="P73" svg:x1="0.404cm" svg:y1="1.249cm" svg:x2="17.972cm" svg:y2="1.249cm"><text:p/></draw:li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0">6. <text:span text:style-name="T43">User list</text:span></text:p>
      <text:p text:style-name="P20"/>
      <text:p text:style-name="P14"><draw:line text:anchor-type="paragraph" draw:z-index="113" draw:name="Vertical line 8" draw:style-name="gr29" draw:text-style-name="P73" svg:x1="2.97cm" svg:y1="0.312cm" svg:x2="2.97cm" svg:y2="0.815cm"><text:p/></draw:line></text:p>
      <text:p text:style-name="P14"><text:tab/>-&gt; <text:span text:style-name="T49">List </text:span><text:span text:style-name="T50">Users</text:span><text:span text:style-name="T49"> </text:span><text:span text:style-name="T50">is register user list </text:span><text:span text:style-name="T49">login user is super admin or main admin then it showing all user</text:span><text:span text:style-name="T50">s</text:span><text:span text:style-name="T49"> <text:s/>list and it can me mamget them to add new,edit </text:span><text:span text:style-name="T50">users</text:span><text:span text:style-name="T49"> and delete </text:span><text:span text:style-name="T50">users</text:span><text:span text:style-name="T49">.</text:span></text:p>
      <text:p text:style-name="P20"><draw:custom-shape text:anchor-type="paragraph" draw:z-index="81" draw:name="Shape 90" draw:style-name="gr33" draw:text-style-name="P81" svg:width="19.419cm" svg:height="16.685cm" svg:x="-0.649cm" svg:y="0.275cm"><text:p/><draw:enhanced-geometry svg:viewBox="0 0 21600 21600" draw:type="rectangle" draw:enhanced-path="M 0 0 L 21600 0 21600 21600 0 21600 0 0 Z N"/></draw:custom-shape></text:p>
      <text:p text:style-name="P20"/>
      <text:p text:style-name="P19"/>
      <text:p text:style-name="P12"><draw:custom-shape text:anchor-type="paragraph" draw:z-index="83" draw:name="Shape 94" draw:style-name="gr31" draw:text-style-name="P83" svg:width="2.961cm" svg:height="0.821cm" svg:x="15.152cm" svg:y="0.411cm"><text:p text:style-name="P77"><text:span text:style-name="T82"><text:s text:c="3"/></text:span><text:span text:style-name="T82">Logout</text:span></text:p><draw:enhanced-geometry svg:viewBox="0 0 21600 21600" draw:type="rectangle" draw:enhanced-path="M 0 0 L 21600 0 21600 21600 0 21600 0 0 Z N"/></draw:custom-shape><draw:custom-shape text:anchor-type="paragraph" draw:z-index="82" draw:name="Shape 93" draw:style-name="gr32" draw:text-style-name="P83" svg:width="2.959cm" svg:height="0.819cm" svg:x="11.569cm" svg:y="0.263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draw:custom-shape text:anchor-type="paragraph" draw:z-index="84" draw:name="Shape 92" draw:style-name="gr31" draw:text-style-name="P83" svg:width="2.961cm" svg:height="0.821cm" svg:x="7.892cm" svg:y="0.295cm"><text:p text:style-name="P77"><text:span text:style-name="T82"><text:s text:c="2"/></text:span><text:span text:style-name="T82">Users</text:span><text:span text:style-name="T82"><text:tab/></text:span></text:p><draw:enhanced-geometry svg:viewBox="0 0 21600 21600" draw:type="rectangle" draw:enhanced-path="M 0 0 L 21600 0 21600 21600 0 21600 0 0 Z N"/></draw:custom-shape><draw:custom-shape text:anchor-type="paragraph" draw:z-index="85" draw:name="Shape 95" draw:style-name="gr32" draw:text-style-name="P83" svg:width="2.959cm" svg:height="0.819cm" svg:x="4.32cm" svg:y="0.284cm"><text:p text:style-name="P77"><text:span text:style-name="T82"><text:s text:c="3"/></text:span><text:span text:style-name="T82">Profiles</text:span><text:span text:style-name="T82"><text:tab/></text:span></text:p><draw:enhanced-geometry svg:viewBox="0 0 21600 21600" draw:type="rectangle" draw:enhanced-path="M 0 0 L 21600 0 21600 21600 0 21600 0 0 Z N"/></draw:custom-shape></text:p>
      <text:p text:style-name="P12"/>
      <text:p text:style-name="P12"/>
      <text:p text:style-name="P12"/>
      <text:p text:style-name="P12"><draw:line text:anchor-type="paragraph" draw:z-index="86" draw:name="Line 75" draw:style-name="gr29" draw:text-style-name="P73" svg:x1="-0.649cm" svg:y1="0.077cm" svg:x2="18.898cm" svg:y2="0.051cm"><text:p/></draw:line></text:p>
      <text:p text:style-name="P12"/>
      <text:p text:style-name="P12"/>
      <text:p text:style-name="P12"/>
      <text:p text:style-name="P12"/>
      <text:p text:style-name="P12"><draw:custom-shape text:anchor-type="paragraph" draw:z-index="87" draw:name="Shape 96" draw:style-name="gr44" draw:text-style-name="P82" svg:width="17.569cm" svg:height="8.97cm" svg:x="-0.046cm" svg:y="0.074cm"><text:p/><draw:enhanced-geometry svg:viewBox="0 0 21600 21600" draw:type="rectangle" draw:enhanced-path="M 0 0 L 21600 0 21600 21600 0 21600 0 0 Z N"/></draw:custom-shape><draw:line text:anchor-type="paragraph" draw:z-index="92" draw:name="Horizontal line 17" draw:style-name="gr29" draw:text-style-name="P73" svg:x1="-0.046cm" svg:y1="5.935cm" svg:x2="17.522cm" svg:y2="5.935cm"><text:p/></draw:line><draw:line text:anchor-type="paragraph" draw:z-index="95" draw:name="Line 69" draw:style-name="gr29" draw:text-style-name="P73" svg:x1="1.674cm" svg:y1="0.074cm" svg:x2="1.621cm" svg:y2="8.915cm"><text:p/></draw:line><draw:line text:anchor-type="paragraph" draw:z-index="96" draw:name="Line 76" draw:style-name="gr29" draw:text-style-name="P73" svg:x1="4.008cm" svg:y1="0.074cm" svg:x2="3.955cm" svg:y2="8.915cm"><text:p/></draw:line><draw:line text:anchor-type="paragraph" draw:z-index="97" draw:name="Line 77" draw:style-name="gr29" draw:text-style-name="P73" svg:x1="8.675cm" svg:y1="0.074cm" svg:x2="8.622cm" svg:y2="8.915cm"><text:p/></draw:line><draw:line text:anchor-type="paragraph" draw:z-index="98" draw:name="Line 78" draw:style-name="gr29" draw:text-style-name="P73" svg:x1="12.675cm" svg:y1="0.074cm" svg:x2="12.622cm" svg:y2="8.915cm"><text:p/></draw:line><draw:line text:anchor-type="paragraph" draw:z-index="99" draw:name="Line 79" draw:style-name="gr29" draw:text-style-name="P73" svg:x1="14.676cm" svg:y1="0.074cm" svg:x2="14.623cm" svg:y2="8.915cm"><text:p/></draw:line><draw:line text:anchor-type="paragraph" draw:z-index="100" draw:name="Line 80" draw:style-name="gr29" draw:text-style-name="P73" svg:x1="16.009cm" svg:y1="0.074cm" svg:x2="15.956cm" svg:y2="8.915cm"><text:p/></draw:line></text:p>
      <text:p text:style-name="P12"/>
      <text:p text:style-name="P12"><draw:line text:anchor-type="paragraph" draw:z-index="88" draw:name="Horizontal line 13" draw:style-name="gr29" draw:text-style-name="P73" svg:x1="-0.046cm" svg:y1="0.268cm" svg:x2="17.522cm" svg:y2="0.268cm"><text:p/></draw:line><draw:line text:anchor-type="paragraph" draw:z-index="89" draw:name="Horizontal line 14" draw:style-name="gr29" draw:text-style-name="P73" svg:x1="-0.046cm" svg:y1="1.268cm" svg:x2="17.522cm" svg:y2="1.268cm"><text:p/></draw:line></text:p>
      <text:p text:style-name="P12"/>
      <text:p text:style-name="P12"><draw:line text:anchor-type="paragraph" draw:z-index="90" draw:name="Horizontal line 15" draw:style-name="gr29" draw:text-style-name="P73" svg:x1="-0.046cm" svg:y1="1.268cm" svg:x2="17.522cm" svg:y2="1.268cm"><text:p/></draw:line></text:p>
      <text:p text:style-name="P12"/>
      <text:p text:style-name="P12"><draw:line text:anchor-type="paragraph" draw:z-index="91" draw:name="Horizontal line 16" draw:style-name="gr29" draw:text-style-name="P73" svg:x1="-0.046cm" svg:y1="1.602cm" svg:x2="17.522cm" svg:y2="1.602cm"><text:p/></draw:line></text:p>
      <text:p text:style-name="P12"/>
      <text:p text:style-name="P12"/>
      <text:p text:style-name="P12"/>
      <text:p text:style-name="P12"/>
      <text:p text:style-name="P12"/>
      <text:p text:style-name="P12"><draw:line text:anchor-type="paragraph" draw:z-index="93" draw:name="Horizontal line 18" draw:style-name="gr29" draw:text-style-name="P73" svg:x1="-0.046cm" svg:y1="1.268cm" svg:x2="17.522cm" svg:y2="1.268cm"><text:p/></draw:line><draw:line text:anchor-type="paragraph" draw:z-index="94" draw:name="Horizontal line 19" draw:style-name="gr29" draw:text-style-name="P73" svg:x1="-0.046cm" svg:y1="2.268cm" svg:x2="17.522cm" svg:y2="2.268cm"><text:p/></draw:li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24">7. <text:span text:style-name="T43">Add Category By Admin</text:span></text:p>
      <text:p text:style-name="P24"/>
      <text:p text:style-name="P24"><text:tab/>-&gt; <text:span text:style-name="T51">Add cate</text:span><text:span text:style-name="T53">g</text:span><text:span text:style-name="T51">ory is only access page and add category auth valid user no any one can add category of product .</text:span></text:p>
      <text:p text:style-name="P24"><draw:custom-shape text:anchor-type="paragraph" draw:z-index="114" draw:name="Shape 113" draw:style-name="gr33" draw:text-style-name="P81" svg:width="19.419cm" svg:height="16.685cm" svg:x="-0.887cm" svg:y="0.339cm"><text:p/><draw:enhanced-geometry svg:viewBox="0 0 21600 21600" draw:type="rectangle" draw:enhanced-path="M 0 0 L 21600 0 21600 21600 0 21600 0 0 Z N"/></draw:custom-shape></text:p>
      <text:p text:style-name="P24"/>
      <text:p text:style-name="P24"><draw:custom-shape text:anchor-type="paragraph" draw:z-index="115" draw:name="Shape 115" draw:style-name="gr32" draw:text-style-name="P83" svg:width="2.959cm" svg:height="0.819cm" svg:x="8.474cm" svg:y="0.12cm"><text:p text:style-name="P77"><text:span text:style-name="T82"><text:s text:c="3"/></text:span><text:span text:style-name="T82">Profiles</text:span><text:span text:style-name="T82"><text:tab/></text:span></text:p><draw:enhanced-geometry svg:viewBox="0 0 21600 21600" draw:type="rectangle" draw:enhanced-path="M 0 0 L 21600 0 21600 21600 0 21600 0 0 Z N"/></draw:custom-shape><draw:custom-shape text:anchor-type="paragraph" draw:z-index="116" draw:name="Shape 116" draw:style-name="gr31" draw:text-style-name="P83" svg:width="2.961cm" svg:height="0.821cm" svg:x="11.649cm" svg:y="0.125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draw:custom-shape text:anchor-type="paragraph" draw:z-index="117" draw:name="Shape 117" draw:style-name="gr31" draw:text-style-name="P83" svg:width="2.961cm" svg:height="0.821cm" svg:x="15.005cm" svg:y="0.194cm"><text:p text:style-name="P77"><text:span text:style-name="T82"><text:s text:c="3"/></text:span><text:span text:style-name="T82">Logout</text:span></text:p><draw:enhanced-geometry svg:viewBox="0 0 21600 21600" draw:type="rectangle" draw:enhanced-path="M 0 0 L 21600 0 21600 21600 0 21600 0 0 Z N"/></draw:custom-shape><draw:custom-shape text:anchor-type="paragraph" draw:z-index="118" draw:name="Shape 114" draw:style-name="gr32" draw:text-style-name="P83" svg:width="2.959cm" svg:height="0.819cm" svg:x="8.474cm" svg:y="0.12cm"><text:p text:style-name="P77"><text:span text:style-name="T82"><text:s text:c="3"/></text:span><text:span text:style-name="T82">Profiles</text:span><text:span text:style-name="T82"><text:tab/></text:span></text:p><draw:enhanced-geometry svg:viewBox="0 0 21600 21600" draw:type="rectangle" draw:enhanced-path="M 0 0 L 21600 0 21600 21600 0 21600 0 0 Z N"/></draw:custom-shape><draw:custom-shape text:anchor-type="paragraph" draw:z-index="133" draw:name="Shape 131" draw:style-name="gr32" draw:text-style-name="P83" svg:width="2.959cm" svg:height="0.819cm" svg:x="5.034cm" svg:y="0.099cm"><text:p text:style-name="P77"><text:span text:style-name="T82"><text:s text:c="3"/></text:span><text:span text:style-name="T82">Category</text:span><text:span text:style-name="T82"><text:tab/></text:span></text:p><draw:enhanced-geometry svg:viewBox="0 0 21600 21600" draw:type="rectangle" draw:enhanced-path="M 0 0 L 21600 0 21600 21600 0 21600 0 0 Z N"/></draw:custom-shape></text:p>
      <text:p text:style-name="P24"/>
      <text:p text:style-name="P24"/>
      <text:p text:style-name="P24"/>
      <text:p text:style-name="P24"><draw:line text:anchor-type="paragraph" draw:z-index="119" draw:name="Line 98" draw:style-name="gr29" draw:text-style-name="P73" svg:x1="-1.078cm" svg:y1="0.466cm" svg:x2="18.531cm" svg:y2="0.36cm"><text:p/></draw:line></text:p>
      <text:p text:style-name="P24"/>
      <text:p text:style-name="P24"><draw:custom-shape text:anchor-type="paragraph" draw:z-index="127" draw:name="Shape 125" draw:style-name="gr37" draw:text-style-name="P74" svg:width="4.786cm" svg:height="1.16cm" svg:x="1.473cm" svg:y="0.296cm"><text:p text:style-name="P74"><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8" draw:name="Shape 126" draw:style-name="gr36" draw:text-style-name="P85" svg:width="5.054cm" svg:height="0.953cm" svg:x="7.257cm" svg:y="0.436cm"><text:p text:style-name="P74"><text:s text:c="4"/></text:p><draw:enhanced-geometry svg:viewBox="0 0 21600 21600" draw:type="rectangle" draw:enhanced-path="M 0 0 L 21600 0 21600 21600 0 21600 0 0 Z N"/></draw:custom-shape></text:p>
      <text:p text:style-name="P24"/>
      <text:p text:style-name="P24"/>
      <text:p text:style-name="P24"/>
      <text:p text:style-name="P24"><draw:custom-shape text:anchor-type="paragraph" draw:z-index="120" draw:name="Shape 118" draw:style-name="gr37" draw:text-style-name="P74" svg:width="4.786cm" svg:height="1.16cm" svg:x="1.473cm" svg:y="0.09cm"><text:p text:style-name="P74"><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1" draw:name="Shape 119" draw:style-name="gr36" draw:text-style-name="P85" svg:width="5.054cm" svg:height="0.953cm" svg:x="7.257cm" svg:y="0.208cm"><text:p text:style-name="P74"><text:s text:c="4"/></text:p><draw:enhanced-geometry svg:viewBox="0 0 21600 21600" draw:type="rectangle" draw:enhanced-path="M 0 0 L 21600 0 21600 21600 0 21600 0 0 Z N"/></draw:custom-shape><draw:custom-shape text:anchor-type="paragraph" draw:z-index="129" draw:name="Shape 127" draw:style-name="gr35" draw:text-style-name="P84" svg:width="2.805cm" svg:height="1.033cm" svg:x="12.681cm" svg:y="0.138cm"><text:p text:style-name="P74">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draw:custom-shape text:anchor-type="paragraph" draw:z-index="122" draw:name="Shape 120" draw:style-name="gr37" draw:text-style-name="P74" svg:width="4.786cm" svg:height="1.16cm" svg:x="1.314cm" svg:y="0.386cm"><text:p text:style-name="P74"><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121" draw:style-name="gr40" draw:text-style-name="P87" svg:width="7.414cm" svg:height="2.837cm" svg:x="7.045cm" svg:y="0.349cm"><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draw:custom-shape text:anchor-type="paragraph" draw:z-index="124" draw:name="Shape 122" draw:style-name="gr39" draw:text-style-name="P82" svg:width="7.492cm" svg:height="1.011cm" svg:x="7.123cm" svg:y="0.457cm"><text:p/><draw:enhanced-geometry svg:viewBox="0 0 21600 21600" draw:type="rectangle" draw:enhanced-path="M 0 0 L 21600 0 21600 21600 0 21600 0 0 Z N"/></draw:custom-shape></text:p>
      <text:p text:style-name="P24"><draw:custom-shape text:anchor-type="paragraph" draw:z-index="125" draw:name="Shape 123" draw:style-name="gr38" draw:text-style-name="P86"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6" draw:name="Shape 124" draw:style-name="gr37" draw:text-style-name="P74" svg:width="4.786cm" svg:height="1.16cm" svg:x="1.499cm" svg:y="0.005cm"><text:p text:style-name="P74"><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draw:custom-shape text:anchor-type="paragraph" draw:z-index="130" draw:name="Shape 128" draw:style-name="gr34" draw:text-style-name="P84" svg:width="3.89cm" svg:height="1.059cm" svg:x="5.299cm" svg:y="0.45cm"><text:p text:style-name="P74"><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6">8<text:span text:style-name="T43">.</text:span><text:span text:style-name="T47">Category list</text:span></text:p>
      <text:p text:style-name="P26"/>
      <text:p text:style-name="P26"/>
      <text:p text:style-name="P25">-&gt;<text:span text:style-name="T49">List </text:span><text:span text:style-name="T52">category </text:span><text:span text:style-name="T49"><text:s/></text:span><text:span text:style-name="T50">is </text:span><text:span text:style-name="T52">Add</text:span><text:span text:style-name="T50"> </text:span><text:span text:style-name="T52">category by admin </text:span><text:span text:style-name="T50"><text:s/></text:span><text:span text:style-name="T49">login user is super admin or main admin then it showing all </text:span><text:span text:style-name="T52">cateody</text:span><text:span text:style-name="T49"> <text:s/>list and it can me mamget them to add new,edit </text:span><text:span text:style-name="T52">category</text:span><text:span text:style-name="T49"> and delete </text:span><text:span text:style-name="T52">caetgory.</text:span></text:p>
      <text:p text:style-name="P12"/>
      <text:p text:style-name="P12"/>
      <text:p text:style-name="P12"/>
      <text:p text:style-name="P12"><draw:custom-shape text:anchor-type="paragraph" draw:z-index="131" draw:name="Shape 129" draw:style-name="gr33" draw:text-style-name="P81" svg:width="19.419cm" svg:height="16.685cm" svg:x="-0.649cm" svg:y="0.275cm"><text:p/><draw:enhanced-geometry svg:viewBox="0 0 21600 21600" draw:type="rectangle" draw:enhanced-path="M 0 0 L 21600 0 21600 21600 0 21600 0 0 Z N"/></draw:custom-shape></text:p>
      <text:p text:style-name="P12"><draw:custom-shape text:anchor-type="paragraph" draw:z-index="132" draw:name="Shape 130" draw:style-name="gr32" draw:text-style-name="P83" svg:width="2.959cm" svg:height="0.819cm" svg:x="5.59cm" svg:y="0.459cm"><text:p text:style-name="P77"><text:span text:style-name="T82"><text:s text:c="3"/></text:span><text:span text:style-name="T82">Profiles</text:span><text:span text:style-name="T82"><text:tab/></text:span></text:p><draw:enhanced-geometry svg:viewBox="0 0 21600 21600" draw:type="rectangle" draw:enhanced-path="M 0 0 L 21600 0 21600 21600 0 21600 0 0 Z N"/></draw:custom-shape><draw:custom-shape text:anchor-type="paragraph" draw:z-index="135" draw:name="Shape 133" draw:style-name="gr31" draw:text-style-name="P83" svg:width="2.961cm" svg:height="0.821cm" svg:x="12.337cm" svg:y="0.459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text:p>
      <text:p text:style-name="P12"><draw:custom-shape text:anchor-type="paragraph" draw:z-index="134" draw:name="Shape 132" draw:style-name="gr32" draw:text-style-name="P83" svg:width="2.959cm" svg:height="0.819cm" svg:x="8.924cm" svg:y="0.025cm"><text:p text:style-name="P77"><text:span text:style-name="T82"><text:s text:c="3"/></text:span><text:span text:style-name="T82">Category</text:span><text:span text:style-name="T82"><text:tab/></text:span></text:p><draw:enhanced-geometry svg:viewBox="0 0 21600 21600" draw:type="rectangle" draw:enhanced-path="M 0 0 L 21600 0 21600 21600 0 21600 0 0 Z N"/></draw:custom-shape><draw:custom-shape text:anchor-type="paragraph" draw:z-index="136" draw:name="Shape 134" draw:style-name="gr31" draw:text-style-name="P83" svg:width="2.961cm" svg:height="0.821cm" svg:x="15.614cm" svg:y="0.041cm"><text:p text:style-name="P77"><text:span text:style-name="T82"><text:s text:c="3"/></text:span><text:span text:style-name="T82">Logout</text:span></text:p><draw:enhanced-geometry svg:viewBox="0 0 21600 21600" draw:type="rectangle" draw:enhanced-path="M 0 0 L 21600 0 21600 21600 0 21600 0 0 Z N"/></draw:custom-shape></text:p>
      <text:p text:style-name="P12"/>
      <text:p text:style-name="P12"/>
      <text:p text:style-name="P12"/>
      <text:p text:style-name="P12"/>
      <text:p text:style-name="P12"/>
      <text:p text:style-name="P12"/>
      <text:p text:style-name="P12"/>
      <text:p text:style-name="P12"><draw:custom-shape text:anchor-type="paragraph" draw:z-index="137" draw:name="Shape 135" draw:style-name="gr30" draw:text-style-name="P82" svg:width="17.754cm" svg:height="9.976cm" svg:x="0.51cm" svg:y="0.168cm"><text:p/><draw:enhanced-geometry svg:viewBox="0 0 21600 21600" draw:type="rectangle" draw:enhanced-path="M 0 0 L 21600 0 21600 21600 0 21600 0 0 Z N"/></draw:custom-shape><draw:line text:anchor-type="paragraph" draw:z-index="145" draw:name="Line 106" draw:style-name="gr29" draw:text-style-name="P73" svg:x1="1.859cm" svg:y1="0.3cm" svg:x2="1.885cm" svg:y2="10.01cm"><text:p/></draw:line><draw:line text:anchor-type="paragraph" draw:z-index="146" draw:name="Line 107" draw:style-name="gr29" draw:text-style-name="P73" svg:x1="1.859cm" svg:y1="0.3cm" svg:x2="1.885cm" svg:y2="10.01cm"><text:p/></draw:line><draw:line text:anchor-type="paragraph" draw:z-index="147" draw:name="Line 108" draw:style-name="gr29" draw:text-style-name="P73" svg:x1="3.526cm" svg:y1="0.3cm" svg:x2="3.552cm" svg:y2="10.01cm"><text:p/></draw:line><draw:line text:anchor-type="paragraph" draw:z-index="148" draw:name="Line 109" draw:style-name="gr29" draw:text-style-name="P73" svg:x1="5.526cm" svg:y1="0.3cm" svg:x2="5.552cm" svg:y2="10.01cm"><text:p/></draw:line><draw:line text:anchor-type="paragraph" draw:z-index="149" draw:name="Line 110" draw:style-name="gr29" draw:text-style-name="P73" svg:x1="12.527cm" svg:y1="0.3cm" svg:x2="12.553cm" svg:y2="10.01cm"><text:p/></draw:line><draw:line text:anchor-type="paragraph" draw:z-index="150" draw:name="Line 111" draw:style-name="gr29" draw:text-style-name="P73" svg:x1="15.194cm" svg:y1="0.3cm" svg:x2="15.22cm" svg:y2="10.01cm"><text:p/></draw:line></text:p>
      <text:p text:style-name="P12"/>
      <text:p text:style-name="P12"><draw:line text:anchor-type="paragraph" draw:z-index="138" draw:name="Line 99" draw:style-name="gr29" draw:text-style-name="P73" svg:x1="0.51cm" svg:y1="0.305cm" svg:x2="18.264cm" svg:y2="0.173cm"><text:p/></draw:line><draw:line text:anchor-type="paragraph" draw:z-index="139" draw:name="Line 100" draw:style-name="gr29" draw:text-style-name="P73" svg:x1="0.51cm" svg:y1="1.638cm" svg:x2="18.264cm" svg:y2="1.506cm"><text:p/></draw:line></text:p>
      <text:p text:style-name="P12"/>
      <text:p text:style-name="P12"/>
      <text:p text:style-name="P12"><draw:line text:anchor-type="paragraph" draw:z-index="140" draw:name="Line 101" draw:style-name="gr29" draw:text-style-name="P73" svg:x1="0.51cm" svg:y1="1.305cm" svg:x2="18.264cm" svg:y2="1.173cm"><text:p/></draw:line></text:p>
      <text:p text:style-name="P12"/>
      <text:p text:style-name="P12"><draw:line text:anchor-type="paragraph" draw:z-index="141" draw:name="Line 102" draw:style-name="gr29" draw:text-style-name="P73" svg:x1="0.51cm" svg:y1="1.638cm" svg:x2="18.264cm" svg:y2="1.506cm"><text:p/></draw:line></text:p>
      <text:p text:style-name="P12"/>
      <text:p text:style-name="P12"/>
      <text:p text:style-name="P12"><draw:line text:anchor-type="paragraph" draw:z-index="142" draw:name="Line 103" draw:style-name="gr29" draw:text-style-name="P73" svg:x1="0.51cm" svg:y1="1.638cm" svg:x2="18.264cm" svg:y2="1.506cm"><text:p/></draw:line></text:p>
      <text:p text:style-name="P12"/>
      <text:p text:style-name="P12"/>
      <text:p text:style-name="P12"><draw:line text:anchor-type="paragraph" draw:z-index="143" draw:name="Line 104" draw:style-name="gr29" draw:text-style-name="P73" svg:x1="0.51cm" svg:y1="1.638cm" svg:x2="18.264cm" svg:y2="1.506cm"><text:p/></draw:line></text:p>
      <text:p text:style-name="P12"/>
      <text:p text:style-name="P12"/>
      <text:p text:style-name="P12"><draw:line text:anchor-type="paragraph" draw:z-index="144" draw:name="Line 105" draw:style-name="gr29" draw:text-style-name="P73" svg:x1="0.51cm" svg:y1="1.638cm" svg:x2="18.264cm" svg:y2="1.506cm"><text:p/></draw:li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1">7.<text:span text:style-name="T43">Profile page</text:span></text:p>
      <text:p text:style-name="P60"/>
      <text:p text:style-name="P21"><text:span text:style-name="T43">-&gt; </text:span><text:span text:style-name="T16">profile page showing the register details in paege so user can be <text:s/>manger or change them esaily </text:span></text:p>
      <text:p text:style-name="P12"><draw:custom-shape text:anchor-type="paragraph" draw:z-index="101" draw:name="Shape 97" draw:style-name="gr33" draw:text-style-name="P81" svg:width="19.419cm" svg:height="16.685cm" svg:x="-0.887cm" svg:y="0.339cm"><text:p/><draw:enhanced-geometry svg:viewBox="0 0 21600 21600" draw:type="rectangle" draw:enhanced-path="M 0 0 L 21600 0 21600 21600 0 21600 0 0 Z N"/></draw:custom-shape><text:s text:c="33"/></text:p>
      <text:p text:style-name="P12"/>
      <text:p text:style-name="P12"><draw:custom-shape text:anchor-type="paragraph" draw:z-index="103" draw:name="Shape 99" draw:style-name="gr31" draw:text-style-name="P83" svg:width="2.961cm" svg:height="0.821cm" svg:x="15.311cm" svg:y="0.427cm"><text:p text:style-name="P77"><text:span text:style-name="T82"><text:s text:c="3"/></text:span><text:span text:style-name="T82">Logout</text:span></text:p><draw:enhanced-geometry svg:viewBox="0 0 21600 21600" draw:type="rectangle" draw:enhanced-path="M 0 0 L 21600 0 21600 21600 0 21600 0 0 Z N"/></draw:custom-shape><draw:custom-shape text:anchor-type="paragraph" draw:z-index="102" draw:name="Shape 98" draw:style-name="gr32" draw:text-style-name="P83" svg:width="2.959cm" svg:height="0.819cm" svg:x="8.103cm" svg:y="0.432cm"><text:p text:style-name="P77"><text:span text:style-name="T82"><text:s text:c="3"/></text:span><text:span text:style-name="T82">Profiles</text:span><text:span text:style-name="T82"><text:tab/></text:span></text:p><draw:enhanced-geometry svg:viewBox="0 0 21600 21600" draw:type="rectangle" draw:enhanced-path="M 0 0 L 21600 0 21600 21600 0 21600 0 0 Z N"/></draw:custom-shape><draw:custom-shape text:anchor-type="paragraph" draw:z-index="104" draw:name="Shape 100" draw:style-name="gr32" draw:text-style-name="P83" svg:width="2.959cm" svg:height="0.819cm" svg:x="11.569cm" svg:y="0.411cm"><text:p text:style-name="P77"><text:span text:style-name="T82"><text:s text:c="3"/></text:span><text:span text:style-name="T82">Prouct</text:span><text:span text:style-name="T82"><text:tab/></text:span></text:p><draw:enhanced-geometry svg:viewBox="0 0 21600 21600" draw:type="rectangle" draw:enhanced-path="M 0 0 L 21600 0 21600 21600 0 21600 0 0 Z N"/></draw:custom-shape></text:p>
      <text:p text:style-name="P16"><draw:custom-shape text:anchor-type="paragraph" draw:z-index="105" draw:name="Shape 101" draw:style-name="gr31" draw:text-style-name="P83" svg:width="2.961cm" svg:height="0.821cm" svg:x="4.796cm" svg:y="0.009cm"><text:p text:style-name="P77"><text:span text:style-name="T82"><text:s text:c="2"/></text:span><text:span text:style-name="T82">Users</text:span><text:span text:style-name="T82"><text:tab/></text:span></text:p><draw:enhanced-geometry svg:viewBox="0 0 21600 21600" draw:type="rectangle" draw:enhanced-path="M 0 0 L 21600 0 21600 21600 0 21600 0 0 Z N"/></draw:custom-shape>dfgdfg</text:p>
      <text:p text:style-name="P16"/>
      <text:p text:style-name="P12"><draw:line text:anchor-type="paragraph" draw:z-index="106" draw:name="Line 81" draw:style-name="gr29" draw:text-style-name="P73" svg:x1="-0.887cm" svg:y1="0.187cm" svg:x2="18.532cm" svg:y2="0.081cm"><text:p/></draw:line></text:p>
      <text:p text:style-name="P15"><draw:custom-shape text:anchor-type="paragraph" draw:z-index="107" draw:name="Shape 102" draw:style-name="gr43" draw:text-style-name="P74" svg:width="5.054cm" svg:height="0.953cm" svg:x="1.489cm" svg:y="2.663cm"><text:p text:style-name="P74"><text:s text:c="2"/>Name</text:p><draw:enhanced-geometry svg:viewBox="0 0 21600 21600" draw:type="rectangle" draw:enhanced-path="M 0 0 L 21600 0 21600 21600 0 21600 0 0 Z N"/></draw:custom-shape><draw:custom-shape text:anchor-type="paragraph" draw:z-index="108" draw:name="Shape 103" draw:style-name="gr36" draw:text-style-name="P85" svg:width="5.054cm" svg:height="0.953cm" svg:x="7.336cm" svg:y="2.69cm"><text:p text:style-name="P74"><text:s text:c="4"/>test</text:p><draw:enhanced-geometry svg:viewBox="0 0 21600 21600" draw:type="rectangle" draw:enhanced-path="M 0 0 L 21600 0 21600 21600 0 21600 0 0 Z N"/></draw:custom-shape><draw:custom-shape text:anchor-type="paragraph" draw:z-index="109" draw:name="Shape 104" draw:style-name="gr36" draw:text-style-name="P85" svg:width="5.054cm" svg:height="0.953cm" svg:x="7.415cm" svg:y="4.822cm"><text:p text:style-name="P74"><text:s text:c="3"/>test@gmail.com</text:p><draw:enhanced-geometry svg:viewBox="0 0 21600 21600" draw:type="rectangle" draw:enhanced-path="M 0 0 L 21600 0 21600 21600 0 21600 0 0 Z N"/></draw:custom-shape><draw:custom-shape text:anchor-type="paragraph" draw:z-index="110" draw:name="Shape 107" draw:style-name="gr43" draw:text-style-name="P74" svg:width="5.054cm" svg:height="0.953cm" svg:x="1.621cm" svg:y="4.822cm"><text:p text:style-name="P74"><text:s/>Email</text:p><draw:enhanced-geometry svg:viewBox="0 0 21600 21600" draw:type="rectangle" draw:enhanced-path="M 0 0 L 21600 0 21600 21600 0 21600 0 0 Z N"/></draw:custom-shape><draw:custom-shape text:anchor-type="paragraph" draw:z-index="111" draw:name="Shape 105" draw:style-name="gr42"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2" draw:name="Shape 106" draw:style-name="gr41" draw:text-style-name="P88" svg:width="4.737cm" svg:height="1.086cm" svg:x="4.637cm" svg:y="8.722cm"><text:p text:style-name="P74"><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End.....</text:p>
      <text:p text:style-name="P32"/>
      <text:p text:style-name="P32"/>
      <text:p text:style-name="P32"/>
      <text:p text:style-name="P32"><text:soft-page-break/></text:p>
      <text:p text:style-name="P27">Database Query</text:p>
      <text:p text:style-name="P27"/>
      <text:p text:style-name="P33"><text:span text:style-name="T19"><text:tab/></text:span><text:span text:style-name="T20">1.</text:span></text:p>
      <text:p text:style-name="P33"><text:span text:style-name="T19"><text:tab/><text:tab/> </text:span><text:span text:style-name="T10">CREATE DATABASE </text:span><text:bookmark text:name="docs-internal-guid-066f8c1d-7fff-1086-3638-e2e7fe0baf14"/><text:span text:style-name="T9">demoproject</text:span><text:span text:style-name="T12">;</text:span></text:p>
      <text:p text:style-name="P15"/>
      <text:p text:style-name="P15"/>
      <text:p text:style-name="P28"><text:s text:c="3"/><text:span text:style-name="T54">Table Query</text:span></text:p>
      <text:p text:style-name="P15"><text:tab/></text:p>
      <text:p text:style-name="P34">1) <text:span text:style-name="T21">User_details</text:span></text:p>
      <text:p text:style-name="P34"/>
      <text:p text:style-name="P15"><text:tab/> create table User_details(</text:p>
      <text:p text:style-name="P15"><text:tab/><text:tab/>id INT NOT NULL AUTO_INCREMENT,</text:p>
      <text:p text:style-name="P15"><text:tab/><text:tab/>name VARCHAR(255) NOT NULL,</text:p>
      <text:p text:style-name="P15"><text:tab/><text:tab/>email varchar(255) NOT NULL,</text:p>
      <text:p text:style-name="P15"><text:tab/><text:tab/>password varchar(255) NOT NULL,</text:p>
      <text:p text:style-name="P15"><text:tab/><text:tab/>status enum('Active', 'InActive') NULL,</text:p>
      <text:p text:style-name="P15"><text:tab/><text:tab/>create_at timestamp NOT NULL DEFAULT CURRENT_TIMESTAMP,</text:p>
      <text:p text:style-name="P15"><text:tab/><text:tab/>updated_at TIMESTAMP DEFAULT CURRENT_TIMESTAMP ON UPDATE <text:tab/><text:tab/><text:tab/>CURRENT_TIMESTAMP,</text:p>
      <text:p text:style-name="P15"><text:tab/><text:tab/>PRIMARY KEY ( id )</text:p>
      <text:p text:style-name="P15"><text:tab/><text:tab/>);</text:p>
      <text:p text:style-name="P15"><text:tab/></text:p>
      <text:p text:style-name="P15">ALTER TABLE `users` ADD `auth_token` VARCHAR(250) NULL DEFAULT NULL AFTER `status`;</text:p>
      <text:p text:style-name="P18"><text:span text:style-name="T55">2) <text:s/></text:span><text:span text:style-name="T17">categories</text:span></text:p>
      <text:p text:style-name="P30"/>
      <text:p text:style-name="P15"><text:tab/>create table categories(</text:p>
      <text:p text:style-name="P15"><text:tab/><text:tab/>id INT NOT NULL AUTO_INCREMENT,</text:p>
      <text:p text:style-name="P15"><text:tab/><text:tab/>name VARCHAR(255) NOT NULL,</text:p>
      <text:p text:style-name="P15"><text:tab/><text:tab/>img BLOB NULL,</text:p>
      <text:p text:style-name="P15"><text:tab/><text:tab/>INDEX(name),</text:p>
      <text:p text:style-name="P15"><text:tab/><text:tab/>description MEDIUMTEXT <text:s text:c="2"/>NULL,</text:p>
      <text:p text:style-name="P15"><text:tab/><text:tab/>create_at timestamp NOT NULL DEFAULT CURRENT_TIMESTAMP,</text:p>
      <text:p text:style-name="P15"><text:tab/><text:tab/>updated_at TIMESTAMP DEFAULT CURRENT_TIMESTAMP ON UPDATE <text:tab/><text:tab/><text:tab/>CURRENT_TIMESTAMP,</text:p>
      <text:p text:style-name="P15"><text:tab/><text:tab/>PRIMARY KEY ( id )</text:p>
      <text:p text:style-name="P15"><text:tab/><text:tab/>);</text:p>
      <text:p text:style-name="P15"/>
      <text:p text:style-name="P15">ALTE<text:span text:style-name="T57">R</text:span> <text:s/>TABLE `categories` ADD `user_id` INT(15) NULL DEFAUL <text:s/>NULL AFTER `img`;</text:p>
      <text:p text:style-name="P35">3) <text:s/><text:span text:style-name="T21">products</text:span></text:p>
      <text:p text:style-name="P29"/>
      <text:p text:style-name="P15"><text:tab/>create table products(</text:p>
      <text:p text:style-name="P15"><text:tab/><text:tab/>id INT NOT NULL AUTO_INCREMENT,</text:p>
      <text:p text:style-name="P15"><text:tab/><text:tab/>category_id INT NOT NULL,</text:p>
      <text:p text:style-name="P15"><text:tab/><text:tab/>title VARCHAR(255) NOT NULL,</text:p>
      <text:p text:style-name="P15"><text:tab/><text:tab/>img BLOB DEFAULT NULL,</text:p>
      <text:p text:style-name="P15"><text:tab/><text:tab/>location VARCHAR(255) NULL,</text:p>
      <text:p text:style-name="P17"><text:span text:style-name="T56"><text:tab/><text:tab/>postcode</text:span> VARCHAR(<text:span text:style-name="T56">120</text:span>) NULL,</text:p>
      <text:p text:style-name="P15"><text:tab/><text:tab/>state VARCHAR(255) NULL,</text:p>
      <text:p text:style-name="P15"><text:tab/><text:tab/>city VARCHAR(255) NULL,</text:p>
      <text:p text:style-name="P15"><text:tab/><text:tab/>description TINYTEXT NULL,</text:p>
      <text:p text:style-name="P15"><text:soft-page-break/><text:tab/><text:tab/>address MEDIUMTEXT NULL,</text:p>
      <text:p text:style-name="P15"><text:tab/><text:tab/>status ENUM('Active','InActive'),</text:p>
      <text:p text:style-name="P15"><text:tab/><text:tab/>INDEX(title),</text:p>
      <text:p text:style-name="P15"><text:tab/><text:tab/>create_at timestamp NOT NULL DEFAULT CURRENT_TIMESTAMP,</text:p>
      <text:p text:style-name="P15"><text:tab/><text:tab/>updated_at TIMESTAMP DEFAULT CURRENT_TIMESTAMP ON UPDATE <text:tab/><text:tab/><text:tab/>CURRENT_TIMESTAMP,</text:p>
      <text:p text:style-name="P15"><text:tab/><text:tab/>PRIMARY KEY ( id ),</text:p>
      <text:p text:style-name="P15"><text:tab/><text:tab/>Foreign Key (category_id) REFERENCES categories(id)</text:p>
      <text:p text:style-name="P15"><text:tab/><text:tab/>)ENGINE=InnoDB;</text:p>
      <text:p text:style-name="P15">ALTER TABLE `products` ADD `user_id` INT(15) NULL DEFAULT NULL AFTER `category_id`;</text:p>
      <text:p text:style-name="P15"><text:tab/></text:p>
      <text:p text:style-name="P15"/>
      <text:p text:style-name="P15"/>
      <text:p text:style-name="P36">4) <text:s/><text:span text:style-name="T17">P</text:span><text:span text:style-name="T21">roducts </text:span><text:span text:style-name="T17">full text</text:span></text:p>
      <text:p text:style-name="P15"/>
      <text:p text:style-name="P15"><text:tab/><text:tab/>CREATE FULLTEXT INDEX idprox ON products(title);</text:p>
      <text:p text:style-name="P15"/>
      <text:p text:style-name="P36">5) <text:span text:style-name="T17"><text:s/>C</text:span><text:span text:style-name="T21">ategories </text:span><text:span text:style-name="T17">full text</text:span></text:p>
      <text:p text:style-name="P31"/>
      <text:p text:style-name="P15"><text:s/><text:tab/><text:tab/>CREATE FULLTEXT INDEX idcatx ON categories(name);</text:p>
      <text:p text:style-name="P15"/>
      <text:p text:style-name="P61">6) <text:span text:style-name="T17">Pa</text:span><text:span text:style-name="T22">ss</text:span><text:span text:style-name="T17">word reset tabl</text:span>e</text:p>
      <text:p text:style-name="P61">CREATE TABLE `password_reset_temp` (</text:p>
      <text:p text:style-name="P61"><text:s text:c="2"/>`email` varchar(250) NOT NULL,</text:p>
      <text:p text:style-name="P61"><text:s text:c="2"/>`key` varchar(250) NOT NULL,</text:p>
      <text:p text:style-name="P61"><text:s text:c="2"/>`expDate` datetime NOT NULL</text:p>
      <text:p text:style-name="P61">) ENGINE=InnoDB;</text:p>
      <text:p text:style-name="P15"/>
      <text:p text:style-name="P63">7)<text:span text:style-name="T13"> <text:s text:c="7"/>create table products_ads(</text:span></text:p>
      <text:p text:style-name="P71"><text:tab/><text:tab/>id INT NOT NULL AUTO_INCREMENT,</text:p>
      <text:p text:style-name="P71"><text:tab/><text:tab/>product_id INT NOT NULL,</text:p>
      <text:p text:style-name="P71"><text:tab/><text:tab/>ads_position VARCHAR(255) NOT NULL,</text:p>
      <text:p text:style-name="P71"><text:tab/><text:tab/>sort_number INT(10) NULL,</text:p>
      <text:p text:style-name="P71"><text:s text:c="8"/>start_date timestamp NOT NULL,</text:p>
      <text:p text:style-name="P71"><text:tab/><text:tab/>end_date TIMESTAMP NOT NULL, </text:p>
      <text:p text:style-name="P71"><text:s text:c="8"/>description TINYTEXT NULL,</text:p>
      <text:p text:style-name="P71"><text:tab/><text:tab/>status ENUM('Active','InActive'),</text:p>
      <text:p text:style-name="P71"><text:tab/><text:tab/>create_at timestamp NOT NULL DEFAULT CURRENT_TIMESTAMP,</text:p>
      <text:p text:style-name="P71"><text:tab/><text:tab/>updated_at TIMESTAMP DEFAULT CURRENT_TIMESTAMP ON UPDATE CURRENT_TIMESTAMP,</text:p>
      <text:p text:style-name="P71"><text:tab/><text:tab/>PRIMARY KEY ( id ),</text:p>
      <text:p text:style-name="P71"><text:tab/><text:tab/>Foreign Key (product_id) REFERENCES products(id)</text:p>
      <text:p text:style-name="P71"><text:tab/><text:tab/>)ENGINE=InnoDB;</text:p>
      <text:p text:style-name="P71"/>
      <text:p text:style-name="P72"/>
      <text:p text:style-name="P72"/>
      <text:p text:style-name="P72"/>
      <text:p text:style-name="P72"/>
      <text:p text:style-name="P72"/>
      <text:p text:style-name="P72"/>
      <text:p text:style-name="P72"/>
      <text:p text:style-name="P72"/>
      <text:p text:style-name="P72"><text:soft-page-break/></text:p>
      <text:p text:style-name="P72">8)</text:p>
      <text:p text:style-name="P72"><text:s/>create table products_comments(</text:p>
      <text:p text:style-name="P72"><text:tab/><text:tab/>id INT NOT NULL AUTO_INCREMENT,</text:p>
      <text:p text:style-name="P72"><text:tab/><text:tab/>product_id INT NOT NULL,</text:p>
      <text:p text:style-name="P72"><text:tab/><text:tab/>comments TINYTEXT NULL,</text:p>
      <text:p text:style-name="P72"><text:tab/><text:tab/>create_at timestamp NOT NULL DEFAULT CURRENT_TIMESTAMP,</text:p>
      <text:p text:style-name="P72"><text:tab/><text:tab/>updated_at TIMESTAMP DEFAULT CURRENT_TIMESTAMP ON UPDATE CURRENT_TIMESTAMP,</text:p>
      <text:p text:style-name="P72"><text:tab/><text:tab/>PRIMARY KEY ( id ),</text:p>
      <text:p text:style-name="P72"><text:tab/><text:tab/>Foreign Key (product_id) REFERENCES products(id)</text:p>
      <text:p text:style-name="P72"><text:tab/><text:tab/>)ENGINE=InnoDB;</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monospace" svg:font-family="monospace"/>
    <style:font-face style:name="monospace1"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IN"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2-01T17:59:28.651045356</dc:date>
    <meta:editing-duration>PT10H18M50S</meta:editing-duration>
    <meta:editing-cycles>284</meta:editing-cycles>
    <meta:generator>LibreOffice/7.3.7.2$Linux_X86_64 LibreOffice_project/30$Build-2</meta:generator>
    <meta:document-statistic meta:table-count="0" meta:image-count="0" meta:object-count="0" meta:page-count="20" meta:paragraph-count="182" meta:word-count="732" meta:character-count="7004" meta:non-whitespace-character-count="4029"/>
  </office:meta>
</office:document-meta>
</file>